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9" style:family="table">
      <style:table-properties style:width="6.6847in" fo:margin-left="0.0063in" fo:margin-right="0.0021in" table:align="margins" style:may-break-between-rows="false" style:writing-mode="lr-tb"/>
    </style:style>
    <style:style style:name="t29.A" style:family="table-column">
      <style:table-column-properties style:column-width="0.8007in" style:rel-column-width="7849*"/>
    </style:style>
    <style:style style:name="t29.B" style:family="table-column">
      <style:table-column-properties style:column-width="0.5056in" style:rel-column-width="4956*"/>
    </style:style>
    <style:style style:name="t29.C" style:family="table-column">
      <style:table-column-properties style:column-width="0.5146in" style:rel-column-width="5044*"/>
    </style:style>
    <style:style style:name="t29.H" style:family="table-column">
      <style:table-column-properties style:column-width="0.7in" style:rel-column-width="6862*"/>
    </style:style>
    <style:style style:name="t29.K" style:family="table-column">
      <style:table-column-properties style:column-width="0.7063in" style:rel-column-width="6924*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in" fo:border-left="0.0007in solid #000000" fo:border-right="none" fo:border-top="none" fo:border-bottom="0.0007in solid #000000"/>
    </style:style>
    <style:style style:name="t29.4" style:family="table-row">
      <style:table-row-properties style:min-row-height="0.3125in"/>
    </style:style>
    <style:style style:name="t2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8" style:family="table">
      <style:table-properties style:width="6.6833in" fo:margin-left="0in" fo:margin-right="0.0097in" table:align="margins" style:may-break-between-rows="false" style:writing-mode="lr-tb"/>
    </style:style>
    <style:style style:name="t28.A" style:family="table-column">
      <style:table-column-properties style:column-width="2.2583in" style:rel-column-width="22144*"/>
    </style:style>
    <style:style style:name="t28.B" style:family="table-column">
      <style:table-column-properties style:column-width="0.7236in" style:rel-column-width="7095*"/>
    </style:style>
    <style:style style:name="t28.C" style:family="table-column">
      <style:table-column-properties style:column-width="0.9257in" style:rel-column-width="9077*"/>
    </style:style>
    <style:style style:name="t28.F" style:family="table-column">
      <style:table-column-properties style:column-width="0.9243in" style:rel-column-width="9065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194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194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2833in"/>
    </style:style>
    <style:style style:name="t27.B" style:family="table-column">
      <style:table-column-properties style:column-width="0.8118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194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194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1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3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6" style:family="paragraph" style:parent-style-name="Standard">
      <style:paragraph-properties style:snap-to-layout-grid="false"/>
    </style:style>
    <style:style style:name="P37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8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5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5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Standard">
      <style:paragraph-properties fo:margin-top="0.102in" fo:margin-bottom="0in"/>
      <style:text-properties style:font-name="Arial"/>
    </style:style>
    <style:style style:name="P6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1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use-window-font-color="true" style:font-name="Arial" fo:font-size="10pt" fo:language="ru" fo:country="RU" fo:font-weight="bold" style:font-size-asian="10pt" style:font-weight-asian="bold" style:font-size-complex="10pt" style:font-weight-complex="bold"/>
    </style:style>
    <style:style style:name="P73" style:family="paragraph" style:parent-style-name="Heading_20_2">
      <style:text-properties style:font-name="Arial" fo:font-size="10pt" style:font-size-asian="10pt" style:font-size-complex="10pt"/>
    </style:style>
    <style:style style:name="P74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5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style-asian="italic" style:font-name-complex="Symbol" style:font-style-complex="italic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solid" style:text-underline-width="auto" style:text-underline-color="font-color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9" style:family="text">
      <style:text-properties fo:language="en" fo:country="US" style:text-underline-style="solid" style:text-underline-width="auto" style:text-underline-color="font-color" style:font-name-complex="Symbol1"/>
    </style:style>
    <style:style style:name="T20" style:family="text">
      <style:text-properties fo:language="en" fo:country="US" style:text-underline-style="solid" style:text-underline-width="auto" style:text-underline-color="font-color" style:font-name-complex="Symbol"/>
    </style:style>
    <style:style style:name="T21" style:family="text">
      <style:text-properties fo:language="en" fo:country="US" style:font-weight-complex="bold"/>
    </style:style>
    <style:style style:name="T22" style:family="text">
      <style:text-properties fo:language="en" fo:country="US" style:font-name-asian="Symbol" style:font-name-complex="Symbol" style:font-weight-complex="bold"/>
    </style:style>
    <style:style style:name="T23" style:family="text">
      <style:text-properties fo:language="en" fo:country="US" style:font-name-complex="Symbol"/>
    </style:style>
    <style:style style:name="T24" style:family="text">
      <style:text-properties fo:language="en" fo:country="US" style:font-name-complex="Symbol" style:font-weight-complex="bold"/>
    </style:style>
    <style:style style:name="T25" style:family="text">
      <style:text-properties fo:language="en" fo:country="US" style:font-name-complex="Arial"/>
    </style:style>
    <style:style style:name="T26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7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8" style:family="text">
      <style:text-properties fo:language="en" fo:country="US" style:font-name-complex="Symbol1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2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3" style:family="text">
      <style:text-properties style:text-position="super 58%"/>
    </style:style>
    <style:style style:name="T34" style:family="text">
      <style:text-properties style:text-position="super 58%" style:text-underline-style="none"/>
    </style:style>
    <style:style style:name="T35" style:family="text">
      <style:text-properties style:text-position="super 58%" fo:language="en" fo:country="US"/>
    </style:style>
    <style:style style:name="T36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text-position="super 58%" fo:language="en" fo:country="US" fo:font-style="italic" style:font-style-asian="italic" style:font-style-complex="italic"/>
    </style:style>
    <style:style style:name="T38" style:family="text">
      <style:text-properties style:text-position="super 58%" fo:font-style="italic" style:font-style-asian="italic" style:font-style-complex="italic"/>
    </style:style>
    <style:style style:name="T39" style:family="text">
      <style:text-properties style:text-position="super 58%" style:text-underline-style="solid" style:text-underline-width="auto" style:text-underline-color="font-color"/>
    </style:style>
    <style:style style:name="T40" style:family="text">
      <style:text-properties style:text-position="super 58%" style:font-name="Arial" fo:font-size="9pt" style:font-size-asian="9pt" style:font-size-complex="9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name-complex="Symbol" style:font-style-complex="italic"/>
    </style:style>
    <style:style style:name="T43" style:family="text">
      <style:text-properties style:text-position="sub 58%"/>
    </style:style>
    <style:style style:name="T44" style:family="text">
      <style:text-properties style:text-position="sub 58%" fo:language="en" fo:country="US"/>
    </style:style>
    <style:style style:name="T45" style:family="text">
      <style:text-properties style:text-position="sub 58%" fo:language="en" fo:country="US" fo:font-style="italic" style:font-style-asian="italic" style:font-style-complex="italic"/>
    </style:style>
    <style:style style:name="T4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7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8" style:family="text">
      <style:text-properties style:text-position="sub 58%" fo:font-style="italic" style:font-style-asian="italic" style:font-style-complex="italic"/>
    </style:style>
    <style:style style:name="T49" style:family="text">
      <style:text-properties style:text-position="sub 58%" fo:font-style="italic" style:font-style-asian="italic" style:font-name-complex="Symbol" style:font-style-complex="italic"/>
    </style:style>
    <style:style style:name="T50" style:family="text">
      <style:text-properties style:text-position="sub 58%" fo:language="ru" fo:country="RU" fo:font-style="normal" style:font-style-asian="normal" style:font-style-complex="normal"/>
    </style:style>
    <style:style style:name="T51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2" style:family="text">
      <style:text-properties style:text-position="sub 58%" style:font-name="Arial" fo:font-size="9pt" fo:font-style="italic" style:font-size-asian="9pt" style:font-style-asian="italic" style:font-size-complex="9pt" style:font-style-complex="italic"/>
    </style:style>
    <style:style style:name="T53" style:family="text">
      <style:text-properties style:text-position="sub 58%" style:font-name="Arial" fo:font-size="9pt" fo:language="en" fo:country="US" fo:font-style="italic" style:font-size-asian="9pt" style:font-style-asian="italic" style:font-size-complex="9pt" style:font-style-complex="italic"/>
    </style:style>
    <style:style style:name="T54" style:family="text">
      <style:text-properties fo:language="ru" fo:country="RU"/>
    </style:style>
    <style:style style:name="T55" style:family="text">
      <style:text-properties fo:language="ru" fo:country="RU" fo:font-style="italic" style:font-style-asian="italic" style:font-name-complex="Tahoma" style:font-style-complex="italic"/>
    </style:style>
    <style:style style:name="T56" style:family="text">
      <style:text-properties fo:language="ru" fo:country="RU" fo:font-style="italic" style:font-style-asian="italic" style:font-style-complex="italic"/>
    </style:style>
    <style:style style:name="T57" style:family="text">
      <style:text-properties style:text-position="0% 100%"/>
    </style:style>
    <style:style style:name="T58" style:family="text">
      <style:text-properties style:text-position="0% 100%" style:font-name-asian="Times New Roman" style:font-name-complex="Times New Roman"/>
    </style:style>
    <style:style style:name="T59" style:family="text">
      <style:text-properties style:text-position="0% 100%" style:text-underline-style="none"/>
    </style:style>
    <style:style style:name="T60" style:family="text">
      <style:text-properties style:text-position="0% 100%" fo:language="en" fo:country="US"/>
    </style:style>
    <style:style style:name="T6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4" style:family="text">
      <style:text-properties style:text-position="0% 100%" fo:language="en" fo:country="US" fo:font-style="italic" style:font-style-asian="italic" style:font-style-complex="italic"/>
    </style:style>
    <style:style style:name="T65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6" style:family="text">
      <style:text-properties style:text-position="0% 100%" fo:language="en" fo:country="US" fo:font-style="normal" style:font-style-asian="normal" style:font-style-complex="normal"/>
    </style:style>
    <style:style style:name="T67" style:family="text">
      <style:text-properties style:text-position="0% 100%" fo:language="en" fo:country="US" style:font-name-complex="Symbol"/>
    </style:style>
    <style:style style:name="T68" style:family="text">
      <style:text-properties style:text-position="0% 100%" fo:language="ru" fo:country="RU" fo:font-style="normal" style:font-style-asian="normal" style:font-style-complex="normal"/>
    </style:style>
    <style:style style:name="T69" style:family="text">
      <style:text-properties style:text-position="0% 100%" fo:font-style="normal" style:font-style-asian="normal" style:font-style-complex="normal"/>
    </style:style>
    <style:style style:name="T70" style:family="text">
      <style:text-properties style:text-position="0% 100%" fo:font-style="italic" style:font-style-asian="italic" style:font-name-complex="Symbol" style:font-style-complex="italic"/>
    </style:style>
    <style:style style:name="T71" style:family="text">
      <style:text-properties style:font-name-complex="Tahoma"/>
    </style:style>
    <style:style style:name="T72" style:family="text">
      <style:text-properties style:use-window-font-color="true"/>
    </style:style>
    <style:style style:name="T7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6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7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8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7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2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5" style:family="text">
      <style:text-properties style:use-window-font-color="true" style:text-position="super 58%"/>
    </style:style>
    <style:style style:name="T8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8" style:family="text">
      <style:text-properties style:use-window-font-color="true" style:text-position="super 58%" fo:language="en" fo:country="US" style:font-name-complex="Times New Roman"/>
    </style:style>
    <style:style style:name="T89" style:family="text">
      <style:text-properties style:use-window-font-color="true" style:text-position="super 58%" style:text-underline-style="solid" style:text-underline-width="auto" style:text-underline-color="font-color"/>
    </style:style>
    <style:style style:name="T90" style:family="text">
      <style:text-properties style:use-window-font-color="true" style:text-position="0% 100%"/>
    </style:style>
    <style:style style:name="T91" style:family="text">
      <style:text-properties style:use-window-font-color="true" style:text-position="0% 100%" fo:language="en" fo:country="US"/>
    </style:style>
    <style:style style:name="T92" style:family="text">
      <style:text-properties style:use-window-font-color="true" style:text-position="0% 100%" fo:language="en" fo:country="US" style:font-name-asian="Symbol" style:font-name-complex="Symbol"/>
    </style:style>
    <style:style style:name="T93" style:family="text">
      <style:text-properties style:use-window-font-color="true" style:text-position="0% 100%" fo:language="en" fo:country="US" style:font-name-complex="Times New Roman"/>
    </style:style>
    <style:style style:name="T94" style:family="text">
      <style:text-properties style:use-window-font-color="true" style:text-position="0% 100%" fo:language="en" fo:country="US" style:font-name-complex="Symbol"/>
    </style:style>
    <style:style style:name="T95" style:family="text">
      <style:text-properties style:use-window-font-color="true" style:text-underline-style="solid" style:text-underline-width="auto" style:text-underline-color="font-color"/>
    </style:style>
    <style:style style:name="T96" style:family="text">
      <style:text-properties style:use-window-font-color="true" fo:language="en" fo:country="US"/>
    </style:style>
    <style:style style:name="T97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98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99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00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01" style:family="text">
      <style:text-properties style:use-window-font-color="true" fo:language="en" fo:country="US" style:font-name-complex="Symbol"/>
    </style:style>
    <style:style style:name="T102" style:family="text">
      <style:text-properties style:font-name-asian="Times New Roman" style:font-name-complex="Times New Roman"/>
    </style:style>
    <style:style style:name="T103" style:family="text">
      <style:text-properties style:font-name-complex="Symbol"/>
    </style:style>
    <style:style style:name="T104" style:family="text">
      <style:text-properties style:font-name-complex="Arial"/>
    </style:style>
    <style:style style:name="T105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6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07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0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10" style:family="text">
      <style:text-properties fo:font-size="10pt" fo:language="en" fo:country="US" style:font-size-asian="10pt" style:font-name-complex="Arial"/>
    </style:style>
    <style:style style:name="T111" style:family="text">
      <style:text-properties fo:font-size="10pt" fo:language="en" fo:country="US" style:font-size-asian="10pt" style:font-name-complex="Arial" style:font-size-complex="10pt"/>
    </style:style>
    <style:style style:name="T112" style:family="text">
      <style:text-properties fo:font-size="10pt" fo:language="en" fo:country="US" style:text-underline-style="none" fo:font-weight="bold" style:font-size-asian="10pt" style:font-name-complex="Arial"/>
    </style:style>
    <style:style style:name="T113" style:family="text">
      <style:text-properties fo:font-size="10pt" style:font-size-asian="10pt" style:font-name-complex="Arial"/>
    </style:style>
    <style:style style:name="T114" style:family="text">
      <style:text-properties fo:font-size="10pt" style:font-size-asian="10pt" style:font-name-complex="Arial" style:font-size-complex="10pt"/>
    </style:style>
    <style:style style:name="T115" style:family="text">
      <style:text-properties style:font-name-complex="Times New Roman"/>
    </style:style>
    <style:style style:name="T116" style:family="text">
      <style:text-properties style:font-weight-complex="bold"/>
    </style:style>
    <style:style style:name="T117" style:family="text">
      <style:text-properties fo:font-weight="normal" style:font-name-asian="Arial" style:font-weight-asian="normal" style:font-name-complex="Arial" style:font-weight-complex="normal"/>
    </style:style>
    <style:style style:name="T118" style:family="text">
      <style:text-properties fo:color="#ff6600" fo:language="en" fo:country="US" style:text-underline-style="solid" style:text-underline-width="auto" style:text-underline-color="font-color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CALIBRATION CERTIFICATE</text:p>
      <text:p text:style-name="P11"/>
      <text:p text:style-name="P16"><text:span text:style-name="T110">Type: </text:span><text:span text:style-name="T107">Radiation monitor AT1117M</text:span><text:span text:style-name="T112"><text:tab/></text:span><text:span text:style-name="T110">Date of calibration: </text:span><text:span text:style-name="T109">$date</text:span></text:p>
      <text:p text:style-name="P30"/>
      <text:p text:style-name="P68"><text:span text:style-name="T110">SN</text:span><text:span text:style-name="T113">: </text:span><text:span text:style-name="T108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8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8">PU detector</text:span>: 1.0 <text:span text:style-name="T23">µ</text:span><text:span text:style-name="T8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8">PU detector</text:span>: 1.0 <text:span text:style-name="T23">µ</text:span><text:span text:style-name="T8">Sv/h</text:span> – <text:span text:style-name="T8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4">PU-2 detector: 1.0 µSv/h – 100.0 mSv/h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4">PU-2 detector: 1.0 µSv/h – 10.0 mSv/h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8">PU-4 detector</text:span>: <text:span text:style-name="T8">0</text:span>.<text:span text:style-name="T8">3</text:span> µSv/h – <text:span text:style-name="T8">0</text:span>.<text:span text:style-name="T8">1</text:span> Sv/h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14">PU-5 detector: 1.0 µSv/h – 100.0 m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8">BDKG-01</text:span>: <text:span text:style-name="T8">0</text:span>.<text:span text:style-name="T8">1</text:span> µ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8">BDKG</text:span><text:span text:style-name="T54">-03</text:span>: <text:span text:style-name="T8">30</text:span>.0 <text:span text:style-name="T5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8">BDKG</text:span><text:span text:style-name="T54">-0</text:span><text:span text:style-name="T8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8">BDKG</text:span><text:span text:style-name="T54">-0</text:span><text:span text:style-name="T8">5</text:span>: <text:span text:style-name="T8">30</text:span>.0 <text:span text:style-name="T5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8">BDKG</text:span><text:span text:style-name="T54">-</text:span><text:span text:style-name="T8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8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8">BDKG</text:span><text:span text:style-name="T54">-</text:span><text:span text:style-name="T8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8">BDKG</text:span><text:span text:style-name="T54">-</text:span><text:span text:style-name="T8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1"><text:span text:style-name="T8">BDKR-01: 0.05 </text:span><text:span text:style-name="T8">m</text:span><text:span text:style-name="T8">Sv/h – 100 </text:span><text:span text:style-name="T8">m</text:span><text:span text:style-name="T8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21">BDPS-02: </text:span><text:span text:style-name="T22">γ</text:span><text:span text:style-name="T21"> 0.10 </text:span><text:span text:style-name="T24">µ</text:span><text:span text:style-name="T21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9"><text:span text:style-name="T8">Flux density</text:span> <text:span text:style-name="T8">measurement limits of </text:span>α <text:span text:style-name="T8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1"><text:span text:style-name="T8">BDPA</text:span>-01: <text:span text:style-name="T23">α</text:span> 0.1 – 10<text:span text:style-name="T33">5</text:span> <text:span text:style-name="T8">min</text:span><text:span text:style-name="T33">-1</text:span><text:span text:style-name="T23">⋅ c</text:span><text:span text:style-name="T8">m</text:span><text:span text:style-name="T33">-2</text:span><text:span text:style-name="T57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4"><text:span text:style-name="T97">BDPA</text:span><text:span text:style-name="T72">-02: </text:span><text:span text:style-name="T98">α</text:span><text:span text:style-name="T95"> 0.05 <text:s/>– 5</text:span><text:span text:style-name="T98">⋅</text:span><text:span text:style-name="T95">10</text:span><text:span text:style-name="T89">4</text:span><text:span text:style-name="T7"> </text:span><text:span text:style-name="T97">min</text:span><text:span text:style-name="T89">-1</text:span><text:span text:style-name="T98">⋅c</text:span><text:span text:style-name="T97">m </text:span><text:span text:style-name="T89">-2</text:span><text:span text:style-name="T95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2"><text:span text:style-name="T13">BDPA</text:span>-0<text:span text:style-name="T8">3</text:span>: <text:span text:style-name="T20">α</text:span><text:span text:style-name="T7"> 0.05 <text:s/>– </text:span><text:span text:style-name="T13">2</text:span><text:span text:style-name="T20">⋅</text:span><text:span text:style-name="T7">10</text:span><text:span text:style-name="T39">4</text:span><text:span text:style-name="T7"> </text:span><text:span text:style-name="T13">min</text:span><text:span text:style-name="T39">-1</text:span><text:span text:style-name="T20">⋅c</text:span><text:span text:style-name="T13">m </text:span><text:span text:style-name="T39">-2</text:span><text:span text:style-name="T7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96">BDPS</text:span>-02: <text:span text:style-name="T28">α</text:span> 2.4 – 10<text:span text:style-name="T33">6</text:span> <text:span text:style-name="T96">min</text:span><text:span text:style-name="T33">-1</text:span><text:span text:style-name="T28">⋅</text:span><text:span text:style-name="T101">c</text:span><text:span text:style-name="T96">m</text:span><text:span text:style-name="T3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9"><text:span text:style-name="T8">Flux density</text:span> <text:span text:style-name="T8">measurement limits of β</text:span> <text:span text:style-name="T8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1"><text:span text:style-name="T8">BDPB</text:span>-01: <text:span text:style-name="T23">β</text:span> 1 –5<text:span text:style-name="T23">⋅</text:span>10<text:span text:style-name="T33">5</text:span> <text:span text:style-name="T8">min</text:span><text:span text:style-name="T33">-1</text:span><text:span text:style-name="T23">⋅c</text:span><text:span text:style-name="T8">m</text:span><text:span text:style-name="T3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5"><text:span text:style-name="T96">BDPB</text:span><text:span text:style-name="T72">-02: </text:span><text:span text:style-name="T101">β </text:span><text:span text:style-name="T90">0.5 <text:s/>– 1.5</text:span><text:span text:style-name="T94">⋅</text:span><text:span text:style-name="T90">10</text:span><text:span text:style-name="T85">5</text:span><text:span text:style-name="T57"> </text:span><text:span text:style-name="T91">min</text:span><text:span text:style-name="T85">-1</text:span><text:span text:style-name="T94">⋅c</text:span><text:span text:style-name="T91">m</text:span><text:span text:style-name="T85">-2</text:span><text:span text:style-name="T90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1"><text:span text:style-name="T8">BDPB</text:span>-0<text:span text:style-name="T8">3</text:span>: <text:span text:style-name="T23">β </text:span><text:span text:style-name="T57">0.5 <text:s/>– </text:span><text:span text:style-name="T60">0</text:span><text:span text:style-name="T57">.5</text:span><text:span text:style-name="T67">⋅</text:span><text:span text:style-name="T57">10</text:span><text:span text:style-name="T33">5</text:span><text:span text:style-name="T57"> </text:span><text:span text:style-name="T60">min</text:span><text:span text:style-name="T33">-1</text:span><text:span text:style-name="T67">⋅c</text:span><text:span text:style-name="T60">m</text:span><text:span text:style-name="T33">-2</text:span><text:span text:style-name="T57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96">BDPS</text:span>-0<text:span text:style-name="T8">2</text:span>: <text:span text:style-name="T28">β</text:span> 6.0 – 10<text:span text:style-name="T33">6</text:span> <text:span text:style-name="T96">min</text:span><text:span text:style-name="T33">-1</text:span><text:span text:style-name="T28">⋅</text:span><text:span text:style-name="T101">c</text:span><text:span text:style-name="T96">m</text:span><text:span text:style-name="T34">-2</text:span><text:span text:style-name="T59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9"><text:span text:style-name="T8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1"><text:span text:style-name="T8">BDKN</text:span><text:span text:style-name="T54">-01</text:span>: 0.1 – 10<text:span text:style-name="T33">4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31"><text:span text:style-name="T8">BDKN</text:span><text:span text:style-name="T54">-0</text:span><text:span text:style-name="T8">5</text:span>: 0.1 – <text:span text:style-name="T8">2</text:span><text:span text:style-name="T67">⋅</text:span>10<text:span text:style-name="T35">3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9"><text:span text:style-name="T8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1"><text:span text:style-name="T8">BDKN</text:span>-03: 0.1 <text:span text:style-name="T8">m</text:span><text:span text:style-name="T8">Sv/h</text:span> – 10.0 <text:span text:style-name="T21">mSv/h</text:span>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31"><text:span text:style-name="T8">BDKN</text:span>-0<text:span text:style-name="T8">6</text:span>: 0.1 <text:span text:style-name="T8">mSv/h</text:span> – <text:span text:style-name="T8">3</text:span>0.0 <text:span text:style-name="T21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8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1"><text:span text:style-name="T8">BDKG</text:span><text:span text:style-name="T54">-</text:span><text:span text:style-name="T8">30</text:span>: 0.0<text:span text:style-name="T8">2</text:span> <text:span text:style-name="T116">µ</text:span>Gy/h – <text:span text:style-name="T8">1</text:span> mGy/h;</text:p>
          </table:table-cell>
        </table:table-row>
      </table:table>
      <text:p text:style-name="P10"><text:span text:style-name="T31">03: ± 20 %</text:span><text:span text:style-name="T32">БД</text:span></text:p>
      <text:p text:style-name="P10"><text:span text:style-name="T111">Measurement error</text:span><text:span text:style-name="T114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8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8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8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8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8">PU-4</text:span>: ± 20 %;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12"><text:span text:style-name="T8">PU-5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8">BDKG-01</text:span>: ± <text:span text:style-name="T8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8">BDKG</text:span><text:span text:style-name="T5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8">BDKG</text:span><text:span text:style-name="T54">-0</text:span><text:span text:style-name="T8">4</text:span>: ± <text:span text:style-name="T8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8">BDKG</text:span><text:span text:style-name="T54">-0</text:span><text:span text:style-name="T8">5</text:span>: ± <text:span text:style-name="T8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8">BDKG</text:span><text:span text:style-name="T54">-</text:span><text:span text:style-name="T8">11</text:span>: ± <text:span text:style-name="T8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8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8">BDKG</text:span><text:span text:style-name="T54">-</text:span><text:span text:style-name="T8">24</text:span>: ± <text:span text:style-name="T8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1"><text:span text:style-name="T8">BDKG</text:span><text:span text:style-name="T54">-</text:span><text:span text:style-name="T8">30</text:span>: ± <text:span text:style-name="T8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12"><text:span text:style-name="T8">BDKG</text:span><text:span text:style-name="T54">-</text:span><text:span text:style-name="T8">32</text:span>: ± <text:span text:style-name="T8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1"><text:span text:style-name="T8">BDKN</text:span><text:span text:style-name="T54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1"><text:span text:style-name="T8">BDKN</text:span>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31"><text:span text:style-name="T8">BDKN</text:span>-0<text:span text:style-name="T8">5</text:span>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31"><text:span text:style-name="T8">BDKN</text:span>-0<text:span text:style-name="T8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1"><text:span text:style-name="T8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2"><text:span text:style-name="T13">BDPA</text:span><text:span text:style-name="T7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3"><text:span text:style-name="T13">BDPA</text:span><text:span text:style-name="T7">-0</text:span><text:span text:style-name="T13">3</text:span><text:span text:style-name="T7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1"><text:span text:style-name="T8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1"><text:span text:style-name="T8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1"><text:span text:style-name="T8">BDPB</text:span>-0<text:span text:style-name="T8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1"><text:span text:style-name="T8">BDKR</text:span><text:span text:style-name="T54">-01</text:span>: ± <text:span text:style-name="T8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3" text:outline-level="2"><text:span text:style-name="T115">BDPS-02: </text:span><text:span text:style-name="T15">α </text:span><text:span text:style-name="T16">2,4 – 30 min</text:span><text:span text:style-name="T36">-1</text:span><text:span text:style-name="T15">⋅ </text:span><text:span text:style-name="T16">sm</text:span><text:span text:style-name="T36">- 2 <text:s/></text:span><text:span text:style-name="T61">–</text:span><text:span text:style-name="T36"> <text:s/></text:span><text:span text:style-name="T62">± 30 %</text:span></text:h>
            <text:p text:style-name="P37"><text:span text:style-name="T63">α </text:span><text:span text:style-name="T61">30 <text:s/>– <text:s text:c="2"/>10</text:span><text:span text:style-name="T36">6</text:span><text:span text:style-name="T61"> min</text:span><text:span text:style-name="T36">-1</text:span><text:span text:style-name="T63">⋅ </text:span><text:span text:style-name="T61">sm</text:span><text:span text:style-name="T36">- 2 <text:s/></text:span><text:span text:style-name="T61">–</text:span><text:span text:style-name="T36"> <text:s/></text:span><text:span text:style-name="T62">± 20 %</text:span></text:p>
            <text:list xml:id="list4344150845146264596" text:style-name="WW8Num2">
              <text:list-item>
                <text:p text:style-name="P71"><text:span text:style-name="T17">β</text:span><text:span text:style-name="T18"> </text:span><text:span text:style-name="T16">6 – 10</text:span><text:span text:style-name="T36">6</text:span><text:span text:style-name="T16"> min</text:span><text:span text:style-name="T36">-1</text:span><text:span text:style-name="T15">⋅</text:span><text:span text:style-name="T16"> sm</text:span><text:span text:style-name="T36">- 2 <text:s text:c="2"/></text:span><text:span text:style-name="T61">–</text:span><text:span text:style-name="T36"> <text:s/></text:span><text:span text:style-name="T62">± 20 %</text:span></text:p>
              </text:list-item>
            </text:list>
            <text:h text:style-name="P74" text:outline-level="2"><text:span text:style-name="T92">γ </text:span><text:span text:style-name="T93">0.10 </text:span><text:span text:style-name="T94">µ</text:span><text:span text:style-name="T93">Sv/h – 30 mSv/h</text:span><text:span text:style-name="T88"> <text:s/></text:span><text:span text:style-name="T93">–</text:span><text:span text:style-name="T88"> <text:s/></text:span><text:span text:style-name="T93">± 20 %</text:span></text:h>
          </table:table-cell>
        </table:table-row>
      </table:table>
      <text:p text:style-name="P5"/>
      <text:p text:style-name="P13">Operating conditions:</text:p>
      <text:p text:style-name="P69"><text:span text:style-name="T25">- Air temperature<text:tab/></text:span><text:span text:style-name="T104"><text:tab/><text:tab/><text:tab/><text:tab/>+</text:span><text:span text:style-name="T25">$temp</text:span><text:span text:style-name="T104"> °</text:span><text:span text:style-name="T25">C</text:span></text:p>
      <text:p text:style-name="P69"><text:span text:style-name="T25">- Atmospheric pressure<text:tab/></text:span><text:span text:style-name="T25"><text:tab/><text:tab/><text:tab/>98,5 kPa</text:span></text:p>
      <text:p text:style-name="P69"><text:span text:style-name="T25">- Relative humidity<text:tab/><text:tab/></text:span><text:span text:style-name="T25"><text:tab/><text:tab/>$vlag %</text:span></text:p>
      <text:p text:style-name="P70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40"><text:span text:style-name="T27">Calibration means</text:span><text:span text:style-name="T117">: 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41">- $eng_facility_110;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1">- <text:span text:style-name="T8">$eng_facility_130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1">- <text:span text:style-name="T8">$eng_facility_140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1">- $eng_facility_alpha;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1"><text:span text:style-name="T54">- </text:span><text:span text:style-name="T26">$eng_facility_beta;</text:span></text:p>
          </table:table-cell>
        </table:table-row>
      </table:table>
      <text:p text:style-name="P15"/>
      <text:p text:style-name="P17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2"><text:span text:style-name="T105">PU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6.B2" table:number-rows-spanned="3" office:value-type="string">
            <text:p text:style-name="P59">Radia-tion source <text:s/>number</text:p>
          </table:table-cell>
          <table:table-cell table:style-name="t16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1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6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6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1">H</text:span><text:span text:style-name="T43">1</text:span></text:p>
          </table:table-cell>
          <table:table-cell table:style-name="t16.D3" office:value-type="string">
            <text:p text:style-name="P8"><text:span text:style-name="T9">H</text:span><text:span text:style-name="T43">2</text:span></text:p>
          </table:table-cell>
          <table:table-cell table:style-name="t1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0"><text:span text:style-name="T8">20</text:span> <text:span text:style-name="T54">µ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1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6.A5" office:value-type="string">
            <text:p text:style-name="P20">7<text:span text:style-name="T8">0</text:span> <text:span text:style-name="T54">µ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1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20"><text:span text:style-name="T8">0,</text:span>7 <text:span text:style-name="T54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1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20">7 <text:span text:style-name="T54">mSv/h</text:span>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1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2"><text:span text:style-name="T105">PU-2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7.B2" table:number-rows-spanned="3" office:value-type="string">
            <text:p text:style-name="P59">Radia-tion source <text:s/>number</text:p>
          </table:table-cell>
          <table:table-cell table:style-name="t17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1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7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7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1">H</text:span><text:span text:style-name="T43">1</text:span></text:p>
          </table:table-cell>
          <table:table-cell table:style-name="t17.D3" office:value-type="string">
            <text:p text:style-name="P8"><text:span text:style-name="T9">H</text:span><text:span text:style-name="T43">2</text:span></text:p>
          </table:table-cell>
          <table:table-cell table:style-name="t1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0"><text:span text:style-name="T8">20</text:span> <text:span text:style-name="T54">µ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1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7.A5" office:value-type="string">
            <text:p text:style-name="P20">7<text:span text:style-name="T8">0</text:span> <text:span text:style-name="T54">µ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1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20"><text:span text:style-name="T8">0,</text:span>7 <text:span text:style-name="T54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1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20">7 <text:span text:style-name="T54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1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2"><text:span text:style-name="T105">PU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3.B2" table:number-rows-spanned="3" office:value-type="string">
            <text:p text:style-name="P59">Radia-tion source <text:s/>number</text:p>
          </table:table-cell>
          <table:table-cell table:style-name="t23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2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3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3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1">H</text:span><text:span text:style-name="T43">1</text:span></text:p>
          </table:table-cell>
          <table:table-cell table:style-name="t23.D3" office:value-type="string">
            <text:p text:style-name="P8"><text:span text:style-name="T9">H</text:span><text:span text:style-name="T43">2</text:span></text:p>
          </table:table-cell>
          <table:table-cell table:style-name="t2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20"><text:span text:style-name="T8">20</text:span> <text:span text:style-name="T54">µSv/h</text:span></text:p>
          </table:table-cell>
          <table:table-cell table:style-name="t23.B5" office:value-type="string">
            <text:p text:style-name="P21">$23-30</text:p>
          </table:table-cell>
          <table:table-cell table:style-name="t23.B5" office:value-type="string">
            <text:p text:style-name="P21">$23-40</text:p>
          </table:table-cell>
          <table:table-cell table:style-name="t23.B5" office:value-type="string">
            <text:p text:style-name="P21">$23-50</text:p>
          </table:table-cell>
          <table:table-cell table:style-name="t23.B5" office:value-type="string">
            <text:p text:style-name="P21">$23-60</text:p>
          </table:table-cell>
          <table:table-cell table:style-name="t23.B5" office:value-type="string">
            <text:p text:style-name="P21">$23-70</text:p>
          </table:table-cell>
          <table:table-cell table:style-name="t23.B5" office:value-type="string">
            <text:p text:style-name="P21">$23-80</text:p>
          </table:table-cell>
          <table:table-cell table:style-name="t23.B5" office:value-type="string">
            <text:p text:style-name="P21">$23-00</text:p>
          </table:table-cell>
          <table:table-cell table:style-name="t23.B5" office:value-type="string">
            <text:p text:style-name="P21">$23-10</text:p>
          </table:table-cell>
          <table:table-cell table:style-name="t23.B5" office:value-type="string">
            <text:p text:style-name="P21">$23-20</text:p>
          </table:table-cell>
          <table:table-cell table:style-name="t23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3.A5" office:value-type="string">
            <text:p text:style-name="P20">7<text:span text:style-name="T8">0</text:span> <text:span text:style-name="T54">µSv/h</text:span></text:p>
          </table:table-cell>
          <table:table-cell table:style-name="t23.B5" office:value-type="string">
            <text:p text:style-name="P21">$23-31</text:p>
          </table:table-cell>
          <table:table-cell table:style-name="t23.B5" office:value-type="string">
            <text:p text:style-name="P21">$23-41</text:p>
          </table:table-cell>
          <table:table-cell table:style-name="t23.B5" office:value-type="string">
            <text:p text:style-name="P21">$23-51</text:p>
          </table:table-cell>
          <table:table-cell table:style-name="t23.B5" office:value-type="string">
            <text:p text:style-name="P21">$23-61</text:p>
          </table:table-cell>
          <table:table-cell table:style-name="t23.B5" office:value-type="string">
            <text:p text:style-name="P21">$23-71</text:p>
          </table:table-cell>
          <table:table-cell table:style-name="t23.B5" office:value-type="string">
            <text:p text:style-name="P21">$23-81</text:p>
          </table:table-cell>
          <table:table-cell table:style-name="t23.B5" office:value-type="string">
            <text:p text:style-name="P21">$23-01</text:p>
          </table:table-cell>
          <table:table-cell table:style-name="t23.B5" office:value-type="string">
            <text:p text:style-name="P21">$23-11</text:p>
          </table:table-cell>
          <table:table-cell table:style-name="t23.B5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20"><text:span text:style-name="T8">0,</text:span>7 <text:span text:style-name="T54">mSv/h</text:span></text:p>
          </table:table-cell>
          <table:table-cell table:style-name="t23.B5" office:value-type="string">
            <text:p text:style-name="P21">$23-32</text:p>
          </table:table-cell>
          <table:table-cell table:style-name="t23.B5" office:value-type="string">
            <text:p text:style-name="P21">$23-42</text:p>
          </table:table-cell>
          <table:table-cell table:style-name="t23.B5" office:value-type="string">
            <text:p text:style-name="P21">$23-52</text:p>
          </table:table-cell>
          <table:table-cell table:style-name="t23.B5" office:value-type="string">
            <text:p text:style-name="P21">$23-62</text:p>
          </table:table-cell>
          <table:table-cell table:style-name="t23.B5" office:value-type="string">
            <text:p text:style-name="P21">$23-72</text:p>
          </table:table-cell>
          <table:table-cell table:style-name="t23.B5" office:value-type="string">
            <text:p text:style-name="P21">$23-82</text:p>
          </table:table-cell>
          <table:table-cell table:style-name="t23.B5" office:value-type="string">
            <text:p text:style-name="P21">$23-02</text:p>
          </table:table-cell>
          <table:table-cell table:style-name="t23.B5" office:value-type="string">
            <text:p text:style-name="P21">$23-12</text:p>
          </table:table-cell>
          <table:table-cell table:style-name="t23.B5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20">7 <text:span text:style-name="T54">mSv/h</text:span></text:p>
          </table:table-cell>
          <table:table-cell table:style-name="t23.B5" office:value-type="string">
            <text:p text:style-name="P21">$23-33</text:p>
          </table:table-cell>
          <table:table-cell table:style-name="t23.B5" office:value-type="string">
            <text:p text:style-name="P21">$23-43</text:p>
          </table:table-cell>
          <table:table-cell table:style-name="t23.B5" office:value-type="string">
            <text:p text:style-name="P21">$23-53</text:p>
          </table:table-cell>
          <table:table-cell table:style-name="t23.B5" office:value-type="string">
            <text:p text:style-name="P21">$23-63</text:p>
          </table:table-cell>
          <table:table-cell table:style-name="t23.B5" office:value-type="string">
            <text:p text:style-name="P21">$23-73</text:p>
          </table:table-cell>
          <table:table-cell table:style-name="t23.B5" office:value-type="string">
            <text:p text:style-name="P21">$23-83</text:p>
          </table:table-cell>
          <table:table-cell table:style-name="t23.B5" office:value-type="string">
            <text:p text:style-name="P21">$23-03</text:p>
          </table:table-cell>
          <table:table-cell table:style-name="t23.B5" office:value-type="string">
            <text:p text:style-name="P21">$23-13</text:p>
          </table:table-cell>
          <table:table-cell table:style-name="t23.B5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20"><text:span text:style-name="T8">70</text:span> <text:span text:style-name="T54">mSv/h</text:span>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0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2"><text:span text:style-name="T105">PU-2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4.B2" table:number-rows-spanned="3" office:value-type="string">
            <text:p text:style-name="P59">Radia-tion source <text:s/>number</text:p>
          </table:table-cell>
          <table:table-cell table:style-name="t24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2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4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4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1">H</text:span><text:span text:style-name="T43">1</text:span></text:p>
          </table:table-cell>
          <table:table-cell table:style-name="t24.D3" office:value-type="string">
            <text:p text:style-name="P8"><text:span text:style-name="T9">H</text:span><text:span text:style-name="T43">2</text:span></text:p>
          </table:table-cell>
          <table:table-cell table:style-name="t2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20"><text:span text:style-name="T8">20</text:span> <text:span text:style-name="T54">µSv/h</text:span></text:p>
          </table:table-cell>
          <table:table-cell table:style-name="t24.B5" office:value-type="string">
            <text:p text:style-name="P21">$24-30</text:p>
          </table:table-cell>
          <table:table-cell table:style-name="t24.B5" office:value-type="string">
            <text:p text:style-name="P21">$24-40</text:p>
          </table:table-cell>
          <table:table-cell table:style-name="t24.B5" office:value-type="string">
            <text:p text:style-name="P21">$24-50</text:p>
          </table:table-cell>
          <table:table-cell table:style-name="t24.B5" office:value-type="string">
            <text:p text:style-name="P21">$24-60</text:p>
          </table:table-cell>
          <table:table-cell table:style-name="t24.B5" office:value-type="string">
            <text:p text:style-name="P21">$24-70</text:p>
          </table:table-cell>
          <table:table-cell table:style-name="t24.B5" office:value-type="string">
            <text:p text:style-name="P21">$24-80</text:p>
          </table:table-cell>
          <table:table-cell table:style-name="t24.B5" office:value-type="string">
            <text:p text:style-name="P21">$24-00</text:p>
          </table:table-cell>
          <table:table-cell table:style-name="t24.B5" office:value-type="string">
            <text:p text:style-name="P21">$24-10</text:p>
          </table:table-cell>
          <table:table-cell table:style-name="t24.B5" office:value-type="string">
            <text:p text:style-name="P21">$24-20</text:p>
          </table:table-cell>
          <table:table-cell table:style-name="t24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4.A5" office:value-type="string">
            <text:p text:style-name="P20">7<text:span text:style-name="T8">0</text:span> <text:span text:style-name="T54">µSv/h</text:span></text:p>
          </table:table-cell>
          <table:table-cell table:style-name="t24.B5" office:value-type="string">
            <text:p text:style-name="P21">$24-31</text:p>
          </table:table-cell>
          <table:table-cell table:style-name="t24.B5" office:value-type="string">
            <text:p text:style-name="P21">$24-41</text:p>
          </table:table-cell>
          <table:table-cell table:style-name="t24.B5" office:value-type="string">
            <text:p text:style-name="P21">$24-51</text:p>
          </table:table-cell>
          <table:table-cell table:style-name="t24.B5" office:value-type="string">
            <text:p text:style-name="P21">$24-61</text:p>
          </table:table-cell>
          <table:table-cell table:style-name="t24.B5" office:value-type="string">
            <text:p text:style-name="P21">$24-71</text:p>
          </table:table-cell>
          <table:table-cell table:style-name="t24.B5" office:value-type="string">
            <text:p text:style-name="P21">$24-81</text:p>
          </table:table-cell>
          <table:table-cell table:style-name="t24.B5" office:value-type="string">
            <text:p text:style-name="P21">$24-01</text:p>
          </table:table-cell>
          <table:table-cell table:style-name="t24.B5" office:value-type="string">
            <text:p text:style-name="P21">$24-11</text:p>
          </table:table-cell>
          <table:table-cell table:style-name="t24.B5" office:value-type="string">
            <text:p text:style-name="P21">$24-21</text:p>
          </table:table-cell>
          <table:covered-table-cell/>
        </table:table-row>
        <table:table-row>
          <table:table-cell table:style-name="t24.A5" office:value-type="string">
            <text:p text:style-name="P20"><text:span text:style-name="T8">0,</text:span>7 <text:span text:style-name="T54">mSv/h</text:span></text:p>
          </table:table-cell>
          <table:table-cell table:style-name="t24.B5" office:value-type="string">
            <text:p text:style-name="P21">$24-32</text:p>
          </table:table-cell>
          <table:table-cell table:style-name="t24.B5" office:value-type="string">
            <text:p text:style-name="P21">$24-42</text:p>
          </table:table-cell>
          <table:table-cell table:style-name="t24.B5" office:value-type="string">
            <text:p text:style-name="P21">$24-52</text:p>
          </table:table-cell>
          <table:table-cell table:style-name="t24.B5" office:value-type="string">
            <text:p text:style-name="P21">$24-62</text:p>
          </table:table-cell>
          <table:table-cell table:style-name="t24.B5" office:value-type="string">
            <text:p text:style-name="P21">$24-72</text:p>
          </table:table-cell>
          <table:table-cell table:style-name="t24.B5" office:value-type="string">
            <text:p text:style-name="P21">$24-82</text:p>
          </table:table-cell>
          <table:table-cell table:style-name="t24.B5" office:value-type="string">
            <text:p text:style-name="P21">$24-02</text:p>
          </table:table-cell>
          <table:table-cell table:style-name="t24.B5" office:value-type="string">
            <text:p text:style-name="P21">$24-12</text:p>
          </table:table-cell>
          <table:table-cell table:style-name="t24.B5" office:value-type="string">
            <text:p text:style-name="P21">$24-22</text:p>
          </table:table-cell>
          <table:covered-table-cell/>
        </table:table-row>
        <table:table-row>
          <table:table-cell table:style-name="t24.A5" office:value-type="string">
            <text:p text:style-name="P20">7 <text:span text:style-name="T54">mSv/h</text:span></text:p>
          </table:table-cell>
          <table:table-cell table:style-name="t24.B5" office:value-type="string">
            <text:p text:style-name="P21">$24-33</text:p>
          </table:table-cell>
          <table:table-cell table:style-name="t24.B5" office:value-type="string">
            <text:p text:style-name="P21">$24-43</text:p>
          </table:table-cell>
          <table:table-cell table:style-name="t24.B5" office:value-type="string">
            <text:p text:style-name="P21">$24-53</text:p>
          </table:table-cell>
          <table:table-cell table:style-name="t24.B5" office:value-type="string">
            <text:p text:style-name="P21">$24-63</text:p>
          </table:table-cell>
          <table:table-cell table:style-name="t24.B5" office:value-type="string">
            <text:p text:style-name="P21">$24-73</text:p>
          </table:table-cell>
          <table:table-cell table:style-name="t24.B5" office:value-type="string">
            <text:p text:style-name="P21">$24-83</text:p>
          </table:table-cell>
          <table:table-cell table:style-name="t24.B5" office:value-type="string">
            <text:p text:style-name="P21">$24-03</text:p>
          </table:table-cell>
          <table:table-cell table:style-name="t24.B5" office:value-type="string">
            <text:p text:style-name="P21">$24-13</text:p>
          </table:table-cell>
          <table:table-cell table:style-name="t24.B5" office:value-type="string">
            <text:p text:style-name="P21">$24-23</text:p>
          </table:table-cell>
          <table:covered-table-cell/>
        </table:table-row>
        <table:table-row>
          <table:table-cell table:style-name="t24.A9" office:value-type="string">
            <text:p text:style-name="P20"><text:span text:style-name="T8">70</text:span> <text:span text:style-name="T54">mSv/h</text:span></text:p>
          </table:table-cell>
          <table:table-cell table:style-name="t24.B9" office:value-type="string">
            <text:p text:style-name="P21">$24-34</text:p>
          </table:table-cell>
          <table:table-cell table:style-name="t24.B9" office:value-type="string">
            <text:p text:style-name="P21">$24-44</text:p>
          </table:table-cell>
          <table:table-cell table:style-name="t24.B9" office:value-type="string">
            <text:p text:style-name="P21">$24-54</text:p>
          </table:table-cell>
          <table:table-cell table:style-name="t24.B9" office:value-type="string">
            <text:p text:style-name="P21">$24-64</text:p>
          </table:table-cell>
          <table:table-cell table:style-name="t24.B9" office:value-type="string">
            <text:p text:style-name="P21">$24-74</text:p>
          </table:table-cell>
          <table:table-cell table:style-name="t24.B9" office:value-type="string">
            <text:p text:style-name="P21">$24-84</text:p>
          </table:table-cell>
          <table:table-cell table:style-name="t24.B9" office:value-type="string">
            <text:p text:style-name="P21">$24-04</text:p>
          </table:table-cell>
          <table:table-cell table:style-name="t24.B9" office:value-type="string">
            <text:p text:style-name="P21">$24-14</text:p>
          </table:table-cell>
          <table:table-cell table:style-name="t24.B9" office:value-type="string">
            <text:p text:style-name="P2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2"><text:span text:style-name="T105">PU-4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8.B2" table:number-rows-spanned="3" office:value-type="string">
            <text:p text:style-name="P59">Radia-tion source <text:s/>number</text:p>
          </table:table-cell>
          <table:table-cell table:style-name="t18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18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8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8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1">H</text:span><text:span text:style-name="T43">1</text:span></text:p>
          </table:table-cell>
          <table:table-cell table:style-name="t18.D3" office:value-type="string">
            <text:p text:style-name="P8"><text:span text:style-name="T9">H</text:span><text:span text:style-name="T43">2</text:span></text:p>
          </table:table-cell>
          <table:table-cell table:style-name="t1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0">7<text:span text:style-name="T8">0</text:span> <text:span text:style-name="T54">µSv/h</text:span></text:p>
          </table:table-cell>
          <table:table-cell table:style-name="t18.B5" office:value-type="string">
            <text:p text:style-name="P21">$18-30</text:p>
          </table:table-cell>
          <table:table-cell table:style-name="t18.B5" office:value-type="string">
            <text:p text:style-name="P21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21">$18-60</text:p>
          </table:table-cell>
          <table:table-cell table:style-name="t18.B5" office:value-type="string">
            <text:p text:style-name="P21">$18-70</text:p>
          </table:table-cell>
          <table:table-cell table:style-name="t18.B5" office:value-type="string">
            <text:p text:style-name="P21">$18-80</text:p>
          </table:table-cell>
          <table:table-cell table:style-name="t18.B5" office:value-type="string">
            <text:p text:style-name="P21">$18-00</text:p>
          </table:table-cell>
          <table:table-cell table:style-name="t18.B5" office:value-type="string">
            <text:p text:style-name="P21">$18-10</text:p>
          </table:table-cell>
          <table:table-cell table:style-name="t18.B5" office:value-type="string">
            <text:p text:style-name="P21">$18-20</text:p>
          </table:table-cell>
          <table:table-cell table:style-name="t18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8.A5" office:value-type="string">
            <text:p text:style-name="P20"><text:span text:style-name="T8">0,</text:span>7 <text:span text:style-name="T54">mSv/h</text:span></text:p>
          </table:table-cell>
          <table:table-cell table:style-name="t18.B5" office:value-type="string">
            <text:p text:style-name="P21">$18-31</text:p>
          </table:table-cell>
          <table:table-cell table:style-name="t18.B5" office:value-type="string">
            <text:p text:style-name="P21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21">$18-61</text:p>
          </table:table-cell>
          <table:table-cell table:style-name="t18.B5" office:value-type="string">
            <text:p text:style-name="P21">$18-71</text:p>
          </table:table-cell>
          <table:table-cell table:style-name="t18.B5" office:value-type="string">
            <text:p text:style-name="P21">$18-81</text:p>
          </table:table-cell>
          <table:table-cell table:style-name="t18.B5" office:value-type="string">
            <text:p text:style-name="P21">$18-01</text:p>
          </table:table-cell>
          <table:table-cell table:style-name="t18.B5" office:value-type="string">
            <text:p text:style-name="P21">$18-11</text:p>
          </table:table-cell>
          <table:table-cell table:style-name="t18.B5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20">7 <text:span text:style-name="T54">mSv/h</text:span></text:p>
          </table:table-cell>
          <table:table-cell table:style-name="t18.B5" office:value-type="string">
            <text:p text:style-name="P21">$18-32</text:p>
          </table:table-cell>
          <table:table-cell table:style-name="t18.B5" office:value-type="string">
            <text:p text:style-name="P21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21">$18-62</text:p>
          </table:table-cell>
          <table:table-cell table:style-name="t18.B5" office:value-type="string">
            <text:p text:style-name="P21">$18-72</text:p>
          </table:table-cell>
          <table:table-cell table:style-name="t18.B5" office:value-type="string">
            <text:p text:style-name="P21">$18-82</text:p>
          </table:table-cell>
          <table:table-cell table:style-name="t18.B5" office:value-type="string">
            <text:p text:style-name="P21">$18-02</text:p>
          </table:table-cell>
          <table:table-cell table:style-name="t18.B5" office:value-type="string">
            <text:p text:style-name="P21">$18-12</text:p>
          </table:table-cell>
          <table:table-cell table:style-name="t18.B5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20"><text:span text:style-name="T8">70</text:span> <text:span text:style-name="T54">mSv/h</text:span>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1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/>
        <table:table-column table:style-name="t29.C" table:number-columns-repeated="5"/>
        <table:table-column table:style-name="t29.H" table:number-columns-repeated="3"/>
        <table:table-column table:style-name="t29.K"/>
        <text:soft-page-break/>
        <table:table-row table:style-name="t29.1">
          <table:table-cell table:style-name="t29.A1" table:number-columns-spanned="11" office:value-type="string">
            <text:p text:style-name="P42"><text:span text:style-name="T105">PU-5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9.B2" table:number-rows-spanned="3" office:value-type="string">
            <text:p text:style-name="P59">Radia-tion source <text:s/>number</text:p>
          </table:table-cell>
          <table:table-cell table:style-name="t29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2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9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9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9"><text:span text:style-name="T41">H</text:span><text:span text:style-name="T43">1</text:span></text:p>
          </table:table-cell>
          <table:table-cell table:style-name="t29.D3" office:value-type="string">
            <text:p text:style-name="P8"><text:span text:style-name="T9">H</text:span><text:span text:style-name="T43">2</text:span></text:p>
          </table:table-cell>
          <table:table-cell table:style-name="t2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9.A5" office:value-type="string">
            <text:p text:style-name="P20"><text:span text:style-name="T8">20</text:span> <text:span text:style-name="T54">µSv/h</text:span></text:p>
          </table:table-cell>
          <table:table-cell table:style-name="t29.B5" office:value-type="string">
            <text:p text:style-name="P21">$29-30</text:p>
          </table:table-cell>
          <table:table-cell table:style-name="t29.B5" office:value-type="string">
            <text:p text:style-name="P21">$29-40</text:p>
          </table:table-cell>
          <table:table-cell table:style-name="t29.B5" office:value-type="string">
            <text:p text:style-name="P21">$29-50</text:p>
          </table:table-cell>
          <table:table-cell table:style-name="t29.B5" office:value-type="string">
            <text:p text:style-name="P21">$29-60</text:p>
          </table:table-cell>
          <table:table-cell table:style-name="t29.B5" office:value-type="string">
            <text:p text:style-name="P21">$29-70</text:p>
          </table:table-cell>
          <table:table-cell table:style-name="t29.B5" office:value-type="string">
            <text:p text:style-name="P21">$29-80</text:p>
          </table:table-cell>
          <table:table-cell table:style-name="t29.B5" office:value-type="string">
            <text:p text:style-name="P21">$29-00</text:p>
          </table:table-cell>
          <table:table-cell table:style-name="t29.B5" office:value-type="string">
            <text:p text:style-name="P21">$29-10</text:p>
          </table:table-cell>
          <table:table-cell table:style-name="t29.B5" office:value-type="string">
            <text:p text:style-name="P21">$29-20</text:p>
          </table:table-cell>
          <table:table-cell table:style-name="t29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9.A5" office:value-type="string">
            <text:p text:style-name="P20">7<text:span text:style-name="T8">0</text:span> <text:span text:style-name="T54">µSv/h</text:span></text:p>
          </table:table-cell>
          <table:table-cell table:style-name="t29.B5" office:value-type="string">
            <text:p text:style-name="P21">$29-31</text:p>
          </table:table-cell>
          <table:table-cell table:style-name="t29.B5" office:value-type="string">
            <text:p text:style-name="P21">$29-41</text:p>
          </table:table-cell>
          <table:table-cell table:style-name="t29.B5" office:value-type="string">
            <text:p text:style-name="P21">$29-51</text:p>
          </table:table-cell>
          <table:table-cell table:style-name="t29.B5" office:value-type="string">
            <text:p text:style-name="P21">$29-61</text:p>
          </table:table-cell>
          <table:table-cell table:style-name="t29.B5" office:value-type="string">
            <text:p text:style-name="P21">$29-71</text:p>
          </table:table-cell>
          <table:table-cell table:style-name="t29.B5" office:value-type="string">
            <text:p text:style-name="P21">$29-81</text:p>
          </table:table-cell>
          <table:table-cell table:style-name="t29.B5" office:value-type="string">
            <text:p text:style-name="P21">$29-01</text:p>
          </table:table-cell>
          <table:table-cell table:style-name="t29.B5" office:value-type="string">
            <text:p text:style-name="P21">$29-11</text:p>
          </table:table-cell>
          <table:table-cell table:style-name="t29.B5" office:value-type="string">
            <text:p text:style-name="P21">$29-21</text:p>
          </table:table-cell>
          <table:covered-table-cell/>
        </table:table-row>
        <table:table-row>
          <table:table-cell table:style-name="t29.A5" office:value-type="string">
            <text:p text:style-name="P20"><text:span text:style-name="T8">0,</text:span>7 <text:span text:style-name="T54">mSv/h</text:span></text:p>
          </table:table-cell>
          <table:table-cell table:style-name="t29.B5" office:value-type="string">
            <text:p text:style-name="P21">$29-32</text:p>
          </table:table-cell>
          <table:table-cell table:style-name="t29.B5" office:value-type="string">
            <text:p text:style-name="P21">$29-42</text:p>
          </table:table-cell>
          <table:table-cell table:style-name="t29.B5" office:value-type="string">
            <text:p text:style-name="P21">$29-52</text:p>
          </table:table-cell>
          <table:table-cell table:style-name="t29.B5" office:value-type="string">
            <text:p text:style-name="P21">$29-62</text:p>
          </table:table-cell>
          <table:table-cell table:style-name="t29.B5" office:value-type="string">
            <text:p text:style-name="P21">$29-72</text:p>
          </table:table-cell>
          <table:table-cell table:style-name="t29.B5" office:value-type="string">
            <text:p text:style-name="P21">$29-82</text:p>
          </table:table-cell>
          <table:table-cell table:style-name="t29.B5" office:value-type="string">
            <text:p text:style-name="P21">$29-02</text:p>
          </table:table-cell>
          <table:table-cell table:style-name="t29.B5" office:value-type="string">
            <text:p text:style-name="P21">$29-12</text:p>
          </table:table-cell>
          <table:table-cell table:style-name="t29.B5" office:value-type="string">
            <text:p text:style-name="P21">$29-22</text:p>
          </table:table-cell>
          <table:covered-table-cell/>
        </table:table-row>
        <table:table-row>
          <table:table-cell table:style-name="t29.A5" office:value-type="string">
            <text:p text:style-name="P20">7 <text:span text:style-name="T54">mSv/h</text:span></text:p>
          </table:table-cell>
          <table:table-cell table:style-name="t29.B5" office:value-type="string">
            <text:p text:style-name="P21">$29-33</text:p>
          </table:table-cell>
          <table:table-cell table:style-name="t29.B5" office:value-type="string">
            <text:p text:style-name="P21">$29-43</text:p>
          </table:table-cell>
          <table:table-cell table:style-name="t29.B5" office:value-type="string">
            <text:p text:style-name="P21">$29-53</text:p>
          </table:table-cell>
          <table:table-cell table:style-name="t29.B5" office:value-type="string">
            <text:p text:style-name="P21">$29-63</text:p>
          </table:table-cell>
          <table:table-cell table:style-name="t29.B5" office:value-type="string">
            <text:p text:style-name="P21">$29-73</text:p>
          </table:table-cell>
          <table:table-cell table:style-name="t29.B5" office:value-type="string">
            <text:p text:style-name="P21">$29-83</text:p>
          </table:table-cell>
          <table:table-cell table:style-name="t29.B5" office:value-type="string">
            <text:p text:style-name="P21">$29-03</text:p>
          </table:table-cell>
          <table:table-cell table:style-name="t29.B5" office:value-type="string">
            <text:p text:style-name="P21">$29-13</text:p>
          </table:table-cell>
          <table:table-cell table:style-name="t29.B5" office:value-type="string">
            <text:p text:style-name="P21">$29-23</text:p>
          </table:table-cell>
          <table:covered-table-cell/>
        </table:table-row>
        <table:table-row>
          <table:table-cell table:style-name="t29.A9" office:value-type="string">
            <text:p text:style-name="P20"><text:span text:style-name="T8">70</text:span> <text:span text:style-name="T54">mSv/h</text:span></text:p>
          </table:table-cell>
          <table:table-cell table:style-name="t29.B9" office:value-type="string">
            <text:p text:style-name="P21">$29-34</text:p>
          </table:table-cell>
          <table:table-cell table:style-name="t29.B9" office:value-type="string">
            <text:p text:style-name="P21">$29-44</text:p>
          </table:table-cell>
          <table:table-cell table:style-name="t29.B9" office:value-type="string">
            <text:p text:style-name="P21">$29-54</text:p>
          </table:table-cell>
          <table:table-cell table:style-name="t29.B9" office:value-type="string">
            <text:p text:style-name="P21">$29-64</text:p>
          </table:table-cell>
          <table:table-cell table:style-name="t29.B9" office:value-type="string">
            <text:p text:style-name="P21">$29-74</text:p>
          </table:table-cell>
          <table:table-cell table:style-name="t29.B9" office:value-type="string">
            <text:p text:style-name="P21">$29-84</text:p>
          </table:table-cell>
          <table:table-cell table:style-name="t29.B9" office:value-type="string">
            <text:p text:style-name="P21">$29-04</text:p>
          </table:table-cell>
          <table:table-cell table:style-name="t29.B9" office:value-type="string">
            <text:p text:style-name="P21">$29-14</text:p>
          </table:table-cell>
          <table:table-cell table:style-name="t29.B9" office:value-type="string">
            <text:p text:style-name="P2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43"><text:span text:style-name="T14">BDKG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.B2" table:number-rows-spanned="3" office:value-type="string">
            <text:p text:style-name="P59">Radia-tion source <text:s/>number</text:p>
          </table:table-cell>
          <table:table-cell table:style-name="t1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1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1">H</text:span><text:span text:style-name="T43">1</text:span></text:p>
          </table:table-cell>
          <table:table-cell table:style-name="t1.D3" office:value-type="string">
            <text:p text:style-name="P8"><text:span text:style-name="T9">H</text:span><text:span text:style-name="T43">2</text:span></text:p>
          </table:table-cell>
          <table:table-cell table:style-name="t1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0">0,7 µ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1.A5" office:value-type="string">
            <text:p text:style-name="P20">7 µ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20">70 µ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20">0,7 m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5" office:value-type="string">
            <text:p text:style-name="P20">7,0 mSv/h</text:p>
          </table:table-cell>
          <table:table-cell table:style-name="t1.B5" office:value-type="string">
            <text:p text:style-name="P21">$1-34</text:p>
          </table:table-cell>
          <table:table-cell table:style-name="t1.B5" office:value-type="string">
            <text:p text:style-name="P21">$1-44</text:p>
          </table:table-cell>
          <table:table-cell table:style-name="t1.B5" office:value-type="string">
            <text:p text:style-name="P21">$1-54</text:p>
          </table:table-cell>
          <table:table-cell table:style-name="t1.B5" office:value-type="string">
            <text:p text:style-name="P21">$1-64</text:p>
          </table:table-cell>
          <table:table-cell table:style-name="t1.B5" office:value-type="string">
            <text:p text:style-name="P21">$1-74</text:p>
          </table:table-cell>
          <table:table-cell table:style-name="t1.B5" office:value-type="string">
            <text:p text:style-name="P21">$1-84</text:p>
          </table:table-cell>
          <table:table-cell table:style-name="t1.B5" office:value-type="string">
            <text:p text:style-name="P21">$1-04</text:p>
          </table:table-cell>
          <table:table-cell table:style-name="t1.B5" office:value-type="string">
            <text:p text:style-name="P21">$1-14</text:p>
          </table:table-cell>
          <table:table-cell table:style-name="t1.B5" office:value-type="string">
            <text:p text:style-name="P21">$1-24</text:p>
          </table:table-cell>
          <table:covered-table-cell/>
        </table:table-row>
        <table:table-row>
          <table:table-cell table:style-name="t1.A5" office:value-type="string">
            <text:p text:style-name="P20">70 mSv/h</text:p>
          </table:table-cell>
          <table:table-cell table:style-name="t1.B5" office:value-type="string">
            <text:p text:style-name="P21">$1-35</text:p>
          </table:table-cell>
          <table:table-cell table:style-name="t1.B5" office:value-type="string">
            <text:p text:style-name="P21">$1-45</text:p>
          </table:table-cell>
          <table:table-cell table:style-name="t1.B5" office:value-type="string">
            <text:p text:style-name="P21">$1-55</text:p>
          </table:table-cell>
          <table:table-cell table:style-name="t1.B5" office:value-type="string">
            <text:p text:style-name="P21">$1-65</text:p>
          </table:table-cell>
          <table:table-cell table:style-name="t1.B5" office:value-type="string">
            <text:p text:style-name="P21">$1-75</text:p>
          </table:table-cell>
          <table:table-cell table:style-name="t1.B5" office:value-type="string">
            <text:p text:style-name="P21">$1-85</text:p>
          </table:table-cell>
          <table:table-cell table:style-name="t1.B5" office:value-type="string">
            <text:p text:style-name="P21">$1-05</text:p>
          </table:table-cell>
          <table:table-cell table:style-name="t1.B5" office:value-type="string">
            <text:p text:style-name="P21">$1-15</text:p>
          </table:table-cell>
          <table:table-cell table:style-name="t1.B5" office:value-type="string">
            <text:p text:style-name="P21">$1-25</text:p>
          </table:table-cell>
          <table:covered-table-cell/>
        </table:table-row>
        <table:table-row>
          <table:table-cell table:style-name="t1.A5" office:value-type="string">
            <text:p text:style-name="P20"><text:span text:style-name="T54">0,7</text:span> Sv/h</text:p>
          </table:table-cell>
          <table:table-cell table:style-name="t1.B5" office:value-type="string">
            <text:p text:style-name="P21">$1-36</text:p>
          </table:table-cell>
          <table:table-cell table:style-name="t1.B5" office:value-type="string">
            <text:p text:style-name="P21">$1-46</text:p>
          </table:table-cell>
          <table:table-cell table:style-name="t1.B5" office:value-type="string">
            <text:p text:style-name="P21">$1-56</text:p>
          </table:table-cell>
          <table:table-cell table:style-name="t1.B5" office:value-type="string">
            <text:p text:style-name="P21">$1-66</text:p>
          </table:table-cell>
          <table:table-cell table:style-name="t1.B5" office:value-type="string">
            <text:p text:style-name="P21">$1-76</text:p>
          </table:table-cell>
          <table:table-cell table:style-name="t1.B5" office:value-type="string">
            <text:p text:style-name="P21">$1-86</text:p>
          </table:table-cell>
          <table:table-cell table:style-name="t1.B5" office:value-type="string">
            <text:p text:style-name="P21">$1-06</text:p>
          </table:table-cell>
          <table:table-cell table:style-name="t1.B5" office:value-type="string">
            <text:p text:style-name="P21">$1-16</text:p>
          </table:table-cell>
          <table:table-cell table:style-name="t1.B5" office:value-type="string">
            <text:p text:style-name="P21">$1-26</text:p>
          </table:table-cell>
          <table:covered-table-cell/>
        </table:table-row>
        <table:table-row>
          <table:table-cell table:style-name="t1.A12" office:value-type="string">
            <text:p text:style-name="P20">7 Sv/h</text:p>
          </table:table-cell>
          <table:table-cell table:style-name="t1.B12" office:value-type="string">
            <text:p text:style-name="P21">$1-37</text:p>
          </table:table-cell>
          <table:table-cell table:style-name="t1.B12" office:value-type="string">
            <text:p text:style-name="P21">$1-47</text:p>
          </table:table-cell>
          <table:table-cell table:style-name="t1.B12" office:value-type="string">
            <text:p text:style-name="P21">$1-57</text:p>
          </table:table-cell>
          <table:table-cell table:style-name="t1.B12" office:value-type="string">
            <text:p text:style-name="P21">$1-67</text:p>
          </table:table-cell>
          <table:table-cell table:style-name="t1.B12" office:value-type="string">
            <text:p text:style-name="P21">$1-77</text:p>
          </table:table-cell>
          <table:table-cell table:style-name="t1.B12" office:value-type="string">
            <text:p text:style-name="P21">$1-87</text:p>
          </table:table-cell>
          <table:table-cell table:style-name="t1.B12" office:value-type="string">
            <text:p text:style-name="P21">$1-07</text:p>
          </table:table-cell>
          <table:table-cell table:style-name="t1.B12" office:value-type="string">
            <text:p text:style-name="P21">$1-17</text:p>
          </table:table-cell>
          <table:table-cell table:style-name="t1.B12" office:value-type="string">
            <text:p text:style-name="P2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3"><text:span text:style-name="T14">BDKG-03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.B2" table:number-rows-spanned="3" office:value-type="string">
            <text:p text:style-name="P59">Radia-tion source <text:s/>number</text:p>
          </table:table-cell>
          <table:table-cell table:style-name="t2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1">H</text:span><text:span text:style-name="T43">1</text:span></text:p>
          </table:table-cell>
          <table:table-cell table:style-name="t2.D3" office:value-type="string">
            <text:p text:style-name="P8"><text:span text:style-name="T9">H</text:span><text:span text:style-name="T43">2</text:span></text:p>
          </table:table-cell>
          <table:table-cell table:style-name="t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0"><text:span text:style-name="T8">0,07</text:span> µSv/h</text:p>
          </table:table-cell>
          <table:table-cell table:style-name="t2.B5" office:value-type="string">
            <text:p text:style-name="P21">$2-30</text:p>
          </table:table-cell>
          <table:table-cell table:style-name="t2.B5" office:value-type="string">
            <text:p text:style-name="P21">$2-40</text:p>
          </table:table-cell>
          <table:table-cell table:style-name="t2.B5" office:value-type="string">
            <text:p text:style-name="P21">$2-50</text:p>
          </table:table-cell>
          <table:table-cell table:style-name="t2.B5" office:value-type="string">
            <text:p text:style-name="P21">$2-60</text:p>
          </table:table-cell>
          <table:table-cell table:style-name="t2.B5" office:value-type="string">
            <text:p text:style-name="P21">$2-70</text:p>
          </table:table-cell>
          <table:table-cell table:style-name="t2.B5" office:value-type="string">
            <text:p text:style-name="P21">$2-80</text:p>
          </table:table-cell>
          <table:table-cell table:style-name="t2.B5" office:value-type="string">
            <text:p text:style-name="P21">$2-00</text:p>
          </table:table-cell>
          <table:table-cell table:style-name="t2.B5" office:value-type="string">
            <text:p text:style-name="P21">$2-10</text:p>
          </table:table-cell>
          <table:table-cell table:style-name="t2.B5" office:value-type="string">
            <text:p text:style-name="P21">$2-20</text:p>
          </table:table-cell>
          <table:table-cell table:style-name="t2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.A5" office:value-type="string">
            <text:p text:style-name="P20">0,7 µSv/h</text:p>
          </table:table-cell>
          <table:table-cell table:style-name="t2.B5" office:value-type="string">
            <text:p text:style-name="P21">$2-31</text:p>
          </table:table-cell>
          <table:table-cell table:style-name="t2.B5" office:value-type="string">
            <text:p text:style-name="P21">$2-41</text:p>
          </table:table-cell>
          <table:table-cell table:style-name="t2.B5" office:value-type="string">
            <text:p text:style-name="P21">$2-51</text:p>
          </table:table-cell>
          <table:table-cell table:style-name="t2.B5" office:value-type="string">
            <text:p text:style-name="P21">$2-61</text:p>
          </table:table-cell>
          <table:table-cell table:style-name="t2.B5" office:value-type="string">
            <text:p text:style-name="P21">$2-71</text:p>
          </table:table-cell>
          <table:table-cell table:style-name="t2.B5" office:value-type="string">
            <text:p text:style-name="P21">$2-81</text:p>
          </table:table-cell>
          <table:table-cell table:style-name="t2.B5" office:value-type="string">
            <text:p text:style-name="P21">$2-01</text:p>
          </table:table-cell>
          <table:table-cell table:style-name="t2.B5" office:value-type="string">
            <text:p text:style-name="P21">$2-11</text:p>
          </table:table-cell>
          <table:table-cell table:style-name="t2.B5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20">7 µSv/h</text:p>
          </table:table-cell>
          <table:table-cell table:style-name="t2.B5" office:value-type="string">
            <text:p text:style-name="P21">$2-32</text:p>
          </table:table-cell>
          <table:table-cell table:style-name="t2.B5" office:value-type="string">
            <text:p text:style-name="P21">$2-42</text:p>
          </table:table-cell>
          <table:table-cell table:style-name="t2.B5" office:value-type="string">
            <text:p text:style-name="P21">$2-52</text:p>
          </table:table-cell>
          <table:table-cell table:style-name="t2.B5" office:value-type="string">
            <text:p text:style-name="P21">$2-62</text:p>
          </table:table-cell>
          <table:table-cell table:style-name="t2.B5" office:value-type="string">
            <text:p text:style-name="P21">$2-72</text:p>
          </table:table-cell>
          <table:table-cell table:style-name="t2.B5" office:value-type="string">
            <text:p text:style-name="P21">$2-82</text:p>
          </table:table-cell>
          <table:table-cell table:style-name="t2.B5" office:value-type="string">
            <text:p text:style-name="P21">$2-02</text:p>
          </table:table-cell>
          <table:table-cell table:style-name="t2.B5" office:value-type="string">
            <text:p text:style-name="P21">$2-12</text:p>
          </table:table-cell>
          <table:table-cell table:style-name="t2.B5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20">70 µSv/h</text:p>
          </table:table-cell>
          <table:table-cell table:style-name="t2.B5" office:value-type="string">
            <text:p text:style-name="P21">$2-33</text:p>
          </table:table-cell>
          <table:table-cell table:style-name="t2.B5" office:value-type="string">
            <text:p text:style-name="P21">$2-43</text:p>
          </table:table-cell>
          <table:table-cell table:style-name="t2.B5" office:value-type="string">
            <text:p text:style-name="P21">$2-53</text:p>
          </table:table-cell>
          <table:table-cell table:style-name="t2.B5" office:value-type="string">
            <text:p text:style-name="P21">$2-63</text:p>
          </table:table-cell>
          <table:table-cell table:style-name="t2.B5" office:value-type="string">
            <text:p text:style-name="P21">$2-73</text:p>
          </table:table-cell>
          <table:table-cell table:style-name="t2.B5" office:value-type="string">
            <text:p text:style-name="P21">$2-83</text:p>
          </table:table-cell>
          <table:table-cell table:style-name="t2.B5" office:value-type="string">
            <text:p text:style-name="P21">$2-03</text:p>
          </table:table-cell>
          <table:table-cell table:style-name="t2.B5" office:value-type="string">
            <text:p text:style-name="P21">$2-13</text:p>
          </table:table-cell>
          <table:table-cell table:style-name="t2.B5" office:value-type="string">
            <text:p text:style-name="P21">$2-23</text:p>
          </table:table-cell>
          <table:covered-table-cell/>
        </table:table-row>
        <table:table-row>
          <table:table-cell table:style-name="t2.A9" office:value-type="string">
            <text:p text:style-name="P20"><text:span text:style-name="T54">240</text:span> <text:span text:style-name="T54">µSv/h</text:span></text:p>
          </table:table-cell>
          <table:table-cell table:style-name="t2.B9" office:value-type="string">
            <text:p text:style-name="P21">$2-34</text:p>
          </table:table-cell>
          <table:table-cell table:style-name="t2.B9" office:value-type="string">
            <text:p text:style-name="P21">$2-44</text:p>
          </table:table-cell>
          <table:table-cell table:style-name="t2.B9" office:value-type="string">
            <text:p text:style-name="P21">$2-54</text:p>
          </table:table-cell>
          <table:table-cell table:style-name="t2.B9" office:value-type="string">
            <text:p text:style-name="P21">$2-64</text:p>
          </table:table-cell>
          <table:table-cell table:style-name="t2.B9" office:value-type="string">
            <text:p text:style-name="P21">$2-74</text:p>
          </table:table-cell>
          <table:table-cell table:style-name="t2.B9" office:value-type="string">
            <text:p text:style-name="P21">$2-84</text:p>
          </table:table-cell>
          <table:table-cell table:style-name="t2.B9" office:value-type="string">
            <text:p text:style-name="P21">$2-04</text:p>
          </table:table-cell>
          <table:table-cell table:style-name="t2.B9" office:value-type="string">
            <text:p text:style-name="P21">$2-14</text:p>
          </table:table-cell>
          <table:table-cell table:style-name="t2.B9" office:value-type="string">
            <text:p text:style-name="P21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43"><text:span text:style-name="T14">BDKG-0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3.B2" table:number-rows-spanned="3" office:value-type="string">
            <text:p text:style-name="P59">Radia-tion source <text:s/>number</text:p>
          </table:table-cell>
          <table:table-cell table:style-name="t3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3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1">H</text:span><text:span text:style-name="T43">1</text:span></text:p>
          </table:table-cell>
          <table:table-cell table:style-name="t3.D3" office:value-type="string">
            <text:p text:style-name="P8"><text:span text:style-name="T9">H</text:span><text:span text:style-name="T43">2</text:span></text:p>
          </table:table-cell>
          <table:table-cell table:style-name="t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0"><text:span text:style-name="T8">0,07</text:span> µSv/h</text:p>
          </table:table-cell>
          <table:table-cell table:style-name="t3.B5" office:value-type="string">
            <text:p text:style-name="P21">$3-30</text:p>
          </table:table-cell>
          <table:table-cell table:style-name="t3.B5" office:value-type="string">
            <text:p text:style-name="P21">$3-40</text:p>
          </table:table-cell>
          <table:table-cell table:style-name="t3.B5" office:value-type="string">
            <text:p text:style-name="P21">$3-50</text:p>
          </table:table-cell>
          <table:table-cell table:style-name="t3.B5" office:value-type="string">
            <text:p text:style-name="P21">$3-60</text:p>
          </table:table-cell>
          <table:table-cell table:style-name="t3.B5" office:value-type="string">
            <text:p text:style-name="P21">$3-70</text:p>
          </table:table-cell>
          <table:table-cell table:style-name="t3.B5" office:value-type="string">
            <text:p text:style-name="P21">$3-80</text:p>
          </table:table-cell>
          <table:table-cell table:style-name="t3.B5" office:value-type="string">
            <text:p text:style-name="P21">$3-00</text:p>
          </table:table-cell>
          <table:table-cell table:style-name="t3.B5" office:value-type="string">
            <text:p text:style-name="P21">$3-10</text:p>
          </table:table-cell>
          <table:table-cell table:style-name="t3.B5" office:value-type="string">
            <text:p text:style-name="P21">$3-20</text:p>
          </table:table-cell>
          <table:table-cell table:style-name="t3.K5" table:number-rows-spanned="9" office:value-type="string">
            <text:p text:style-name="P20">±<text:span text:style-name="T8">20</text:span></text:p>
          </table:table-cell>
        </table:table-row>
        <table:table-row>
          <table:table-cell table:style-name="t3.A5" office:value-type="string">
            <text:p text:style-name="P20">0,7 µSv/h</text:p>
          </table:table-cell>
          <table:table-cell table:style-name="t3.B5" office:value-type="string">
            <text:p text:style-name="P21">$3-31</text:p>
          </table:table-cell>
          <table:table-cell table:style-name="t3.B5" office:value-type="string">
            <text:p text:style-name="P21">$3-41</text:p>
          </table:table-cell>
          <table:table-cell table:style-name="t3.B5" office:value-type="string">
            <text:p text:style-name="P21">$3-51</text:p>
          </table:table-cell>
          <table:table-cell table:style-name="t3.B5" office:value-type="string">
            <text:p text:style-name="P21">$3-61</text:p>
          </table:table-cell>
          <table:table-cell table:style-name="t3.B5" office:value-type="string">
            <text:p text:style-name="P21">$3-71</text:p>
          </table:table-cell>
          <table:table-cell table:style-name="t3.B5" office:value-type="string">
            <text:p text:style-name="P21">$3-81</text:p>
          </table:table-cell>
          <table:table-cell table:style-name="t3.B5" office:value-type="string">
            <text:p text:style-name="P21">$3-01</text:p>
          </table:table-cell>
          <table:table-cell table:style-name="t3.B5" office:value-type="string">
            <text:p text:style-name="P21">$3-11</text:p>
          </table:table-cell>
          <table:table-cell table:style-name="t3.B5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20">7 µSv/h</text:p>
          </table:table-cell>
          <table:table-cell table:style-name="t3.B5" office:value-type="string">
            <text:p text:style-name="P21">$3-32</text:p>
          </table:table-cell>
          <table:table-cell table:style-name="t3.B5" office:value-type="string">
            <text:p text:style-name="P21">$3-42</text:p>
          </table:table-cell>
          <table:table-cell table:style-name="t3.B5" office:value-type="string">
            <text:p text:style-name="P21">$3-52</text:p>
          </table:table-cell>
          <table:table-cell table:style-name="t3.B5" office:value-type="string">
            <text:p text:style-name="P21">$3-62</text:p>
          </table:table-cell>
          <table:table-cell table:style-name="t3.B5" office:value-type="string">
            <text:p text:style-name="P21">$3-72</text:p>
          </table:table-cell>
          <table:table-cell table:style-name="t3.B5" office:value-type="string">
            <text:p text:style-name="P21">$3-82</text:p>
          </table:table-cell>
          <table:table-cell table:style-name="t3.B5" office:value-type="string">
            <text:p text:style-name="P21">$3-02</text:p>
          </table:table-cell>
          <table:table-cell table:style-name="t3.B5" office:value-type="string">
            <text:p text:style-name="P21">$3-12</text:p>
          </table:table-cell>
          <table:table-cell table:style-name="t3.B5" office:value-type="string">
            <text:p text:style-name="P21">$3-22</text:p>
          </table:table-cell>
          <table:covered-table-cell/>
        </table:table-row>
        <table:table-row>
          <table:table-cell table:style-name="t3.A5" office:value-type="string">
            <text:p text:style-name="P20">70 µSv/h</text:p>
          </table:table-cell>
          <table:table-cell table:style-name="t3.B5" office:value-type="string">
            <text:p text:style-name="P21">$3-33</text:p>
          </table:table-cell>
          <table:table-cell table:style-name="t3.B5" office:value-type="string">
            <text:p text:style-name="P21">$3-43</text:p>
          </table:table-cell>
          <table:table-cell table:style-name="t3.B5" office:value-type="string">
            <text:p text:style-name="P21">$3-53</text:p>
          </table:table-cell>
          <table:table-cell table:style-name="t3.B5" office:value-type="string">
            <text:p text:style-name="P21">$3-63</text:p>
          </table:table-cell>
          <table:table-cell table:style-name="t3.B5" office:value-type="string">
            <text:p text:style-name="P21">$3-73</text:p>
          </table:table-cell>
          <table:table-cell table:style-name="t3.B5" office:value-type="string">
            <text:p text:style-name="P21">$3-83</text:p>
          </table:table-cell>
          <table:table-cell table:style-name="t3.B5" office:value-type="string">
            <text:p text:style-name="P21">$3-03</text:p>
          </table:table-cell>
          <table:table-cell table:style-name="t3.B5" office:value-type="string">
            <text:p text:style-name="P21">$3-13</text:p>
          </table:table-cell>
          <table:table-cell table:style-name="t3.B5" office:value-type="string">
            <text:p text:style-name="P21">$3-23</text:p>
          </table:table-cell>
          <table:covered-table-cell/>
        </table:table-row>
        <table:table-row>
          <table:table-cell table:style-name="t3.A5" office:value-type="string">
            <text:p text:style-name="P20">0,7 mSv/h</text:p>
          </table:table-cell>
          <table:table-cell table:style-name="t3.B5" office:value-type="string">
            <text:p text:style-name="P21">$3-34</text:p>
          </table:table-cell>
          <table:table-cell table:style-name="t3.B5" office:value-type="string">
            <text:p text:style-name="P21">$3-44</text:p>
          </table:table-cell>
          <table:table-cell table:style-name="t3.B5" office:value-type="string">
            <text:p text:style-name="P21">$3-54</text:p>
          </table:table-cell>
          <table:table-cell table:style-name="t3.B5" office:value-type="string">
            <text:p text:style-name="P21">$3-64</text:p>
          </table:table-cell>
          <table:table-cell table:style-name="t3.B5" office:value-type="string">
            <text:p text:style-name="P21">$3-74</text:p>
          </table:table-cell>
          <table:table-cell table:style-name="t3.B5" office:value-type="string">
            <text:p text:style-name="P21">$3-84</text:p>
          </table:table-cell>
          <table:table-cell table:style-name="t3.B5" office:value-type="string">
            <text:p text:style-name="P21">$3-04</text:p>
          </table:table-cell>
          <table:table-cell table:style-name="t3.B5" office:value-type="string">
            <text:p text:style-name="P21">$3-14</text:p>
          </table:table-cell>
          <table:table-cell table:style-name="t3.B5" office:value-type="string">
            <text:p text:style-name="P21">$3-24</text:p>
          </table:table-cell>
          <table:covered-table-cell/>
        </table:table-row>
        <table:table-row>
          <table:table-cell table:style-name="t3.A5" office:value-type="string">
            <text:p text:style-name="P20">7,0 mSv/h</text:p>
          </table:table-cell>
          <table:table-cell table:style-name="t3.B5" office:value-type="string">
            <text:p text:style-name="P21">$3-35</text:p>
          </table:table-cell>
          <table:table-cell table:style-name="t3.B5" office:value-type="string">
            <text:p text:style-name="P21">$3-45</text:p>
          </table:table-cell>
          <table:table-cell table:style-name="t3.B5" office:value-type="string">
            <text:p text:style-name="P21">$3-55</text:p>
          </table:table-cell>
          <table:table-cell table:style-name="t3.B5" office:value-type="string">
            <text:p text:style-name="P21">$3-65</text:p>
          </table:table-cell>
          <table:table-cell table:style-name="t3.B5" office:value-type="string">
            <text:p text:style-name="P21">$3-75</text:p>
          </table:table-cell>
          <table:table-cell table:style-name="t3.B5" office:value-type="string">
            <text:p text:style-name="P21">$3-85</text:p>
          </table:table-cell>
          <table:table-cell table:style-name="t3.B5" office:value-type="string">
            <text:p text:style-name="P21">$3-05</text:p>
          </table:table-cell>
          <table:table-cell table:style-name="t3.B5" office:value-type="string">
            <text:p text:style-name="P21">$3-15</text:p>
          </table:table-cell>
          <table:table-cell table:style-name="t3.B5" office:value-type="string">
            <text:p text:style-name="P21">$3-25</text:p>
          </table:table-cell>
          <table:covered-table-cell/>
        </table:table-row>
        <table:table-row>
          <table:table-cell table:style-name="t3.A5" office:value-type="string">
            <text:p text:style-name="P20">70 mSv/h</text:p>
          </table:table-cell>
          <table:table-cell table:style-name="t3.B5" office:value-type="string">
            <text:p text:style-name="P21">$3-36</text:p>
          </table:table-cell>
          <table:table-cell table:style-name="t3.B5" office:value-type="string">
            <text:p text:style-name="P21">$3-46</text:p>
          </table:table-cell>
          <table:table-cell table:style-name="t3.B5" office:value-type="string">
            <text:p text:style-name="P21">$3-56</text:p>
          </table:table-cell>
          <table:table-cell table:style-name="t3.B5" office:value-type="string">
            <text:p text:style-name="P21">$3-66</text:p>
          </table:table-cell>
          <table:table-cell table:style-name="t3.B5" office:value-type="string">
            <text:p text:style-name="P21">$3-76</text:p>
          </table:table-cell>
          <table:table-cell table:style-name="t3.B5" office:value-type="string">
            <text:p text:style-name="P21">$3-86</text:p>
          </table:table-cell>
          <table:table-cell table:style-name="t3.B5" office:value-type="string">
            <text:p text:style-name="P21">$3-06</text:p>
          </table:table-cell>
          <table:table-cell table:style-name="t3.B5" office:value-type="string">
            <text:p text:style-name="P21">$3-16</text:p>
          </table:table-cell>
          <table:table-cell table:style-name="t3.B5" office:value-type="string">
            <text:p text:style-name="P21">$3-26</text:p>
          </table:table-cell>
          <table:covered-table-cell/>
        </table:table-row>
        <table:table-row>
          <table:table-cell table:style-name="t3.A5" office:value-type="string">
            <text:p text:style-name="P20"><text:span text:style-name="T54">0,7</text:span> Sv/h</text:p>
          </table:table-cell>
          <table:table-cell table:style-name="t3.B5" office:value-type="string">
            <text:p text:style-name="P21">$3-37</text:p>
          </table:table-cell>
          <table:table-cell table:style-name="t3.B5" office:value-type="string">
            <text:p text:style-name="P21">$3-47</text:p>
          </table:table-cell>
          <table:table-cell table:style-name="t3.B5" office:value-type="string">
            <text:p text:style-name="P21">$3-57</text:p>
          </table:table-cell>
          <table:table-cell table:style-name="t3.B5" office:value-type="string">
            <text:p text:style-name="P21">$3-67</text:p>
          </table:table-cell>
          <table:table-cell table:style-name="t3.B5" office:value-type="string">
            <text:p text:style-name="P21">$3-77</text:p>
          </table:table-cell>
          <table:table-cell table:style-name="t3.B5" office:value-type="string">
            <text:p text:style-name="P21">$3-87</text:p>
          </table:table-cell>
          <table:table-cell table:style-name="t3.B5" office:value-type="string">
            <text:p text:style-name="P21">$3-07</text:p>
          </table:table-cell>
          <table:table-cell table:style-name="t3.B5" office:value-type="string">
            <text:p text:style-name="P21">$3-17</text:p>
          </table:table-cell>
          <table:table-cell table:style-name="t3.B5" office:value-type="string">
            <text:p text:style-name="P21">$3-27</text:p>
          </table:table-cell>
          <table:covered-table-cell/>
        </table:table-row>
        <table:table-row>
          <table:table-cell table:style-name="t3.A13" office:value-type="string">
            <text:p text:style-name="P20">7 Sv/h</text:p>
          </table:table-cell>
          <table:table-cell table:style-name="t3.B13" office:value-type="string">
            <text:p text:style-name="P21">$3-38</text:p>
          </table:table-cell>
          <table:table-cell table:style-name="t3.B13" office:value-type="string">
            <text:p text:style-name="P21">$3-48</text:p>
          </table:table-cell>
          <table:table-cell table:style-name="t3.B13" office:value-type="string">
            <text:p text:style-name="P21">$3-58</text:p>
          </table:table-cell>
          <table:table-cell table:style-name="t3.B13" office:value-type="string">
            <text:p text:style-name="P21">$3-68</text:p>
          </table:table-cell>
          <table:table-cell table:style-name="t3.B13" office:value-type="string">
            <text:p text:style-name="P21">$3-78</text:p>
          </table:table-cell>
          <table:table-cell table:style-name="t3.B13" office:value-type="string">
            <text:p text:style-name="P21">$3-88</text:p>
          </table:table-cell>
          <table:table-cell table:style-name="t3.B13" office:value-type="string">
            <text:p text:style-name="P21">$3-08</text:p>
          </table:table-cell>
          <table:table-cell table:style-name="t3.B13" office:value-type="string">
            <text:p text:style-name="P21">$3-18</text:p>
          </table:table-cell>
          <table:table-cell table:style-name="t3.B13" office:value-type="string">
            <text:p text:style-name="P21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43"><text:span text:style-name="T14">BDKG-05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4.B2" table:number-rows-spanned="3" office:value-type="string">
            <text:p text:style-name="P59">Radia-tion source <text:s/>number</text:p>
          </table:table-cell>
          <table:table-cell table:style-name="t4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4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1">H</text:span><text:span text:style-name="T43">1</text:span></text:p>
          </table:table-cell>
          <table:table-cell table:style-name="t4.D3" office:value-type="string">
            <text:p text:style-name="P8"><text:span text:style-name="T9">H</text:span><text:span text:style-name="T43">2</text:span></text:p>
          </table:table-cell>
          <table:table-cell table:style-name="t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0"><text:span text:style-name="T8">0,07</text:span> µSv/h</text:p>
          </table:table-cell>
          <table:table-cell table:style-name="t4.B5" office:value-type="string">
            <text:p text:style-name="P21">$4-30</text:p>
          </table:table-cell>
          <table:table-cell table:style-name="t4.B5" office:value-type="string">
            <text:p text:style-name="P21">$4-40</text:p>
          </table:table-cell>
          <table:table-cell table:style-name="t4.B5" office:value-type="string">
            <text:p text:style-name="P21">$4-50</text:p>
          </table:table-cell>
          <table:table-cell table:style-name="t4.B5" office:value-type="string">
            <text:p text:style-name="P21">$4-60</text:p>
          </table:table-cell>
          <table:table-cell table:style-name="t4.B5" office:value-type="string">
            <text:p text:style-name="P21">$4-70</text:p>
          </table:table-cell>
          <table:table-cell table:style-name="t4.B5" office:value-type="string">
            <text:p text:style-name="P21">$4-80</text:p>
          </table:table-cell>
          <table:table-cell table:style-name="t4.B5" office:value-type="string">
            <text:p text:style-name="P21">$4-00</text:p>
          </table:table-cell>
          <table:table-cell table:style-name="t4.B5" office:value-type="string">
            <text:p text:style-name="P21">$4-10</text:p>
          </table:table-cell>
          <table:table-cell table:style-name="t4.B5" office:value-type="string">
            <text:p text:style-name="P21">$4-20</text:p>
          </table:table-cell>
          <table:table-cell table:style-name="t4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4.A5" office:value-type="string">
            <text:p text:style-name="P20">0,7 µSv/h</text:p>
          </table:table-cell>
          <table:table-cell table:style-name="t4.B5" office:value-type="string">
            <text:p text:style-name="P21">$4-31</text:p>
          </table:table-cell>
          <table:table-cell table:style-name="t4.B5" office:value-type="string">
            <text:p text:style-name="P21">$4-41</text:p>
          </table:table-cell>
          <table:table-cell table:style-name="t4.B5" office:value-type="string">
            <text:p text:style-name="P21">$4-51</text:p>
          </table:table-cell>
          <table:table-cell table:style-name="t4.B5" office:value-type="string">
            <text:p text:style-name="P21">$4-61</text:p>
          </table:table-cell>
          <table:table-cell table:style-name="t4.B5" office:value-type="string">
            <text:p text:style-name="P21">$4-71</text:p>
          </table:table-cell>
          <table:table-cell table:style-name="t4.B5" office:value-type="string">
            <text:p text:style-name="P21">$4-81</text:p>
          </table:table-cell>
          <table:table-cell table:style-name="t4.B5" office:value-type="string">
            <text:p text:style-name="P21">$4-01</text:p>
          </table:table-cell>
          <table:table-cell table:style-name="t4.B5" office:value-type="string">
            <text:p text:style-name="P21">$4-11</text:p>
          </table:table-cell>
          <table:table-cell table:style-name="t4.B5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20">7 µSv/h</text:p>
          </table:table-cell>
          <table:table-cell table:style-name="t4.B5" office:value-type="string">
            <text:p text:style-name="P21">$4-32</text:p>
          </table:table-cell>
          <table:table-cell table:style-name="t4.B5" office:value-type="string">
            <text:p text:style-name="P21">$4-42</text:p>
          </table:table-cell>
          <table:table-cell table:style-name="t4.B5" office:value-type="string">
            <text:p text:style-name="P21">$4-52</text:p>
          </table:table-cell>
          <table:table-cell table:style-name="t4.B5" office:value-type="string">
            <text:p text:style-name="P21">$4-62</text:p>
          </table:table-cell>
          <table:table-cell table:style-name="t4.B5" office:value-type="string">
            <text:p text:style-name="P21">$4-72</text:p>
          </table:table-cell>
          <table:table-cell table:style-name="t4.B5" office:value-type="string">
            <text:p text:style-name="P21">$4-82</text:p>
          </table:table-cell>
          <table:table-cell table:style-name="t4.B5" office:value-type="string">
            <text:p text:style-name="P21">$4-02</text:p>
          </table:table-cell>
          <table:table-cell table:style-name="t4.B5" office:value-type="string">
            <text:p text:style-name="P21">$4-12</text:p>
          </table:table-cell>
          <table:table-cell table:style-name="t4.B5" office:value-type="string">
            <text:p text:style-name="P21">$4-22</text:p>
          </table:table-cell>
          <table:covered-table-cell/>
        </table:table-row>
        <table:table-row>
          <table:table-cell table:style-name="t4.A5" office:value-type="string">
            <text:p text:style-name="P20">70 µSv/h</text:p>
          </table:table-cell>
          <table:table-cell table:style-name="t4.B5" office:value-type="string">
            <text:p text:style-name="P21">$4-33</text:p>
          </table:table-cell>
          <table:table-cell table:style-name="t4.B5" office:value-type="string">
            <text:p text:style-name="P21">$4-43</text:p>
          </table:table-cell>
          <table:table-cell table:style-name="t4.B5" office:value-type="string">
            <text:p text:style-name="P21">$4-53</text:p>
          </table:table-cell>
          <table:table-cell table:style-name="t4.B5" office:value-type="string">
            <text:p text:style-name="P21">$4-63</text:p>
          </table:table-cell>
          <table:table-cell table:style-name="t4.B5" office:value-type="string">
            <text:p text:style-name="P21">$4-73</text:p>
          </table:table-cell>
          <table:table-cell table:style-name="t4.B5" office:value-type="string">
            <text:p text:style-name="P21">$4-83</text:p>
          </table:table-cell>
          <table:table-cell table:style-name="t4.B5" office:value-type="string">
            <text:p text:style-name="P21">$4-03</text:p>
          </table:table-cell>
          <table:table-cell table:style-name="t4.B5" office:value-type="string">
            <text:p text:style-name="P21">$4-13</text:p>
          </table:table-cell>
          <table:table-cell table:style-name="t4.B5" office:value-type="string">
            <text:p text:style-name="P21">$4-23</text:p>
          </table:table-cell>
          <table:covered-table-cell/>
        </table:table-row>
        <table:table-row>
          <table:table-cell table:style-name="t4.A9" office:value-type="string">
            <text:p text:style-name="P20">240 µSv/h</text:p>
          </table:table-cell>
          <table:table-cell table:style-name="t4.B9" office:value-type="string">
            <text:p text:style-name="P21">$4-34</text:p>
          </table:table-cell>
          <table:table-cell table:style-name="t4.B9" office:value-type="string">
            <text:p text:style-name="P21">$4-44</text:p>
          </table:table-cell>
          <table:table-cell table:style-name="t4.B9" office:value-type="string">
            <text:p text:style-name="P21">$4-54</text:p>
          </table:table-cell>
          <table:table-cell table:style-name="t4.B9" office:value-type="string">
            <text:p text:style-name="P21">$4-64</text:p>
          </table:table-cell>
          <table:table-cell table:style-name="t4.B9" office:value-type="string">
            <text:p text:style-name="P21">$4-74</text:p>
          </table:table-cell>
          <table:table-cell table:style-name="t4.B9" office:value-type="string">
            <text:p text:style-name="P21">$4-84</text:p>
          </table:table-cell>
          <table:table-cell table:style-name="t4.B9" office:value-type="string">
            <text:p text:style-name="P21">$4-04</text:p>
          </table:table-cell>
          <table:table-cell table:style-name="t4.B9" office:value-type="string">
            <text:p text:style-name="P21">$4-14</text:p>
          </table:table-cell>
          <table:table-cell table:style-name="t4.B9" office:value-type="string">
            <text:p text:style-name="P21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3"><text:span text:style-name="T14">BDKG-1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5.B2" table:number-rows-spanned="3" office:value-type="string">
            <text:p text:style-name="P59">Radia-tion source <text:s/>number</text:p>
          </table:table-cell>
          <table:table-cell table:style-name="t5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5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5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5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1">H</text:span><text:span text:style-name="T43">1</text:span></text:p>
          </table:table-cell>
          <table:table-cell table:style-name="t5.D3" office:value-type="string">
            <text:p text:style-name="P8"><text:span text:style-name="T9">H</text:span><text:span text:style-name="T43">2</text:span></text:p>
          </table:table-cell>
          <table:table-cell table:style-name="t5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0"><text:span text:style-name="T8">0,07</text:span> µSv/h</text:p>
          </table:table-cell>
          <table:table-cell table:style-name="t5.B5" office:value-type="string">
            <text:p text:style-name="P21">$5-30</text:p>
          </table:table-cell>
          <table:table-cell table:style-name="t5.B5" office:value-type="string">
            <text:p text:style-name="P21">$5-40</text:p>
          </table:table-cell>
          <table:table-cell table:style-name="t5.B5" office:value-type="string">
            <text:p text:style-name="P21">$5-50</text:p>
          </table:table-cell>
          <table:table-cell table:style-name="t5.B5" office:value-type="string">
            <text:p text:style-name="P21">$5-60</text:p>
          </table:table-cell>
          <table:table-cell table:style-name="t5.B5" office:value-type="string">
            <text:p text:style-name="P21">$5-70</text:p>
          </table:table-cell>
          <table:table-cell table:style-name="t5.B5" office:value-type="string">
            <text:p text:style-name="P21">$5-80</text:p>
          </table:table-cell>
          <table:table-cell table:style-name="t5.B5" office:value-type="string">
            <text:p text:style-name="P21">$5-00</text:p>
          </table:table-cell>
          <table:table-cell table:style-name="t5.B5" office:value-type="string">
            <text:p text:style-name="P21">$5-10</text:p>
          </table:table-cell>
          <table:table-cell table:style-name="t5.B5" office:value-type="string">
            <text:p text:style-name="P21">$5-20</text:p>
          </table:table-cell>
          <table:table-cell table:style-name="t5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5.A5" office:value-type="string">
            <text:p text:style-name="P20">0,7 µSv/h</text:p>
          </table:table-cell>
          <table:table-cell table:style-name="t5.B5" office:value-type="string">
            <text:p text:style-name="P21">$5-31</text:p>
          </table:table-cell>
          <table:table-cell table:style-name="t5.B5" office:value-type="string">
            <text:p text:style-name="P21">$5-41</text:p>
          </table:table-cell>
          <table:table-cell table:style-name="t5.B5" office:value-type="string">
            <text:p text:style-name="P21">$5-51</text:p>
          </table:table-cell>
          <table:table-cell table:style-name="t5.B5" office:value-type="string">
            <text:p text:style-name="P21">$5-61</text:p>
          </table:table-cell>
          <table:table-cell table:style-name="t5.B5" office:value-type="string">
            <text:p text:style-name="P21">$5-71</text:p>
          </table:table-cell>
          <table:table-cell table:style-name="t5.B5" office:value-type="string">
            <text:p text:style-name="P21">$5-81</text:p>
          </table:table-cell>
          <table:table-cell table:style-name="t5.B5" office:value-type="string">
            <text:p text:style-name="P21">$5-01</text:p>
          </table:table-cell>
          <table:table-cell table:style-name="t5.B5" office:value-type="string">
            <text:p text:style-name="P21">$5-11</text:p>
          </table:table-cell>
          <table:table-cell table:style-name="t5.B5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20">7 µSv/h</text:p>
          </table:table-cell>
          <table:table-cell table:style-name="t5.B5" office:value-type="string">
            <text:p text:style-name="P21">$5-32</text:p>
          </table:table-cell>
          <table:table-cell table:style-name="t5.B5" office:value-type="string">
            <text:p text:style-name="P21">$5-42</text:p>
          </table:table-cell>
          <table:table-cell table:style-name="t5.B5" office:value-type="string">
            <text:p text:style-name="P21">$5-52</text:p>
          </table:table-cell>
          <table:table-cell table:style-name="t5.B5" office:value-type="string">
            <text:p text:style-name="P21">$5-62</text:p>
          </table:table-cell>
          <table:table-cell table:style-name="t5.B5" office:value-type="string">
            <text:p text:style-name="P21">$5-72</text:p>
          </table:table-cell>
          <table:table-cell table:style-name="t5.B5" office:value-type="string">
            <text:p text:style-name="P21">$5-82</text:p>
          </table:table-cell>
          <table:table-cell table:style-name="t5.B5" office:value-type="string">
            <text:p text:style-name="P21">$5-02</text:p>
          </table:table-cell>
          <table:table-cell table:style-name="t5.B5" office:value-type="string">
            <text:p text:style-name="P21">$5-12</text:p>
          </table:table-cell>
          <table:table-cell table:style-name="t5.B5" office:value-type="string">
            <text:p text:style-name="P21">$5-22</text:p>
          </table:table-cell>
          <table:covered-table-cell/>
        </table:table-row>
        <table:table-row>
          <table:table-cell table:style-name="t5.A8" office:value-type="string">
            <text:p text:style-name="P20">70 µSv/h</text:p>
          </table:table-cell>
          <table:table-cell table:style-name="t5.B8" office:value-type="string">
            <text:p text:style-name="P21">$5-33</text:p>
          </table:table-cell>
          <table:table-cell table:style-name="t5.B8" office:value-type="string">
            <text:p text:style-name="P21">$5-43</text:p>
          </table:table-cell>
          <table:table-cell table:style-name="t5.B8" office:value-type="string">
            <text:p text:style-name="P21">$5-53</text:p>
          </table:table-cell>
          <table:table-cell table:style-name="t5.B8" office:value-type="string">
            <text:p text:style-name="P21">$5-63</text:p>
          </table:table-cell>
          <table:table-cell table:style-name="t5.B8" office:value-type="string">
            <text:p text:style-name="P21">$5-73</text:p>
          </table:table-cell>
          <table:table-cell table:style-name="t5.B8" office:value-type="string">
            <text:p text:style-name="P21">$5-83</text:p>
          </table:table-cell>
          <table:table-cell table:style-name="t5.B8" office:value-type="string">
            <text:p text:style-name="P21">$5-03</text:p>
          </table:table-cell>
          <table:table-cell table:style-name="t5.B8" office:value-type="string">
            <text:p text:style-name="P21">$5-13</text:p>
          </table:table-cell>
          <table:table-cell table:style-name="t5.B8" office:value-type="string">
            <text:p text:style-name="P21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3"><text:span text:style-name="T14">BDKG-17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6.B2" table:number-rows-spanned="3" office:value-type="string">
            <text:p text:style-name="P59">Radia-tion source <text:s/>number</text:p>
          </table:table-cell>
          <table:table-cell table:style-name="t6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6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1">H</text:span><text:span text:style-name="T43">1</text:span></text:p>
          </table:table-cell>
          <table:table-cell table:style-name="t6.D3" office:value-type="string">
            <text:p text:style-name="P8"><text:span text:style-name="T9">H</text:span><text:span text:style-name="T43">2</text:span></text:p>
          </table:table-cell>
          <table:table-cell table:style-name="t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0"><text:span text:style-name="T8">7,0</text:span> mSv/h</text:p>
          </table:table-cell>
          <table:table-cell table:style-name="t6.B5" office:value-type="string">
            <text:p text:style-name="P21">$6-30</text:p>
          </table:table-cell>
          <table:table-cell table:style-name="t6.B5" office:value-type="string">
            <text:p text:style-name="P21">$6-40</text:p>
          </table:table-cell>
          <table:table-cell table:style-name="t6.B5" office:value-type="string">
            <text:p text:style-name="P21">$6-50</text:p>
          </table:table-cell>
          <table:table-cell table:style-name="t6.B5" office:value-type="string">
            <text:p text:style-name="P21">$6-60</text:p>
          </table:table-cell>
          <table:table-cell table:style-name="t6.B5" office:value-type="string">
            <text:p text:style-name="P21">$6-70</text:p>
          </table:table-cell>
          <table:table-cell table:style-name="t6.B5" office:value-type="string">
            <text:p text:style-name="P21">$6-80</text:p>
          </table:table-cell>
          <table:table-cell table:style-name="t6.B5" office:value-type="string">
            <text:p text:style-name="P21">$6-00</text:p>
          </table:table-cell>
          <table:table-cell table:style-name="t6.B5" office:value-type="string">
            <text:p text:style-name="P21">$6-10</text:p>
          </table:table-cell>
          <table:table-cell table:style-name="t6.B5" office:value-type="string">
            <text:p text:style-name="P21">$6-20</text:p>
          </table:table-cell>
          <table:table-cell table:style-name="t6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6.A5" office:value-type="string">
            <text:p text:style-name="P20">7<text:span text:style-name="T8">0</text:span> mSv/h</text:p>
          </table:table-cell>
          <table:table-cell table:style-name="t6.B5" office:value-type="string">
            <text:p text:style-name="P21">$6-31</text:p>
          </table:table-cell>
          <table:table-cell table:style-name="t6.B5" office:value-type="string">
            <text:p text:style-name="P21">$6-41</text:p>
          </table:table-cell>
          <table:table-cell table:style-name="t6.B5" office:value-type="string">
            <text:p text:style-name="P21">$6-51</text:p>
          </table:table-cell>
          <table:table-cell table:style-name="t6.B5" office:value-type="string">
            <text:p text:style-name="P21">$6-61</text:p>
          </table:table-cell>
          <table:table-cell table:style-name="t6.B5" office:value-type="string">
            <text:p text:style-name="P21">$6-71</text:p>
          </table:table-cell>
          <table:table-cell table:style-name="t6.B5" office:value-type="string">
            <text:p text:style-name="P21">$6-81</text:p>
          </table:table-cell>
          <table:table-cell table:style-name="t6.B5" office:value-type="string">
            <text:p text:style-name="P21">$6-01</text:p>
          </table:table-cell>
          <table:table-cell table:style-name="t6.B5" office:value-type="string">
            <text:p text:style-name="P21">$6-11</text:p>
          </table:table-cell>
          <table:table-cell table:style-name="t6.B5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20"><text:span text:style-name="T8">0,</text:span>7 Sv/h</text:p>
          </table:table-cell>
          <table:table-cell table:style-name="t6.B5" office:value-type="string">
            <text:p text:style-name="P21">$6-32</text:p>
          </table:table-cell>
          <table:table-cell table:style-name="t6.B5" office:value-type="string">
            <text:p text:style-name="P21">$6-42</text:p>
          </table:table-cell>
          <table:table-cell table:style-name="t6.B5" office:value-type="string">
            <text:p text:style-name="P21">$6-52</text:p>
          </table:table-cell>
          <table:table-cell table:style-name="t6.B5" office:value-type="string">
            <text:p text:style-name="P21">$6-62</text:p>
          </table:table-cell>
          <table:table-cell table:style-name="t6.B5" office:value-type="string">
            <text:p text:style-name="P21">$6-72</text:p>
          </table:table-cell>
          <table:table-cell table:style-name="t6.B5" office:value-type="string">
            <text:p text:style-name="P21">$6-82</text:p>
          </table:table-cell>
          <table:table-cell table:style-name="t6.B5" office:value-type="string">
            <text:p text:style-name="P21">$6-02</text:p>
          </table:table-cell>
          <table:table-cell table:style-name="t6.B5" office:value-type="string">
            <text:p text:style-name="P21">$6-12</text:p>
          </table:table-cell>
          <table:table-cell table:style-name="t6.B5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20">7 Sv/h</text:p>
          </table:table-cell>
          <table:table-cell table:style-name="t6.B5" office:value-type="string">
            <text:p text:style-name="P21">$6-33</text:p>
          </table:table-cell>
          <table:table-cell table:style-name="t6.B5" office:value-type="string">
            <text:p text:style-name="P21">$6-43</text:p>
          </table:table-cell>
          <table:table-cell table:style-name="t6.B5" office:value-type="string">
            <text:p text:style-name="P21">$6-53</text:p>
          </table:table-cell>
          <table:table-cell table:style-name="t6.B5" office:value-type="string">
            <text:p text:style-name="P21">$6-63</text:p>
          </table:table-cell>
          <table:table-cell table:style-name="t6.B5" office:value-type="string">
            <text:p text:style-name="P21">$6-73</text:p>
          </table:table-cell>
          <table:table-cell table:style-name="t6.B5" office:value-type="string">
            <text:p text:style-name="P21">$6-83</text:p>
          </table:table-cell>
          <table:table-cell table:style-name="t6.B5" office:value-type="string">
            <text:p text:style-name="P21">$6-03</text:p>
          </table:table-cell>
          <table:table-cell table:style-name="t6.B5" office:value-type="string">
            <text:p text:style-name="P21">$6-13</text:p>
          </table:table-cell>
          <table:table-cell table:style-name="t6.B5" office:value-type="string">
            <text:p text:style-name="P21">$6-23</text:p>
          </table:table-cell>
          <table:covered-table-cell/>
        </table:table-row>
        <table:table-row>
          <table:table-cell table:style-name="t6.A9" office:value-type="string">
            <text:p text:style-name="P20"><text:span text:style-name="T8">40</text:span> Sv/h</text:p>
          </table:table-cell>
          <table:table-cell table:style-name="t6.B9" office:value-type="string">
            <text:p text:style-name="P21">$6-34</text:p>
          </table:table-cell>
          <table:table-cell table:style-name="t6.B9" office:value-type="string">
            <text:p text:style-name="P21">$6-44</text:p>
          </table:table-cell>
          <table:table-cell table:style-name="t6.B9" office:value-type="string">
            <text:p text:style-name="P21">$6-54</text:p>
          </table:table-cell>
          <table:table-cell table:style-name="t6.B9" office:value-type="string">
            <text:p text:style-name="P21">$6-64</text:p>
          </table:table-cell>
          <table:table-cell table:style-name="t6.B9" office:value-type="string">
            <text:p text:style-name="P21">$6-74</text:p>
          </table:table-cell>
          <table:table-cell table:style-name="t6.B9" office:value-type="string">
            <text:p text:style-name="P21">$6-84</text:p>
          </table:table-cell>
          <table:table-cell table:style-name="t6.B9" office:value-type="string">
            <text:p text:style-name="P21">$6-04</text:p>
          </table:table-cell>
          <table:table-cell table:style-name="t6.B9" office:value-type="string">
            <text:p text:style-name="P21">$6-14</text:p>
          </table:table-cell>
          <table:table-cell table:style-name="t6.B9" office:value-type="string">
            <text:p text:style-name="P21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3"><text:span text:style-name="T14">BDKG-2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7.B2" table:number-rows-spanned="3" office:value-type="string">
            <text:p text:style-name="P59">Radia-tion source <text:s/>number</text:p>
          </table:table-cell>
          <table:table-cell table:style-name="t7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7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1">H</text:span><text:span text:style-name="T43">1</text:span></text:p>
          </table:table-cell>
          <table:table-cell table:style-name="t7.D3" office:value-type="string">
            <text:p text:style-name="P8"><text:span text:style-name="T9">H</text:span><text:span text:style-name="T43">2</text:span></text:p>
          </table:table-cell>
          <table:table-cell table:style-name="t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0"><text:span text:style-name="T54">0,07</text:span> µSv/h</text:p>
          </table:table-cell>
          <table:table-cell table:style-name="t7.B5" office:value-type="string">
            <text:p text:style-name="P21">$7-30</text:p>
          </table:table-cell>
          <table:table-cell table:style-name="t7.B5" office:value-type="string">
            <text:p text:style-name="P21">$7-40</text:p>
          </table:table-cell>
          <table:table-cell table:style-name="t7.B5" office:value-type="string">
            <text:p text:style-name="P21">$7-50</text:p>
          </table:table-cell>
          <table:table-cell table:style-name="t7.B5" office:value-type="string">
            <text:p text:style-name="P21">$7-60</text:p>
          </table:table-cell>
          <table:table-cell table:style-name="t7.B5" office:value-type="string">
            <text:p text:style-name="P21">$7-70</text:p>
          </table:table-cell>
          <table:table-cell table:style-name="t7.B5" office:value-type="string">
            <text:p text:style-name="P21">$7-80</text:p>
          </table:table-cell>
          <table:table-cell table:style-name="t7.B5" office:value-type="string">
            <text:p text:style-name="P21">$7-00</text:p>
          </table:table-cell>
          <table:table-cell table:style-name="t7.B5" office:value-type="string">
            <text:p text:style-name="P21">$7-10</text:p>
          </table:table-cell>
          <table:table-cell table:style-name="t7.B5" office:value-type="string">
            <text:p text:style-name="P21">$7-20</text:p>
          </table:table-cell>
          <table:table-cell table:style-name="t7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7.A5" office:value-type="string">
            <text:p text:style-name="P20">0,7 µSv/h</text:p>
          </table:table-cell>
          <table:table-cell table:style-name="t7.B5" office:value-type="string">
            <text:p text:style-name="P21">$7-31</text:p>
          </table:table-cell>
          <table:table-cell table:style-name="t7.B5" office:value-type="string">
            <text:p text:style-name="P21">$7-41</text:p>
          </table:table-cell>
          <table:table-cell table:style-name="t7.B5" office:value-type="string">
            <text:p text:style-name="P21">$7-51</text:p>
          </table:table-cell>
          <table:table-cell table:style-name="t7.B5" office:value-type="string">
            <text:p text:style-name="P21">$7-61</text:p>
          </table:table-cell>
          <table:table-cell table:style-name="t7.B5" office:value-type="string">
            <text:p text:style-name="P21">$7-71</text:p>
          </table:table-cell>
          <table:table-cell table:style-name="t7.B5" office:value-type="string">
            <text:p text:style-name="P21">$7-81</text:p>
          </table:table-cell>
          <table:table-cell table:style-name="t7.B5" office:value-type="string">
            <text:p text:style-name="P21">$7-01</text:p>
          </table:table-cell>
          <table:table-cell table:style-name="t7.B5" office:value-type="string">
            <text:p text:style-name="P21">$7-11</text:p>
          </table:table-cell>
          <table:table-cell table:style-name="t7.B5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20">7 µSv/h</text:p>
          </table:table-cell>
          <table:table-cell table:style-name="t7.B5" office:value-type="string">
            <text:p text:style-name="P21">$7-32</text:p>
          </table:table-cell>
          <table:table-cell table:style-name="t7.B5" office:value-type="string">
            <text:p text:style-name="P21">$7-42</text:p>
          </table:table-cell>
          <table:table-cell table:style-name="t7.B5" office:value-type="string">
            <text:p text:style-name="P21">$7-52</text:p>
          </table:table-cell>
          <table:table-cell table:style-name="t7.B5" office:value-type="string">
            <text:p text:style-name="P21">$7-62</text:p>
          </table:table-cell>
          <table:table-cell table:style-name="t7.B5" office:value-type="string">
            <text:p text:style-name="P21">$7-72</text:p>
          </table:table-cell>
          <table:table-cell table:style-name="t7.B5" office:value-type="string">
            <text:p text:style-name="P21">$7-82</text:p>
          </table:table-cell>
          <table:table-cell table:style-name="t7.B5" office:value-type="string">
            <text:p text:style-name="P21">$7-02</text:p>
          </table:table-cell>
          <table:table-cell table:style-name="t7.B5" office:value-type="string">
            <text:p text:style-name="P21">$7-12</text:p>
          </table:table-cell>
          <table:table-cell table:style-name="t7.B5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20">70 µSv/h</text:p>
          </table:table-cell>
          <table:table-cell table:style-name="t7.B5" office:value-type="string">
            <text:p text:style-name="P21">$7-33</text:p>
          </table:table-cell>
          <table:table-cell table:style-name="t7.B5" office:value-type="string">
            <text:p text:style-name="P21">$7-43</text:p>
          </table:table-cell>
          <table:table-cell table:style-name="t7.B5" office:value-type="string">
            <text:p text:style-name="P21">$7-53</text:p>
          </table:table-cell>
          <table:table-cell table:style-name="t7.B5" office:value-type="string">
            <text:p text:style-name="P21">$7-63</text:p>
          </table:table-cell>
          <table:table-cell table:style-name="t7.B5" office:value-type="string">
            <text:p text:style-name="P21">$7-73</text:p>
          </table:table-cell>
          <table:table-cell table:style-name="t7.B5" office:value-type="string">
            <text:p text:style-name="P21">$7-83</text:p>
          </table:table-cell>
          <table:table-cell table:style-name="t7.B5" office:value-type="string">
            <text:p text:style-name="P21">$7-03</text:p>
          </table:table-cell>
          <table:table-cell table:style-name="t7.B5" office:value-type="string">
            <text:p text:style-name="P21">$7-13</text:p>
          </table:table-cell>
          <table:table-cell table:style-name="t7.B5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20">0,7 mSv/h</text:p>
          </table:table-cell>
          <table:table-cell table:style-name="t7.B5" office:value-type="string">
            <text:p text:style-name="P21">$7-34</text:p>
          </table:table-cell>
          <table:table-cell table:style-name="t7.B5" office:value-type="string">
            <text:p text:style-name="P21">$7-44</text:p>
          </table:table-cell>
          <table:table-cell table:style-name="t7.B5" office:value-type="string">
            <text:p text:style-name="P21">$7-54</text:p>
          </table:table-cell>
          <table:table-cell table:style-name="t7.B5" office:value-type="string">
            <text:p text:style-name="P21">$7-64</text:p>
          </table:table-cell>
          <table:table-cell table:style-name="t7.B5" office:value-type="string">
            <text:p text:style-name="P21">$7-74</text:p>
          </table:table-cell>
          <table:table-cell table:style-name="t7.B5" office:value-type="string">
            <text:p text:style-name="P21">$7-84</text:p>
          </table:table-cell>
          <table:table-cell table:style-name="t7.B5" office:value-type="string">
            <text:p text:style-name="P21">$7-04</text:p>
          </table:table-cell>
          <table:table-cell table:style-name="t7.B5" office:value-type="string">
            <text:p text:style-name="P21">$7-14</text:p>
          </table:table-cell>
          <table:table-cell table:style-name="t7.B5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20">7,0 mSv/h</text:p>
          </table:table-cell>
          <table:table-cell table:style-name="t7.B5" office:value-type="string">
            <text:p text:style-name="P21">$7-35</text:p>
          </table:table-cell>
          <table:table-cell table:style-name="t7.B5" office:value-type="string">
            <text:p text:style-name="P21">$7-45</text:p>
          </table:table-cell>
          <table:table-cell table:style-name="t7.B5" office:value-type="string">
            <text:p text:style-name="P21">$7-55</text:p>
          </table:table-cell>
          <table:table-cell table:style-name="t7.B5" office:value-type="string">
            <text:p text:style-name="P21">$7-65</text:p>
          </table:table-cell>
          <table:table-cell table:style-name="t7.B5" office:value-type="string">
            <text:p text:style-name="P21">$7-75</text:p>
          </table:table-cell>
          <table:table-cell table:style-name="t7.B5" office:value-type="string">
            <text:p text:style-name="P21">$7-85</text:p>
          </table:table-cell>
          <table:table-cell table:style-name="t7.B5" office:value-type="string">
            <text:p text:style-name="P21">$7-05</text:p>
          </table:table-cell>
          <table:table-cell table:style-name="t7.B5" office:value-type="string">
            <text:p text:style-name="P21">$7-15</text:p>
          </table:table-cell>
          <table:table-cell table:style-name="t7.B5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20">70 mSv/h</text:p>
          </table:table-cell>
          <table:table-cell table:style-name="t7.B5" office:value-type="string">
            <text:p text:style-name="P21">$7-36</text:p>
          </table:table-cell>
          <table:table-cell table:style-name="t7.B5" office:value-type="string">
            <text:p text:style-name="P21">$7-46</text:p>
          </table:table-cell>
          <table:table-cell table:style-name="t7.B5" office:value-type="string">
            <text:p text:style-name="P21">$7-56</text:p>
          </table:table-cell>
          <table:table-cell table:style-name="t7.B5" office:value-type="string">
            <text:p text:style-name="P21">$7-66</text:p>
          </table:table-cell>
          <table:table-cell table:style-name="t7.B5" office:value-type="string">
            <text:p text:style-name="P21">$7-76</text:p>
          </table:table-cell>
          <table:table-cell table:style-name="t7.B5" office:value-type="string">
            <text:p text:style-name="P21">$7-86</text:p>
          </table:table-cell>
          <table:table-cell table:style-name="t7.B5" office:value-type="string">
            <text:p text:style-name="P21">$7-06</text:p>
          </table:table-cell>
          <table:table-cell table:style-name="t7.B5" office:value-type="string">
            <text:p text:style-name="P21">$7-16</text:p>
          </table:table-cell>
          <table:table-cell table:style-name="t7.B5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20">0,7 Sv/h</text:p>
          </table:table-cell>
          <table:table-cell table:style-name="t7.B12" office:value-type="string">
            <text:p text:style-name="P21">$7-37</text:p>
          </table:table-cell>
          <table:table-cell table:style-name="t7.B12" office:value-type="string">
            <text:p text:style-name="P21">$7-47</text:p>
          </table:table-cell>
          <table:table-cell table:style-name="t7.B12" office:value-type="string">
            <text:p text:style-name="P21">$7-57</text:p>
          </table:table-cell>
          <table:table-cell table:style-name="t7.B12" office:value-type="string">
            <text:p text:style-name="P21">$7-67</text:p>
          </table:table-cell>
          <table:table-cell table:style-name="t7.B12" office:value-type="string">
            <text:p text:style-name="P21">$7-77</text:p>
          </table:table-cell>
          <table:table-cell table:style-name="t7.B12" office:value-type="string">
            <text:p text:style-name="P21">$7-87</text:p>
          </table:table-cell>
          <table:table-cell table:style-name="t7.B12" office:value-type="string">
            <text:p text:style-name="P21">$7-07</text:p>
          </table:table-cell>
          <table:table-cell table:style-name="t7.B12" office:value-type="string">
            <text:p text:style-name="P21">$7-17</text:p>
          </table:table-cell>
          <table:table-cell table:style-name="t7.B12" office:value-type="string">
            <text:p text:style-name="P2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3"><text:span text:style-name="T14">BDKG-30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1"><text:span text:style-name="T8">Kerma rate at check point</text:span> <text:span text:style-name="T41">Ḣ</text:span><text:span text:style-name="T45">oi</text:span><text:span text:style-name="T66">(10)</text:span></text:p>
          </table:table-cell>
          <table:table-cell table:style-name="t8.B2" table:number-rows-spanned="3" office:value-type="string">
            <text:p text:style-name="P59">Radia-tion source <text:s/>number</text:p>
          </table:table-cell>
          <table:table-cell table:style-name="t8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8.B2" table:number-columns-spanned="5" office:value-type="string">
            <text:p text:style-name="P8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8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1">H</text:span><text:span text:style-name="T43">1</text:span></text:p>
          </table:table-cell>
          <table:table-cell table:style-name="t8.D3" office:value-type="string">
            <text:p text:style-name="P8"><text:span text:style-name="T9">H</text:span><text:span text:style-name="T43">2</text:span></text:p>
          </table:table-cell>
          <table:table-cell table:style-name="t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0">0,<text:span text:style-name="T8">03</text:span> µ<text:span text:style-name="T8">Gy</text:span>/h</text:p>
          </table:table-cell>
          <table:table-cell table:style-name="t8.B5" office:value-type="string">
            <text:p text:style-name="P21">$8-30</text:p>
          </table:table-cell>
          <table:table-cell table:style-name="t8.B5" office:value-type="string">
            <text:p text:style-name="P21">$8-40</text:p>
          </table:table-cell>
          <table:table-cell table:style-name="t8.B5" office:value-type="string">
            <text:p text:style-name="P21">$8-50</text:p>
          </table:table-cell>
          <table:table-cell table:style-name="t8.B5" office:value-type="string">
            <text:p text:style-name="P21">$8-60</text:p>
          </table:table-cell>
          <table:table-cell table:style-name="t8.B5" office:value-type="string">
            <text:p text:style-name="P21">$8-70</text:p>
          </table:table-cell>
          <table:table-cell table:style-name="t8.B5" office:value-type="string">
            <text:p text:style-name="P21">$8-80</text:p>
          </table:table-cell>
          <table:table-cell table:style-name="t8.B5" office:value-type="string">
            <text:p text:style-name="P21">$8-00</text:p>
          </table:table-cell>
          <table:table-cell table:style-name="t8.B5" office:value-type="string">
            <text:p text:style-name="P21">$8-10</text:p>
          </table:table-cell>
          <table:table-cell table:style-name="t8.B5" office:value-type="string">
            <text:p text:style-name="P21">$8-20</text:p>
          </table:table-cell>
          <table:table-cell table:style-name="t8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8.A5" office:value-type="string">
            <text:p text:style-name="P20">0,<text:span text:style-name="T54">7</text:span> µ<text:span text:style-name="T8">Gy</text:span>/h</text:p>
          </table:table-cell>
          <table:table-cell table:style-name="t8.B5" office:value-type="string">
            <text:p text:style-name="P21">$8-31</text:p>
          </table:table-cell>
          <table:table-cell table:style-name="t8.B5" office:value-type="string">
            <text:p text:style-name="P21">$8-41</text:p>
          </table:table-cell>
          <table:table-cell table:style-name="t8.B5" office:value-type="string">
            <text:p text:style-name="P21">$8-51</text:p>
          </table:table-cell>
          <table:table-cell table:style-name="t8.B5" office:value-type="string">
            <text:p text:style-name="P21">$8-61</text:p>
          </table:table-cell>
          <table:table-cell table:style-name="t8.B5" office:value-type="string">
            <text:p text:style-name="P21">$8-71</text:p>
          </table:table-cell>
          <table:table-cell table:style-name="t8.B5" office:value-type="string">
            <text:p text:style-name="P21">$8-81</text:p>
          </table:table-cell>
          <table:table-cell table:style-name="t8.B5" office:value-type="string">
            <text:p text:style-name="P21">$8-01</text:p>
          </table:table-cell>
          <table:table-cell table:style-name="t8.B5" office:value-type="string">
            <text:p text:style-name="P21">$8-11</text:p>
          </table:table-cell>
          <table:table-cell table:style-name="t8.B5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20">7 µ<text:span text:style-name="T8">Gy</text:span>/h</text:p>
          </table:table-cell>
          <table:table-cell table:style-name="t8.B5" office:value-type="string">
            <text:p text:style-name="P21">$8-32</text:p>
          </table:table-cell>
          <table:table-cell table:style-name="t8.B5" office:value-type="string">
            <text:p text:style-name="P21">$8-42</text:p>
          </table:table-cell>
          <table:table-cell table:style-name="t8.B5" office:value-type="string">
            <text:p text:style-name="P21">$8-52</text:p>
          </table:table-cell>
          <table:table-cell table:style-name="t8.B5" office:value-type="string">
            <text:p text:style-name="P21">$8-62</text:p>
          </table:table-cell>
          <table:table-cell table:style-name="t8.B5" office:value-type="string">
            <text:p text:style-name="P21">$8-72</text:p>
          </table:table-cell>
          <table:table-cell table:style-name="t8.B5" office:value-type="string">
            <text:p text:style-name="P21">$8-82</text:p>
          </table:table-cell>
          <table:table-cell table:style-name="t8.B5" office:value-type="string">
            <text:p text:style-name="P21">$8-02</text:p>
          </table:table-cell>
          <table:table-cell table:style-name="t8.B5" office:value-type="string">
            <text:p text:style-name="P21">$8-12</text:p>
          </table:table-cell>
          <table:table-cell table:style-name="t8.B5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20">70 µ<text:span text:style-name="T8">Gy</text:span>/h</text:p>
          </table:table-cell>
          <table:table-cell table:style-name="t8.B5" office:value-type="string">
            <text:p text:style-name="P21">$8-33</text:p>
          </table:table-cell>
          <table:table-cell table:style-name="t8.B5" office:value-type="string">
            <text:p text:style-name="P21">$8-43</text:p>
          </table:table-cell>
          <table:table-cell table:style-name="t8.B5" office:value-type="string">
            <text:p text:style-name="P21">$8-53</text:p>
          </table:table-cell>
          <table:table-cell table:style-name="t8.B5" office:value-type="string">
            <text:p text:style-name="P21">$8-63</text:p>
          </table:table-cell>
          <table:table-cell table:style-name="t8.B5" office:value-type="string">
            <text:p text:style-name="P21">$8-73</text:p>
          </table:table-cell>
          <table:table-cell table:style-name="t8.B5" office:value-type="string">
            <text:p text:style-name="P21">$8-83</text:p>
          </table:table-cell>
          <table:table-cell table:style-name="t8.B5" office:value-type="string">
            <text:p text:style-name="P21">$8-03</text:p>
          </table:table-cell>
          <table:table-cell table:style-name="t8.B5" office:value-type="string">
            <text:p text:style-name="P21">$8-13</text:p>
          </table:table-cell>
          <table:table-cell table:style-name="t8.B5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20">0,7 <text:span text:style-name="T8">mGy</text:span>/h</text:p>
          </table:table-cell>
          <table:table-cell table:style-name="t8.B5" office:value-type="string">
            <text:p text:style-name="P21">$8-34</text:p>
          </table:table-cell>
          <table:table-cell table:style-name="t8.B5" office:value-type="string">
            <text:p text:style-name="P21">$8-44</text:p>
          </table:table-cell>
          <table:table-cell table:style-name="t8.B5" office:value-type="string">
            <text:p text:style-name="P21">$8-54</text:p>
          </table:table-cell>
          <table:table-cell table:style-name="t8.B5" office:value-type="string">
            <text:p text:style-name="P21">$8-64</text:p>
          </table:table-cell>
          <table:table-cell table:style-name="t8.B5" office:value-type="string">
            <text:p text:style-name="P21">$8-74</text:p>
          </table:table-cell>
          <table:table-cell table:style-name="t8.B5" office:value-type="string">
            <text:p text:style-name="P21">$8-84</text:p>
          </table:table-cell>
          <table:table-cell table:style-name="t8.B5" office:value-type="string">
            <text:p text:style-name="P21">$8-04</text:p>
          </table:table-cell>
          <table:table-cell table:style-name="t8.B5" office:value-type="string">
            <text:p text:style-name="P21">$8-14</text:p>
          </table:table-cell>
          <table:table-cell table:style-name="t8.B5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20">7,0 <text:span text:style-name="T8">mGy</text:span>/h</text:p>
          </table:table-cell>
          <table:table-cell table:style-name="t8.B5" office:value-type="string">
            <text:p text:style-name="P21">$8-35</text:p>
          </table:table-cell>
          <table:table-cell table:style-name="t8.B5" office:value-type="string">
            <text:p text:style-name="P21">$8-45</text:p>
          </table:table-cell>
          <table:table-cell table:style-name="t8.B5" office:value-type="string">
            <text:p text:style-name="P21">$8-55</text:p>
          </table:table-cell>
          <table:table-cell table:style-name="t8.B5" office:value-type="string">
            <text:p text:style-name="P21">$8-65</text:p>
          </table:table-cell>
          <table:table-cell table:style-name="t8.B5" office:value-type="string">
            <text:p text:style-name="P21">$8-75</text:p>
          </table:table-cell>
          <table:table-cell table:style-name="t8.B5" office:value-type="string">
            <text:p text:style-name="P21">$8-85</text:p>
          </table:table-cell>
          <table:table-cell table:style-name="t8.B5" office:value-type="string">
            <text:p text:style-name="P21">$8-05</text:p>
          </table:table-cell>
          <table:table-cell table:style-name="t8.B5" office:value-type="string">
            <text:p text:style-name="P21">$8-15</text:p>
          </table:table-cell>
          <table:table-cell table:style-name="t8.B5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20">70 <text:span text:style-name="T8">mGy</text:span>/h</text:p>
          </table:table-cell>
          <table:table-cell table:style-name="t8.B5" office:value-type="string">
            <text:p text:style-name="P21">$8-36</text:p>
          </table:table-cell>
          <table:table-cell table:style-name="t8.B5" office:value-type="string">
            <text:p text:style-name="P21">$8-46</text:p>
          </table:table-cell>
          <table:table-cell table:style-name="t8.B5" office:value-type="string">
            <text:p text:style-name="P21">$8-56</text:p>
          </table:table-cell>
          <table:table-cell table:style-name="t8.B5" office:value-type="string">
            <text:p text:style-name="P21">$8-66</text:p>
          </table:table-cell>
          <table:table-cell table:style-name="t8.B5" office:value-type="string">
            <text:p text:style-name="P21">$8-76</text:p>
          </table:table-cell>
          <table:table-cell table:style-name="t8.B5" office:value-type="string">
            <text:p text:style-name="P21">$8-86</text:p>
          </table:table-cell>
          <table:table-cell table:style-name="t8.B5" office:value-type="string">
            <text:p text:style-name="P21">$8-06</text:p>
          </table:table-cell>
          <table:table-cell table:style-name="t8.B5" office:value-type="string">
            <text:p text:style-name="P21">$8-16</text:p>
          </table:table-cell>
          <table:table-cell table:style-name="t8.B5" office:value-type="string">
            <text:p text:style-name="P21">$8-26</text:p>
          </table:table-cell>
          <table:covered-table-cell/>
        </table:table-row>
        <table:table-row>
          <table:table-cell table:style-name="t8.A12" office:value-type="string">
            <text:p text:style-name="P20">0,7 <text:span text:style-name="T8">Gy</text:span>/h</text:p>
          </table:table-cell>
          <table:table-cell table:style-name="t8.B12" office:value-type="string">
            <text:p text:style-name="P21">$8-37</text:p>
          </table:table-cell>
          <table:table-cell table:style-name="t8.B12" office:value-type="string">
            <text:p text:style-name="P21">$8-47</text:p>
          </table:table-cell>
          <table:table-cell table:style-name="t8.B12" office:value-type="string">
            <text:p text:style-name="P21">$8-57</text:p>
          </table:table-cell>
          <table:table-cell table:style-name="t8.B12" office:value-type="string">
            <text:p text:style-name="P21">$8-67</text:p>
          </table:table-cell>
          <table:table-cell table:style-name="t8.B12" office:value-type="string">
            <text:p text:style-name="P21">$8-77</text:p>
          </table:table-cell>
          <table:table-cell table:style-name="t8.B12" office:value-type="string">
            <text:p text:style-name="P21">$8-87</text:p>
          </table:table-cell>
          <table:table-cell table:style-name="t8.B12" office:value-type="string">
            <text:p text:style-name="P21">$8-07</text:p>
          </table:table-cell>
          <table:table-cell table:style-name="t8.B12" office:value-type="string">
            <text:p text:style-name="P21">$8-17</text:p>
          </table:table-cell>
          <table:table-cell table:style-name="t8.B12" office:value-type="string">
            <text:p text:style-name="P2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43"><text:span text:style-name="T14">BDKG-3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9.B2" table:number-rows-spanned="3" office:value-type="string">
            <text:p text:style-name="P59">Radia-tion source <text:s/>number</text:p>
          </table:table-cell>
          <table:table-cell table:style-name="t9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9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1">H</text:span><text:span text:style-name="T43">1</text:span></text:p>
          </table:table-cell>
          <table:table-cell table:style-name="t9.D3" office:value-type="string">
            <text:p text:style-name="P8"><text:span text:style-name="T9">H</text:span><text:span text:style-name="T43">2</text:span></text:p>
          </table:table-cell>
          <table:table-cell table:style-name="t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20"><text:span text:style-name="T54">0,07</text:span> µSv/h</text:p>
          </table:table-cell>
          <table:table-cell table:style-name="t9.B5" office:value-type="string">
            <text:p text:style-name="P21">$9-30</text:p>
          </table:table-cell>
          <table:table-cell table:style-name="t9.B5" office:value-type="string">
            <text:p text:style-name="P21">$9-40</text:p>
          </table:table-cell>
          <table:table-cell table:style-name="t9.B5" office:value-type="string">
            <text:p text:style-name="P21">$9-50</text:p>
          </table:table-cell>
          <table:table-cell table:style-name="t9.B5" office:value-type="string">
            <text:p text:style-name="P21">$9-60</text:p>
          </table:table-cell>
          <table:table-cell table:style-name="t9.B5" office:value-type="string">
            <text:p text:style-name="P21">$9-70</text:p>
          </table:table-cell>
          <table:table-cell table:style-name="t9.B5" office:value-type="string">
            <text:p text:style-name="P21">$9-80</text:p>
          </table:table-cell>
          <table:table-cell table:style-name="t9.B5" office:value-type="string">
            <text:p text:style-name="P21">$9-00</text:p>
          </table:table-cell>
          <table:table-cell table:style-name="t9.B5" office:value-type="string">
            <text:p text:style-name="P21">$9-10</text:p>
          </table:table-cell>
          <table:table-cell table:style-name="t9.B5" office:value-type="string">
            <text:p text:style-name="P21">$9-20</text:p>
          </table:table-cell>
          <table:table-cell table:style-name="t9.K5" table:number-rows-spanned="9" office:value-type="string">
            <text:p text:style-name="P20">±<text:span text:style-name="T8">20</text:span></text:p>
          </table:table-cell>
        </table:table-row>
        <table:table-row>
          <table:table-cell table:style-name="t9.A5" office:value-type="string">
            <text:p text:style-name="P20">0,7 µSv/h</text:p>
          </table:table-cell>
          <table:table-cell table:style-name="t9.B5" office:value-type="string">
            <text:p text:style-name="P21">$9-31</text:p>
          </table:table-cell>
          <table:table-cell table:style-name="t9.B5" office:value-type="string">
            <text:p text:style-name="P21">$9-41</text:p>
          </table:table-cell>
          <table:table-cell table:style-name="t9.B5" office:value-type="string">
            <text:p text:style-name="P21">$9-51</text:p>
          </table:table-cell>
          <table:table-cell table:style-name="t9.B5" office:value-type="string">
            <text:p text:style-name="P21">$9-61</text:p>
          </table:table-cell>
          <table:table-cell table:style-name="t9.B5" office:value-type="string">
            <text:p text:style-name="P21">$9-71</text:p>
          </table:table-cell>
          <table:table-cell table:style-name="t9.B5" office:value-type="string">
            <text:p text:style-name="P21">$9-81</text:p>
          </table:table-cell>
          <table:table-cell table:style-name="t9.B5" office:value-type="string">
            <text:p text:style-name="P21">$9-01</text:p>
          </table:table-cell>
          <table:table-cell table:style-name="t9.B5" office:value-type="string">
            <text:p text:style-name="P21">$9-11</text:p>
          </table:table-cell>
          <table:table-cell table:style-name="t9.B5" office:value-type="string">
            <text:p text:style-name="P21">$9-21</text:p>
          </table:table-cell>
          <table:covered-table-cell/>
        </table:table-row>
        <table:table-row>
          <table:table-cell table:style-name="t9.A5" office:value-type="string">
            <text:p text:style-name="P20">7 µSv/h</text:p>
          </table:table-cell>
          <table:table-cell table:style-name="t9.B5" office:value-type="string">
            <text:p text:style-name="P21">$9-32</text:p>
          </table:table-cell>
          <table:table-cell table:style-name="t9.B5" office:value-type="string">
            <text:p text:style-name="P21">$9-42</text:p>
          </table:table-cell>
          <table:table-cell table:style-name="t9.B5" office:value-type="string">
            <text:p text:style-name="P21">$9-52</text:p>
          </table:table-cell>
          <table:table-cell table:style-name="t9.B5" office:value-type="string">
            <text:p text:style-name="P21">$9-62</text:p>
          </table:table-cell>
          <table:table-cell table:style-name="t9.B5" office:value-type="string">
            <text:p text:style-name="P21">$9-72</text:p>
          </table:table-cell>
          <table:table-cell table:style-name="t9.B5" office:value-type="string">
            <text:p text:style-name="P21">$9-82</text:p>
          </table:table-cell>
          <table:table-cell table:style-name="t9.B5" office:value-type="string">
            <text:p text:style-name="P21">$9-02</text:p>
          </table:table-cell>
          <table:table-cell table:style-name="t9.B5" office:value-type="string">
            <text:p text:style-name="P21">$9-12</text:p>
          </table:table-cell>
          <table:table-cell table:style-name="t9.B5" office:value-type="string">
            <text:p text:style-name="P21">$9-22</text:p>
          </table:table-cell>
          <table:covered-table-cell/>
        </table:table-row>
        <table:table-row>
          <table:table-cell table:style-name="t9.A5" office:value-type="string">
            <text:p text:style-name="P20">70 µSv/h</text:p>
          </table:table-cell>
          <table:table-cell table:style-name="t9.B5" office:value-type="string">
            <text:p text:style-name="P21">$9-33</text:p>
          </table:table-cell>
          <table:table-cell table:style-name="t9.B5" office:value-type="string">
            <text:p text:style-name="P21">$9-43</text:p>
          </table:table-cell>
          <table:table-cell table:style-name="t9.B5" office:value-type="string">
            <text:p text:style-name="P21">$9-53</text:p>
          </table:table-cell>
          <table:table-cell table:style-name="t9.B5" office:value-type="string">
            <text:p text:style-name="P21">$9-63</text:p>
          </table:table-cell>
          <table:table-cell table:style-name="t9.B5" office:value-type="string">
            <text:p text:style-name="P21">$9-73</text:p>
          </table:table-cell>
          <table:table-cell table:style-name="t9.B5" office:value-type="string">
            <text:p text:style-name="P21">$9-83</text:p>
          </table:table-cell>
          <table:table-cell table:style-name="t9.B5" office:value-type="string">
            <text:p text:style-name="P21">$9-03</text:p>
          </table:table-cell>
          <table:table-cell table:style-name="t9.B5" office:value-type="string">
            <text:p text:style-name="P21">$9-13</text:p>
          </table:table-cell>
          <table:table-cell table:style-name="t9.B5" office:value-type="string">
            <text:p text:style-name="P21">$9-23</text:p>
          </table:table-cell>
          <table:covered-table-cell/>
        </table:table-row>
        <table:table-row>
          <table:table-cell table:style-name="t9.A5" office:value-type="string">
            <text:p text:style-name="P20">0,7 mSv/h</text:p>
          </table:table-cell>
          <table:table-cell table:style-name="t9.B5" office:value-type="string">
            <text:p text:style-name="P21">$9-34</text:p>
          </table:table-cell>
          <table:table-cell table:style-name="t9.B5" office:value-type="string">
            <text:p text:style-name="P21">$9-44</text:p>
          </table:table-cell>
          <table:table-cell table:style-name="t9.B5" office:value-type="string">
            <text:p text:style-name="P21">$9-54</text:p>
          </table:table-cell>
          <table:table-cell table:style-name="t9.B5" office:value-type="string">
            <text:p text:style-name="P21">$9-64</text:p>
          </table:table-cell>
          <table:table-cell table:style-name="t9.B5" office:value-type="string">
            <text:p text:style-name="P21">$9-74</text:p>
          </table:table-cell>
          <table:table-cell table:style-name="t9.B5" office:value-type="string">
            <text:p text:style-name="P21">$9-84</text:p>
          </table:table-cell>
          <table:table-cell table:style-name="t9.B5" office:value-type="string">
            <text:p text:style-name="P21">$9-04</text:p>
          </table:table-cell>
          <table:table-cell table:style-name="t9.B5" office:value-type="string">
            <text:p text:style-name="P21">$9-14</text:p>
          </table:table-cell>
          <table:table-cell table:style-name="t9.B5" office:value-type="string">
            <text:p text:style-name="P21">$9-24</text:p>
          </table:table-cell>
          <table:covered-table-cell/>
        </table:table-row>
        <table:table-row>
          <table:table-cell table:style-name="t9.A5" office:value-type="string">
            <text:p text:style-name="P20">7,0 mSv/h</text:p>
          </table:table-cell>
          <table:table-cell table:style-name="t9.B5" office:value-type="string">
            <text:p text:style-name="P21">$9-35</text:p>
          </table:table-cell>
          <table:table-cell table:style-name="t9.B5" office:value-type="string">
            <text:p text:style-name="P21">$9-45</text:p>
          </table:table-cell>
          <table:table-cell table:style-name="t9.B5" office:value-type="string">
            <text:p text:style-name="P21">$9-55</text:p>
          </table:table-cell>
          <table:table-cell table:style-name="t9.B5" office:value-type="string">
            <text:p text:style-name="P21">$9-65</text:p>
          </table:table-cell>
          <table:table-cell table:style-name="t9.B5" office:value-type="string">
            <text:p text:style-name="P21">$9-75</text:p>
          </table:table-cell>
          <table:table-cell table:style-name="t9.B5" office:value-type="string">
            <text:p text:style-name="P21">$9-85</text:p>
          </table:table-cell>
          <table:table-cell table:style-name="t9.B5" office:value-type="string">
            <text:p text:style-name="P21">$9-05</text:p>
          </table:table-cell>
          <table:table-cell table:style-name="t9.B5" office:value-type="string">
            <text:p text:style-name="P21">$9-15</text:p>
          </table:table-cell>
          <table:table-cell table:style-name="t9.B5" office:value-type="string">
            <text:p text:style-name="P21">$9-25</text:p>
          </table:table-cell>
          <table:covered-table-cell/>
        </table:table-row>
        <table:table-row>
          <table:table-cell table:style-name="t9.A5" office:value-type="string">
            <text:p text:style-name="P20">70 mSv/h</text:p>
          </table:table-cell>
          <table:table-cell table:style-name="t9.B5" office:value-type="string">
            <text:p text:style-name="P21">$9-36</text:p>
          </table:table-cell>
          <table:table-cell table:style-name="t9.B5" office:value-type="string">
            <text:p text:style-name="P21">$9-46</text:p>
          </table:table-cell>
          <table:table-cell table:style-name="t9.B5" office:value-type="string">
            <text:p text:style-name="P21">$9-56</text:p>
          </table:table-cell>
          <table:table-cell table:style-name="t9.B5" office:value-type="string">
            <text:p text:style-name="P21">$9-66</text:p>
          </table:table-cell>
          <table:table-cell table:style-name="t9.B5" office:value-type="string">
            <text:p text:style-name="P21">$9-76</text:p>
          </table:table-cell>
          <table:table-cell table:style-name="t9.B5" office:value-type="string">
            <text:p text:style-name="P21">$9-86</text:p>
          </table:table-cell>
          <table:table-cell table:style-name="t9.B5" office:value-type="string">
            <text:p text:style-name="P21">$9-06</text:p>
          </table:table-cell>
          <table:table-cell table:style-name="t9.B5" office:value-type="string">
            <text:p text:style-name="P21">$9-16</text:p>
          </table:table-cell>
          <table:table-cell table:style-name="t9.B5" office:value-type="string">
            <text:p text:style-name="P21">$9-26</text:p>
          </table:table-cell>
          <table:covered-table-cell/>
        </table:table-row>
        <table:table-row>
          <table:table-cell table:style-name="t9.A5" office:value-type="string">
            <text:p text:style-name="P20">0,<text:span text:style-name="T54">35</text:span> Sv/h</text:p>
          </table:table-cell>
          <table:table-cell table:style-name="t9.B5" office:value-type="string">
            <text:p text:style-name="P21">$9-37</text:p>
          </table:table-cell>
          <table:table-cell table:style-name="t9.B5" office:value-type="string">
            <text:p text:style-name="P21">$9-47</text:p>
          </table:table-cell>
          <table:table-cell table:style-name="t9.B5" office:value-type="string">
            <text:p text:style-name="P21">$9-57</text:p>
          </table:table-cell>
          <table:table-cell table:style-name="t9.B5" office:value-type="string">
            <text:p text:style-name="P21">$9-67</text:p>
          </table:table-cell>
          <table:table-cell table:style-name="t9.B5" office:value-type="string">
            <text:p text:style-name="P21">$9-77</text:p>
          </table:table-cell>
          <table:table-cell table:style-name="t9.B5" office:value-type="string">
            <text:p text:style-name="P21">$9-87</text:p>
          </table:table-cell>
          <table:table-cell table:style-name="t9.B5" office:value-type="string">
            <text:p text:style-name="P21">$9-07</text:p>
          </table:table-cell>
          <table:table-cell table:style-name="t9.B5" office:value-type="string">
            <text:p text:style-name="P21">$9-17</text:p>
          </table:table-cell>
          <table:table-cell table:style-name="t9.B5" office:value-type="string">
            <text:p text:style-name="P21">$9-27</text:p>
          </table:table-cell>
          <table:covered-table-cell/>
        </table:table-row>
        <table:table-row>
          <table:table-cell table:style-name="t9.A13" office:value-type="string">
            <text:p text:style-name="P20"><text:span text:style-name="T54">0</text:span>,<text:span text:style-name="T54">5 </text:span>Sv/h</text:p>
          </table:table-cell>
          <table:table-cell table:style-name="t9.B13" office:value-type="string">
            <text:p text:style-name="P21">$9-38</text:p>
          </table:table-cell>
          <table:table-cell table:style-name="t9.B13" office:value-type="string">
            <text:p text:style-name="P21">$9-48</text:p>
          </table:table-cell>
          <table:table-cell table:style-name="t9.B13" office:value-type="string">
            <text:p text:style-name="P21">$9-58</text:p>
          </table:table-cell>
          <table:table-cell table:style-name="t9.B13" office:value-type="string">
            <text:p text:style-name="P21">$9-68</text:p>
          </table:table-cell>
          <table:table-cell table:style-name="t9.B13" office:value-type="string">
            <text:p text:style-name="P21">$9-78</text:p>
          </table:table-cell>
          <table:table-cell table:style-name="t9.B13" office:value-type="string">
            <text:p text:style-name="P21">$9-88</text:p>
          </table:table-cell>
          <table:table-cell table:style-name="t9.B13" office:value-type="string">
            <text:p text:style-name="P21">$9-08</text:p>
          </table:table-cell>
          <table:table-cell table:style-name="t9.B13" office:value-type="string">
            <text:p text:style-name="P21">$9-18</text:p>
          </table:table-cell>
          <table:table-cell table:style-name="t9.B13" office:value-type="string">
            <text:p text:style-name="P21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6"><text:span text:style-name="T14">BDKN-01 </text:span><text:span text:style-name="T14">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0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10.B2" office:value-type="string">
            <text:p text:style-name="P23">Back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10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0,600</text:p>
            <text:p text:style-name="P19"><text:span text:style-name="T10">φ</text:span><text:span text:style-name="T45">0i</text:span><text:span text:style-name="T8">=6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10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0,600</text:p>
            <text:p text:style-name="P19"><text:span text:style-name="T10">φ</text:span><text:span text:style-name="T45">0i</text:span><text:span text:style-name="T8">=57,</text:span>0</text:p>
            <text:p text:style-name="P19">20-100</text:p>
          </table:table-cell>
          <table:table-cell table:style-name="t10.B2" office:value-type="string">
            <text:p text:style-name="P62">ИБН-8-6</text:p>
            <text:p text:style-name="P63"><text:s text:c="3"/>N010</text:p>
            <text:p text:style-name="P61"><text:span text:style-name="T8">R=1,0 </text:span><text:span text:style-name="T9">m</text:span></text:p>
            <text:p text:style-name="P63">B(R)=0,863</text:p>
            <text:p text:style-name="P61"><text:span text:style-name="T10">φ</text:span><text:span text:style-name="T45">0i</text:span><text:span text:style-name="T8">=235</text:span></text:p>
            <text:p text:style-name="P62">2⋅10<text:span text:style-name="T33">2</text:span> - 10<text:span text:style-name="T33">3</text:span></text:p>
          </table:table-cell>
          <table:table-cell table:style-name="t10.F2" office:value-type="string">
            <text:p text:style-name="P62">ИБН-8-6</text:p>
            <text:p text:style-name="P63"><text:s text:c="3"/>N010</text:p>
            <text:p text:style-name="P61"><text:span text:style-name="T8">R=0,5 </text:span><text:span text:style-name="T9">m</text:span></text:p>
            <text:p text:style-name="P63">B(R)=0,965</text:p>
            <text:p text:style-name="P61"><text:span text:style-name="T10">φ</text:span><text:span text:style-name="T45">0i</text:span><text:span text:style-name="T8">=986</text:span></text:p>
            <text:p text:style-name="P62">2⋅10<text:span text:style-name="T33">3</text:span> - 10<text:span text:style-name="T33">4</text:span></text:p>
          </table:table-cell>
        </table:table-row>
        <table:table-row>
          <table:table-cell table:style-name="t10.A3" office:value-type="string">
            <text:p text:style-name="P36"><text:span text:style-name="T4">Readings</text:span><text:span text:style-name="T6"> </text:span><text:span text:style-name="T4">at check point</text:span><text:span text:style-name="T6"> <text:s/></text:span><text:span text:style-name="T70">φ</text:span><text:span text:style-name="T49"> </text:span><text:span text:style-name="T52">0</text:span><text:span text:style-name="T53">i</text:span><text:span text:style-name="T6">, </text:span><text:span text:style-name="T5">s</text:span><text:span text:style-name="T40">1</text:span><text:span text:style-name="T6">⋅</text:span><text:span text:style-name="T5">cm</text:span><text:span text:style-name="T40">-2 </text:span>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61</text:p>
            <text:p text:style-name="P24">$10-71</text:p>
            <text:p text:style-name="P24">$10-81</text:p>
          </table:table-cell>
          <table:table-cell table:style-name="t10.B3" office:value-type="string">
            <text:p text:style-name="P24">$10-62</text:p>
            <text:p text:style-name="P24">$10-72</text:p>
            <text:p text:style-name="P24">$10-82</text:p>
          </table:table-cell>
          <table:table-cell table:style-name="t10.B3" office:value-type="string">
            <text:p text:style-name="P24">$10-63</text:p>
            <text:p text:style-name="P24">$10-73</text:p>
            <text:p text:style-name="P24">$10-83</text:p>
          </table:table-cell>
          <table:table-cell table:style-name="t10.F3" office:value-type="string">
            <text:p text:style-name="P24">$10-64</text:p>
            <text:p text:style-name="P24">$10-74</text:p>
            <text:p text:style-name="P24">$10-84</text:p>
          </table:table-cell>
        </table:table-row>
        <table:table-row>
          <table:table-cell table:style-name="t10.A3" office:value-type="string">
            <text:p text:style-name="P22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10.B3" office:value-type="string">
            <text:p text:style-name="P24">$<text:span text:style-name="T54">10</text:span>-00</text:p>
          </table:table-cell>
          <table:table-cell table:style-name="t10.B3" office:value-type="string">
            <text:p text:style-name="P24">$<text:span text:style-name="T54">10</text:span>-01</text:p>
          </table:table-cell>
          <table:table-cell table:style-name="t10.B3" office:value-type="string">
            <text:p text:style-name="P24">$<text:span text:style-name="T54">10</text:span>-02</text:p>
          </table:table-cell>
          <table:table-cell table:style-name="t10.B3" office:value-type="string">
            <text:p text:style-name="P24">$<text:span text:style-name="T54">10</text:span>-03</text:p>
          </table:table-cell>
          <table:table-cell table:style-name="t10.F3" office:value-type="string">
            <text:p text:style-name="P24">$<text:span text:style-name="T54">10</text:span>-04</text:p>
          </table:table-cell>
        </table:table-row>
        <table:table-row>
          <table:table-cell table:style-name="t10.A3" office:value-type="string">
            <text:p text:style-name="P22"><text:span text:style-name="T8">Result of flux density measurement</text:span> <text:s/><text:span text:style-name="T8">at control point</text:span></text:p>
            <text:p text:style-name="P18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n21</text:p>
          </table:table-cell>
          <table:table-cell table:style-name="t10.B3" office:value-type="string">
            <text:p text:style-name="P24">$10-n22</text:p>
          </table:table-cell>
          <table:table-cell table:style-name="t10.B3" office:value-type="string">
            <text:p text:style-name="P24">$10-n23</text:p>
          </table:table-cell>
          <table:table-cell table:style-name="t10.F3" office:value-type="string">
            <text:p text:style-name="P24">$10-n24</text:p>
          </table:table-cell>
        </table:table-row>
        <table:table-row>
          <table:table-cell table:style-name="t10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n31</text:p>
          </table:table-cell>
          <table:table-cell table:style-name="t10.B3" office:value-type="string">
            <text:p text:style-name="P24">$10-n32</text:p>
          </table:table-cell>
          <table:table-cell table:style-name="t10.B3" office:value-type="string">
            <text:p text:style-name="P24">$10-n33</text:p>
          </table:table-cell>
          <table:table-cell table:style-name="t10.F3" office:value-type="string">
            <text:p text:style-name="P24">$10-n34</text:p>
          </table:table-cell>
        </table:table-row>
        <table:table-row>
          <table:table-cell table:style-name="t10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10.B3" office:value-type="string">
            <text:p text:style-name="P20"/>
            <text:p text:style-name="P19"/>
          </table:table-cell>
          <table:table-cell table:style-name="t10.B3" office:value-type="string">
            <text:p text:style-name="P24">$10-n41</text:p>
          </table:table-cell>
          <table:table-cell table:style-name="t10.B3" office:value-type="string">
            <text:p text:style-name="P24">$10-n42</text:p>
          </table:table-cell>
          <table:table-cell table:style-name="t10.B3" office:value-type="string">
            <text:p text:style-name="P24">$10-n43</text:p>
          </table:table-cell>
          <table:table-cell table:style-name="t10.F3" office:value-type="string">
            <text:p text:style-name="P24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8">Limite of intrinsic relative error </text:span>, % <text:s/><text:span text:style-name="T8">not above</text:span></text:p>
          </table:table-cell>
          <table:table-cell table:style-name="t10.B8" office:value-type="string">
            <text:p text:style-name="P20"/>
          </table:table-cell>
          <table:table-cell table:style-name="t10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<text:span text:style-name="T14">BDKN-03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7"><text:span text:style-name="T99">Dose rate at check point</text:span><text:span text:style-name="T78"> </text:span><text:span text:style-name="T76">Ḣ</text:span><text:span text:style-name="T82">oi</text:span><text:span text:style-name="T100">(10)</text:span></text:p>
          </table:table-cell>
          <table:table-cell table:style-name="t11.B2" office:value-type="string">
            <text:p text:style-name="P23">Bac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11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0,922</text:p>
            <text:p text:style-name="P19"><text:span text:style-name="T73">H</text:span><text:span text:style-name="T86">*</text:span><text:span text:style-name="T80">oi</text:span><text:span text:style-name="T77">(10)</text:span><text:span text:style-name="T8">=</text:span><text:span text:style-name="T54">9</text:span></text:p>
            <text:p text:style-name="P3">1-10</text:p>
          </table:table-cell>
          <table:table-cell table:style-name="t11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0,922</text:p>
            <text:p text:style-name="P19"><text:span text:style-name="T73">H</text:span><text:span text:style-name="T86">*</text:span><text:span text:style-name="T80">oi</text:span><text:span text:style-name="T77">(10)</text:span><text:span text:style-name="T8">=</text:span><text:span text:style-name="T54">80</text:span></text:p>
            <text:p text:style-name="P24">20-100</text:p>
          </table:table-cell>
          <table:table-cell table:style-name="t11.B2" office:value-type="string">
            <text:p text:style-name="P62">ИБН-8-6</text:p>
            <text:p text:style-name="P63">N010</text:p>
            <text:p text:style-name="P61"><text:span text:style-name="T8">R=1,0 </text:span><text:span text:style-name="T9">m</text:span></text:p>
            <text:p text:style-name="P61"><text:span text:style-name="T8">B(R)=0,</text:span>980</text:p>
            <text:p text:style-name="P61"><text:span text:style-name="T73">H</text:span><text:span text:style-name="T86">*</text:span><text:span text:style-name="T80">oi</text:span><text:span text:style-name="T77">(10)</text:span><text:span text:style-name="T8">=</text:span><text:span text:style-name="T54">330</text:span></text:p>
            <text:p text:style-name="P64">2<text:span text:style-name="T102">·</text:span>10<text:span text:style-name="T33">2</text:span>-10<text:span text:style-name="T33">3</text:span></text:p>
          </table:table-cell>
          <table:table-cell table:style-name="t11.F2" office:value-type="string">
            <text:p text:style-name="P62">ИБН-8-6</text:p>
            <text:p text:style-name="P63">N010</text:p>
            <text:p text:style-name="P61"><text:span text:style-name="T8">R=0,5 </text:span><text:span text:style-name="T9">m</text:span></text:p>
            <text:p text:style-name="P61"><text:span text:style-name="T8">B(R)=0,9</text:span>95</text:p>
            <text:p text:style-name="P61"><text:span text:style-name="T73">H</text:span><text:span text:style-name="T86">*</text:span><text:span text:style-name="T80">oi</text:span><text:span text:style-name="T77">(10)</text:span><text:span text:style-name="T8">=</text:span><text:span text:style-name="T54">1460</text:span></text:p>
            <text:p text:style-name="P64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11.A3" office:value-type="string">
            <text:p text:style-name="P27"><text:span text:style-name="T8">Readings</text:span> <text:span text:style-name="T8">at check point</text:span></text:p>
            <text:p text:style-name="P26"><text:span text:style-name="T74">H</text:span><text:span text:style-name="T87">*</text:span><text:span text:style-name="T81">i</text:span><text:span text:style-name="T79">(10) , </text:span><text:span text:style-name="T58">±δ</text:span><text:span text:style-name="T43">ст</text:span></text:p>
          </table:table-cell>
          <table:table-cell table:style-name="t11.B3" office:value-type="string">
            <text:p text:style-name="P20"/>
          </table:table-cell>
          <table:table-cell table:style-name="t11.B3" office:value-type="string">
            <text:p text:style-name="P24">$11-61</text:p>
            <text:p text:style-name="P24">$11-71</text:p>
            <text:p text:style-name="P24">$11-81</text:p>
          </table:table-cell>
          <table:table-cell table:style-name="t11.B3" office:value-type="string">
            <text:p text:style-name="P24">$11-62</text:p>
            <text:p text:style-name="P24">$11-72</text:p>
            <text:p text:style-name="P24">$11-82</text:p>
          </table:table-cell>
          <table:table-cell table:style-name="t11.B3" office:value-type="string">
            <text:p text:style-name="P24">$11-63</text:p>
            <text:p text:style-name="P24">$11-73</text:p>
            <text:p text:style-name="P24">$11-83</text:p>
          </table:table-cell>
          <table:table-cell table:style-name="t11.F3" office:value-type="string">
            <text:p text:style-name="P24">$11-64</text:p>
            <text:p text:style-name="P24">$11-74</text:p>
            <text:p text:style-name="P24">$11-84</text:p>
          </table:table-cell>
        </table:table-row>
        <table:table-row>
          <table:table-cell table:style-name="t11.A3" office:value-type="string">
            <text:p text:style-name="P27"><text:span text:style-name="T8">Average readings</text:span>, <text:span text:style-name="T75">H</text:span><text:span text:style-name="T87">*</text:span><text:span text:style-name="T81">i</text:span><text:span text:style-name="T79">(10) </text:span></text:p>
          </table:table-cell>
          <table:table-cell table:style-name="t11.B4" office:value-type="string">
            <text:p text:style-name="P24">$<text:span text:style-name="T54">1</text:span>1-00</text:p>
          </table:table-cell>
          <table:table-cell table:style-name="t11.B4" office:value-type="string">
            <text:p text:style-name="P24">$<text:span text:style-name="T54">1</text:span>1-01</text:p>
          </table:table-cell>
          <table:table-cell table:style-name="t11.B4" office:value-type="string">
            <text:p text:style-name="P24">$11-02</text:p>
          </table:table-cell>
          <table:table-cell table:style-name="t11.B4" office:value-type="string">
            <text:p text:style-name="P24">$11-03</text:p>
          </table:table-cell>
          <table:table-cell table:style-name="t11.F3" office:value-type="string">
            <text:p text:style-name="P24">$<text:span text:style-name="T54">1</text:span>1-04</text:p>
          </table:table-cell>
        </table:table-row>
        <table:table-row>
          <table:table-cell table:style-name="t11.A3" office:value-type="string">
            <text:p text:style-name="P27"><text:span text:style-name="T8">Dose rate measurement</text:span> <text:span text:style-name="T8">result</text:span> <text:span text:style-name="T8">at control point</text:span></text:p>
            <text:p text:style-name="P26"><text:span text:style-name="T74">H</text:span><text:span text:style-name="T87">*</text:span><text:span text:style-name="T83">пр</text:span><text:span text:style-name="T84">i</text:span><text:span text:style-name="T79">(10) </text:span></text:p>
          </table:table-cell>
          <table:table-cell table:style-name="t11.B4" office:value-type="string">
            <text:p text:style-name="P20"/>
          </table:table-cell>
          <table:table-cell table:style-name="t11.B4" office:value-type="string">
            <text:p text:style-name="P24">$11-n21</text:p>
          </table:table-cell>
          <table:table-cell table:style-name="t11.B4" office:value-type="string">
            <text:p text:style-name="P24">$11-n22</text:p>
          </table:table-cell>
          <table:table-cell table:style-name="t11.B4" office:value-type="string">
            <text:p text:style-name="P24">$11-n23</text:p>
          </table:table-cell>
          <table:table-cell table:style-name="t11.F3" office:value-type="string">
            <text:p text:style-name="P24">$11-n24</text:p>
          </table:table-cell>
        </table:table-row>
        <table:table-row>
          <table:table-cell table:style-name="t11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1.B4" office:value-type="string">
            <text:p text:style-name="P20"/>
          </table:table-cell>
          <table:table-cell table:style-name="t11.B4" office:value-type="string">
            <text:p text:style-name="P24">$11-n31</text:p>
          </table:table-cell>
          <table:table-cell table:style-name="t11.B4" office:value-type="string">
            <text:p text:style-name="P24">$11-n32</text:p>
          </table:table-cell>
          <table:table-cell table:style-name="t11.B4" office:value-type="string">
            <text:p text:style-name="P24">$11-n33</text:p>
          </table:table-cell>
          <table:table-cell table:style-name="t11.F3" office:value-type="string">
            <text:p text:style-name="P24">$11-n34</text:p>
          </table:table-cell>
        </table:table-row>
        <table:table-row>
          <table:table-cell table:style-name="t11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11.B4" office:value-type="string">
            <text:p text:style-name="P20"/>
            <text:p text:style-name="P19"/>
          </table:table-cell>
          <table:table-cell table:style-name="t11.B4" office:value-type="string">
            <text:p text:style-name="P24">$11-n41</text:p>
          </table:table-cell>
          <table:table-cell table:style-name="t11.B4" office:value-type="string">
            <text:p text:style-name="P24">$11-n42</text:p>
          </table:table-cell>
          <table:table-cell table:style-name="t11.B4" office:value-type="string">
            <text:p text:style-name="P24">$11-n43</text:p>
          </table:table-cell>
          <table:table-cell table:style-name="t11.F3" office:value-type="string">
            <text:p text:style-name="P24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8">Limite of intrinsic relative error </text:span>, % <text:s/><text:span text:style-name="T8">not above</text:span></text:p>
          </table:table-cell>
          <table:table-cell table:style-name="t11.B8" office:value-type="string">
            <text:p text:style-name="P20"/>
          </table:table-cell>
          <table:table-cell table:style-name="t11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72"><text:span text:style-name="T14">BDKN-06</text:span><text:span text:style-name="T14">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57"><text:span text:style-name="T99">Dose rate at check point</text:span><text:span text:style-name="T78"> </text:span><text:span text:style-name="T76">Ḣ</text:span><text:span text:style-name="T82">oi</text:span><text:span text:style-name="T100">(10)</text:span></text:p>
          </table:table-cell>
          <table:table-cell table:style-name="t28.B2" office:value-type="string">
            <text:p text:style-name="P23">Bac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28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0,886</text:p>
            <text:p text:style-name="P19"><text:span text:style-name="T73">H</text:span><text:span text:style-name="T86">*</text:span><text:span text:style-name="T80">oi</text:span><text:span text:style-name="T77">(10)</text:span><text:span text:style-name="T8">=</text:span><text:span text:style-name="T54">9</text:span></text:p>
            <text:p text:style-name="P3">1-10</text:p>
          </table:table-cell>
          <table:table-cell table:style-name="t28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0,886</text:p>
            <text:p text:style-name="P19"><text:span text:style-name="T73">H</text:span><text:span text:style-name="T86">*</text:span><text:span text:style-name="T80">oi</text:span><text:span text:style-name="T77">(10)</text:span><text:span text:style-name="T8">=75</text:span></text:p>
            <text:p text:style-name="P24">20-100</text:p>
          </table:table-cell>
          <table:table-cell table:style-name="t28.B2" office:value-type="string">
            <text:p text:style-name="P62">ИБН-8-6</text:p>
            <text:p text:style-name="P63">N010</text:p>
            <text:p text:style-name="P61"><text:span text:style-name="T8">R=1,0 </text:span><text:span text:style-name="T9">m</text:span></text:p>
            <text:p text:style-name="P61"><text:span text:style-name="T8">B(R)=0,</text:span>9<text:span text:style-name="T8">7</text:span>0</text:p>
            <text:p text:style-name="P61"><text:span text:style-name="T73">H</text:span><text:span text:style-name="T86">*</text:span><text:span text:style-name="T80">oi</text:span><text:span text:style-name="T77">(10)</text:span><text:span text:style-name="T8">=</text:span><text:span text:style-name="T54">3</text:span><text:span text:style-name="T8">09</text:span></text:p>
            <text:p text:style-name="P64">2<text:span text:style-name="T102">·</text:span>10<text:span text:style-name="T33">2</text:span>-10<text:span text:style-name="T33">3</text:span></text:p>
          </table:table-cell>
          <table:table-cell table:style-name="t28.F2" office:value-type="string">
            <text:p text:style-name="P62">ИБН-8-6</text:p>
            <text:p text:style-name="P63">N010</text:p>
            <text:p text:style-name="P61"><text:span text:style-name="T8">R=0,5 </text:span><text:span text:style-name="T9">m</text:span></text:p>
            <text:p text:style-name="P61"><text:span text:style-name="T8">B(R)=0,9</text:span>9<text:span text:style-name="T8">3</text:span></text:p>
            <text:p text:style-name="P61"><text:span text:style-name="T73">H</text:span><text:span text:style-name="T86">*</text:span><text:span text:style-name="T80">oi</text:span><text:span text:style-name="T77">(10)</text:span><text:span text:style-name="T8">=</text:span><text:span text:style-name="T54">1</text:span><text:span text:style-name="T8">301</text:span></text:p>
            <text:p text:style-name="P64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28.A3" office:value-type="string">
            <text:p text:style-name="P27"><text:span text:style-name="T8">Readings</text:span> <text:span text:style-name="T8">at check point</text:span></text:p>
            <text:p text:style-name="P26"><text:span text:style-name="T74">H</text:span><text:span text:style-name="T87">*</text:span><text:span text:style-name="T81">i</text:span><text:span text:style-name="T79">(10) , </text:span><text:span text:style-name="T58">±δ</text:span><text:span text:style-name="T43">ст</text:span></text:p>
          </table:table-cell>
          <table:table-cell table:style-name="t28.B3" office:value-type="string">
            <text:p text:style-name="P20"/>
          </table:table-cell>
          <table:table-cell table:style-name="t28.B3" office:value-type="string">
            <text:p text:style-name="P24">$28-61</text:p>
            <text:p text:style-name="P24">$28-71</text:p>
            <text:p text:style-name="P24">$28-81</text:p>
          </table:table-cell>
          <table:table-cell table:style-name="t28.B3" office:value-type="string">
            <text:p text:style-name="P24">$28-62</text:p>
            <text:p text:style-name="P24">$28-72</text:p>
            <text:p text:style-name="P24">$28-82</text:p>
          </table:table-cell>
          <table:table-cell table:style-name="t28.B3" office:value-type="string">
            <text:p text:style-name="P24">$28-63</text:p>
            <text:p text:style-name="P24">$28-73</text:p>
            <text:p text:style-name="P24">$28-83</text:p>
          </table:table-cell>
          <table:table-cell table:style-name="t28.F3" office:value-type="string">
            <text:p text:style-name="P24">$28-64</text:p>
            <text:p text:style-name="P24">$28-74</text:p>
            <text:p text:style-name="P24">$28-84</text:p>
          </table:table-cell>
        </table:table-row>
        <table:table-row>
          <table:table-cell table:style-name="t28.A3" office:value-type="string">
            <text:p text:style-name="P27"><text:span text:style-name="T8">Average readings</text:span>, <text:span text:style-name="T75">H</text:span><text:span text:style-name="T87">*</text:span><text:span text:style-name="T81">i</text:span><text:span text:style-name="T79">(10) </text:span></text:p>
          </table:table-cell>
          <table:table-cell table:style-name="t28.B4" office:value-type="string">
            <text:p text:style-name="P24">$28-00</text:p>
          </table:table-cell>
          <table:table-cell table:style-name="t28.B4" office:value-type="string">
            <text:p text:style-name="P24">$28-01</text:p>
          </table:table-cell>
          <table:table-cell table:style-name="t28.B4" office:value-type="string">
            <text:p text:style-name="P24">$28-02</text:p>
          </table:table-cell>
          <table:table-cell table:style-name="t28.B4" office:value-type="string">
            <text:p text:style-name="P24">$28-03</text:p>
          </table:table-cell>
          <table:table-cell table:style-name="t28.F3" office:value-type="string">
            <text:p text:style-name="P24">$28-04</text:p>
          </table:table-cell>
        </table:table-row>
        <table:table-row>
          <table:table-cell table:style-name="t28.A3" office:value-type="string">
            <text:p text:style-name="P27"><text:span text:style-name="T8">Dose rate measurement</text:span> <text:span text:style-name="T8">result</text:span> <text:span text:style-name="T8">at control point</text:span></text:p>
            <text:p text:style-name="P26"><text:span text:style-name="T74">H</text:span><text:span text:style-name="T87">*</text:span><text:span text:style-name="T83">пр</text:span><text:span text:style-name="T84">i</text:span><text:span text:style-name="T79">(10) </text:span></text:p>
          </table:table-cell>
          <table:table-cell table:style-name="t28.B4" office:value-type="string">
            <text:p text:style-name="P20"/>
          </table:table-cell>
          <table:table-cell table:style-name="t28.B4" office:value-type="string">
            <text:p text:style-name="P24">$28-n21</text:p>
          </table:table-cell>
          <table:table-cell table:style-name="t28.B4" office:value-type="string">
            <text:p text:style-name="P24">$28-n22</text:p>
          </table:table-cell>
          <table:table-cell table:style-name="t28.B4" office:value-type="string">
            <text:p text:style-name="P24">$28-n23</text:p>
          </table:table-cell>
          <table:table-cell table:style-name="t28.F3" office:value-type="string">
            <text:p text:style-name="P24">$28-n24</text:p>
          </table:table-cell>
        </table:table-row>
        <table:table-row>
          <table:table-cell table:style-name="t28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8.B4" office:value-type="string">
            <text:p text:style-name="P20"/>
          </table:table-cell>
          <table:table-cell table:style-name="t28.B4" office:value-type="string">
            <text:p text:style-name="P24">$28-n31</text:p>
          </table:table-cell>
          <table:table-cell table:style-name="t28.B4" office:value-type="string">
            <text:p text:style-name="P24">$28-n32</text:p>
          </table:table-cell>
          <table:table-cell table:style-name="t28.B4" office:value-type="string">
            <text:p text:style-name="P24">$28-n33</text:p>
          </table:table-cell>
          <table:table-cell table:style-name="t28.F3" office:value-type="string">
            <text:p text:style-name="P24">$28-n34</text:p>
          </table:table-cell>
        </table:table-row>
        <table:table-row>
          <table:table-cell table:style-name="t28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28.B4" office:value-type="string">
            <text:p text:style-name="P20"/>
            <text:p text:style-name="P19"/>
          </table:table-cell>
          <table:table-cell table:style-name="t28.B4" office:value-type="string">
            <text:p text:style-name="P24">$28-n41</text:p>
          </table:table-cell>
          <table:table-cell table:style-name="t28.B4" office:value-type="string">
            <text:p text:style-name="P24">$28-n42</text:p>
          </table:table-cell>
          <table:table-cell table:style-name="t28.B4" office:value-type="string">
            <text:p text:style-name="P24">$28-n43</text:p>
          </table:table-cell>
          <table:table-cell table:style-name="t28.F3" office:value-type="string">
            <text:p text:style-name="P24">$28-n44</text:p>
          </table:table-cell>
        </table:table-row>
        <table:table-row table:style-name="t28.8">
          <table:table-cell table:style-name="t28.A8" office:value-type="string">
            <text:p text:style-name="P55"><text:span text:style-name="T8">Limite of intrinsic relative error </text:span>, % <text:s/><text:span text:style-name="T8">not above</text:span></text:p>
          </table:table-cell>
          <table:table-cell table:style-name="t28.B8" office:value-type="string">
            <text:p text:style-name="P20"/>
          </table:table-cell>
          <table:table-cell table:style-name="t28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6"><text:span text:style-name="T14">BDKN-05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20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27.B2" office:value-type="string">
            <text:p text:style-name="P23">Back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27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0,607</text:p>
            <text:p text:style-name="P19"><text:span text:style-name="T10">φ</text:span><text:span text:style-name="T45">0i</text:span><text:span text:style-name="T8">=6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27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0,607</text:p>
            <text:p text:style-name="P19"><text:span text:style-name="T10">φ</text:span><text:span text:style-name="T45">0i</text:span><text:span text:style-name="T8">=57,</text:span>0</text:p>
            <text:p text:style-name="P19">20-100</text:p>
          </table:table-cell>
          <table:table-cell table:style-name="t27.B2" office:value-type="string">
            <text:p text:style-name="P62">ИБН-8-6</text:p>
            <text:p text:style-name="P63"><text:s text:c="3"/>N010</text:p>
            <text:p text:style-name="P61"><text:span text:style-name="T8">R=1,0 </text:span><text:span text:style-name="T9">m</text:span></text:p>
            <text:p text:style-name="P63">B(R)=0,866</text:p>
            <text:p text:style-name="P61"><text:span text:style-name="T10">φ</text:span><text:span text:style-name="T45">0i</text:span><text:span text:style-name="T8">=235</text:span></text:p>
            <text:p text:style-name="P62">2⋅10<text:span text:style-name="T33">2</text:span> - 10<text:span text:style-name="T33">3</text:span></text:p>
          </table:table-cell>
          <table:table-cell table:style-name="t27.F2" office:value-type="string">
            <text:p text:style-name="P62">ИБН-8-6</text:p>
            <text:p text:style-name="P63"><text:s text:c="3"/>N010</text:p>
            <text:p text:style-name="P61"><text:span text:style-name="T8">R=0,5 </text:span><text:span text:style-name="T9">m</text:span></text:p>
            <text:p text:style-name="P63">B(R)=0,966</text:p>
            <text:p text:style-name="P61"><text:span text:style-name="T10">φ</text:span><text:span text:style-name="T45">0i</text:span><text:span text:style-name="T8">=986</text:span></text:p>
            <text:p text:style-name="P62">2⋅10<text:span text:style-name="T33">3</text:span> - 10<text:span text:style-name="T33">4</text:span></text:p>
          </table:table-cell>
        </table:table-row>
        <table:table-row>
          <table:table-cell table:style-name="t27.A3" office:value-type="string">
            <text:p text:style-name="P22"><text:span text:style-name="T8">Readings</text:span> <text:span text:style-name="T8">at check point</text:span> <text:s/><text:span text:style-name="T42">φ</text:span><text:span text:style-name="T48">0</text:span><text:span text:style-name="T45">i</text:span>, <text:span text:style-name="T9">s</text:span><text:span text:style-name="T33">1</text:span>⋅<text:span text:style-name="T9">cm</text:span><text:span text:style-name="T33">-2 </text:span>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61</text:p>
            <text:p text:style-name="P24">$27-71</text:p>
            <text:p text:style-name="P24">$27-81</text:p>
          </table:table-cell>
          <table:table-cell table:style-name="t27.B3" office:value-type="string">
            <text:p text:style-name="P24">$27-62</text:p>
            <text:p text:style-name="P24">$27-72</text:p>
            <text:p text:style-name="P24">$27-82</text:p>
          </table:table-cell>
          <table:table-cell table:style-name="t27.B3" office:value-type="string">
            <text:p text:style-name="P24">$27-63</text:p>
            <text:p text:style-name="P24">$27-73</text:p>
            <text:p text:style-name="P24">$27-83</text:p>
          </table:table-cell>
          <table:table-cell table:style-name="t27.F3" office:value-type="string">
            <text:p text:style-name="P24">$27-64</text:p>
            <text:p text:style-name="P24">$27-74</text:p>
            <text:p text:style-name="P24">$27-84</text:p>
          </table:table-cell>
        </table:table-row>
        <table:table-row>
          <table:table-cell table:style-name="t27.A3" office:value-type="string">
            <text:p text:style-name="P22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27.B3" office:value-type="string">
            <text:p text:style-name="P24">$27-00</text:p>
          </table:table-cell>
          <table:table-cell table:style-name="t27.B3" office:value-type="string">
            <text:p text:style-name="P24">$27-01</text:p>
          </table:table-cell>
          <table:table-cell table:style-name="t27.B3" office:value-type="string">
            <text:p text:style-name="P24">$27-02</text:p>
          </table:table-cell>
          <table:table-cell table:style-name="t27.B3" office:value-type="string">
            <text:p text:style-name="P24">$27-03</text:p>
          </table:table-cell>
          <table:table-cell table:style-name="t27.F3" office:value-type="string">
            <text:p text:style-name="P24">$27-04</text:p>
          </table:table-cell>
        </table:table-row>
        <table:table-row>
          <table:table-cell table:style-name="t27.A3" office:value-type="string">
            <text:p text:style-name="P22"><text:span text:style-name="T8">Result of flux density measurement</text:span> <text:s/><text:span text:style-name="T8">at control point</text:span></text:p>
            <text:p text:style-name="P18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n21</text:p>
          </table:table-cell>
          <table:table-cell table:style-name="t27.B3" office:value-type="string">
            <text:p text:style-name="P24">$27-n22</text:p>
          </table:table-cell>
          <table:table-cell table:style-name="t27.B3" office:value-type="string">
            <text:p text:style-name="P24">$27-n23</text:p>
          </table:table-cell>
          <table:table-cell table:style-name="t27.F3" office:value-type="string">
            <text:p text:style-name="P24">$27-n24</text:p>
          </table:table-cell>
        </table:table-row>
        <table:table-row>
          <table:table-cell table:style-name="t27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n31</text:p>
          </table:table-cell>
          <table:table-cell table:style-name="t27.B3" office:value-type="string">
            <text:p text:style-name="P24">$27-n32</text:p>
          </table:table-cell>
          <table:table-cell table:style-name="t27.B3" office:value-type="string">
            <text:p text:style-name="P24">$27-n33</text:p>
          </table:table-cell>
          <table:table-cell table:style-name="t27.F3" office:value-type="string">
            <text:p text:style-name="P24">$27-n34</text:p>
          </table:table-cell>
        </table:table-row>
        <table:table-row>
          <table:table-cell table:style-name="t27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27.B3" office:value-type="string">
            <text:p text:style-name="P20"/>
            <text:p text:style-name="P19"/>
          </table:table-cell>
          <table:table-cell table:style-name="t27.B3" office:value-type="string">
            <text:p text:style-name="P24">$27-n41</text:p>
          </table:table-cell>
          <table:table-cell table:style-name="t27.B3" office:value-type="string">
            <text:p text:style-name="P24">$27-n42</text:p>
          </table:table-cell>
          <table:table-cell table:style-name="t27.B3" office:value-type="string">
            <text:p text:style-name="P24">$27-n43</text:p>
          </table:table-cell>
          <table:table-cell table:style-name="t27.F3" office:value-type="string">
            <text:p text:style-name="P24">$27-n44</text:p>
          </table:table-cell>
        </table:table-row>
        <table:table-row table:style-name="t27.8">
          <table:table-cell table:style-name="t27.A8" office:value-type="string">
            <text:p text:style-name="P55"><text:span text:style-name="T8">Limite of intrinsic relative error </text:span>, % <text:s/><text:span text:style-name="T8">not above</text:span></text:p>
          </table:table-cell>
          <table:table-cell table:style-name="t27.B8" office:value-type="string">
            <text:p text:style-name="P20"/>
          </table:table-cell>
          <table:table-cell table:style-name="t27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3"><text:span text:style-name="T14">BDPA-01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2.B2" table:number-rows-spanned="3" office:value-type="string">
            <text:p text:style-name="P59">Radiation source <text:s/>number</text:p>
          </table:table-cell>
          <table:table-cell table:style-name="t12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2"><text:span text:style-name="T29">Relative alph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2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2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2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70">φ</text:span><text:span text:style-name="T43">1</text:span></text:p>
          </table:table-cell>
          <table:table-cell table:style-name="t12.D4" office:value-type="string">
            <text:p text:style-name="P8"><text:span text:style-name="T65">φ</text:span><text:span text:style-name="T43">2</text:span></text:p>
          </table:table-cell>
          <table:table-cell table:style-name="t12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5">$12-90</text:p>
          </table:table-cell>
          <table:table-cell table:style-name="t12.B5" office:value-type="float" office:value="1179">
            <text:p text:style-name="P28">1179</text:p>
          </table:table-cell>
          <table:table-cell table:style-name="t12.C5" office:value-type="string">
            <text:p text:style-name="P21">$s_bg</text:p>
          </table:table-cell>
          <table:table-cell table:style-name="t12.C5" office:value-type="string">
            <text:p text:style-name="P21">$12-60</text:p>
          </table:table-cell>
          <table:table-cell table:style-name="t12.C5" office:value-type="string">
            <text:p text:style-name="P21">$12-70</text:p>
          </table:table-cell>
          <table:table-cell table:style-name="t12.C5" office:value-type="string">
            <text:p text:style-name="P21">$12-80</text:p>
          </table:table-cell>
          <table:table-cell table:style-name="t12.C5" office:value-type="string">
            <text:p text:style-name="P21">$12-00</text:p>
          </table:table-cell>
          <table:table-cell table:style-name="t12.C5" office:value-type="string">
            <text:p text:style-name="P21">$12-10</text:p>
          </table:table-cell>
          <table:table-cell table:style-name="t12.C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2.A5" office:value-type="string">
            <text:p text:style-name="P25">$12-91</text:p>
          </table:table-cell>
          <table:table-cell table:style-name="t12.B5" office:value-type="float" office:value="1180">
            <text:p text:style-name="P28">1180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1</text:p>
          </table:table-cell>
          <table:table-cell table:style-name="t12.C5" office:value-type="string">
            <text:p text:style-name="P21">$12-71</text:p>
          </table:table-cell>
          <table:table-cell table:style-name="t12.C5" office:value-type="string">
            <text:p text:style-name="P21">$12-81</text:p>
          </table:table-cell>
          <table:table-cell table:style-name="t12.C5" office:value-type="string">
            <text:p text:style-name="P21">$12-01</text:p>
          </table:table-cell>
          <table:table-cell table:style-name="t12.C5" office:value-type="string">
            <text:p text:style-name="P21">$12-11</text:p>
          </table:table-cell>
          <table:table-cell table:style-name="t12.C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25">$12-92</text:p>
          </table:table-cell>
          <table:table-cell table:style-name="t12.B5" office:value-type="float" office:value="1181">
            <text:p text:style-name="P28">1181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2</text:p>
          </table:table-cell>
          <table:table-cell table:style-name="t12.C5" office:value-type="string">
            <text:p text:style-name="P21">$12-72</text:p>
          </table:table-cell>
          <table:table-cell table:style-name="t12.C5" office:value-type="string">
            <text:p text:style-name="P21">$12-82</text:p>
          </table:table-cell>
          <table:table-cell table:style-name="t12.C5" office:value-type="string">
            <text:p text:style-name="P21">$12-02</text:p>
          </table:table-cell>
          <table:table-cell table:style-name="t12.C5" office:value-type="string">
            <text:p text:style-name="P21">$12-12</text:p>
          </table:table-cell>
          <table:table-cell table:style-name="t12.C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25">$12-93</text:p>
          </table:table-cell>
          <table:table-cell table:style-name="t12.B8" office:value-type="float" office:value="1182">
            <text:p text:style-name="P28">1182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1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3"><text:span text:style-name="T14">BDPA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3.B2" table:number-rows-spanned="3" office:value-type="string">
            <text:p text:style-name="P59">Radiation source <text:s/>number</text:p>
          </table:table-cell>
          <table:table-cell table:style-name="t13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2"><text:span text:style-name="T29">Relative alph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3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3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3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70">φ</text:span><text:span text:style-name="T43">1</text:span></text:p>
          </table:table-cell>
          <table:table-cell table:style-name="t13.D4" office:value-type="string">
            <text:p text:style-name="P8"><text:span text:style-name="T65">φ</text:span><text:span text:style-name="T43">2</text:span></text:p>
          </table:table-cell>
          <table:table-cell table:style-name="t13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5">$13-90</text:p>
          </table:table-cell>
          <table:table-cell table:style-name="t13.B5" office:value-type="float" office:value="651">
            <text:p text:style-name="P29">0651</text:p>
          </table:table-cell>
          <table:table-cell table:style-name="t13.C5" office:value-type="string">
            <text:p text:style-name="P21">$s_bg</text:p>
          </table:table-cell>
          <table:table-cell table:style-name="t13.C5" office:value-type="string">
            <text:p text:style-name="P21">$13-60</text:p>
          </table:table-cell>
          <table:table-cell table:style-name="t13.C5" office:value-type="string">
            <text:p text:style-name="P21">$13-70</text:p>
          </table:table-cell>
          <table:table-cell table:style-name="t13.C5" office:value-type="string">
            <text:p text:style-name="P21">$13-80</text:p>
          </table:table-cell>
          <table:table-cell table:style-name="t13.C5" office:value-type="string">
            <text:p text:style-name="P21">$13-00</text:p>
          </table:table-cell>
          <table:table-cell table:style-name="t13.C5" office:value-type="string">
            <text:p text:style-name="P21">$13-10</text:p>
          </table:table-cell>
          <table:table-cell table:style-name="t13.C5" office:value-type="string">
            <text:p text:style-name="P21">$13-20</text:p>
          </table:table-cell>
          <table:table-cell table:style-name="t13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3.A5" office:value-type="string">
            <text:p text:style-name="P21">$13-<text:span text:style-name="T8">9</text:span>1</text:p>
          </table:table-cell>
          <table:table-cell table:style-name="t13.B5" office:value-type="float" office:value="653">
            <text:p text:style-name="P29">0652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1</text:p>
          </table:table-cell>
          <table:table-cell table:style-name="t13.C5" office:value-type="string">
            <text:p text:style-name="P21">$13-71</text:p>
          </table:table-cell>
          <table:table-cell table:style-name="t13.C5" office:value-type="string">
            <text:p text:style-name="P21">$13-81</text:p>
          </table:table-cell>
          <table:table-cell table:style-name="t13.C5" office:value-type="string">
            <text:p text:style-name="P21">$13-01</text:p>
          </table:table-cell>
          <table:table-cell table:style-name="t13.C5" office:value-type="string">
            <text:p text:style-name="P21">$13-11</text:p>
          </table:table-cell>
          <table:table-cell table:style-name="t13.C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25">$13-92</text:p>
          </table:table-cell>
          <table:table-cell table:style-name="t13.B5" office:value-type="float" office:value="0">
            <text:p text:style-name="P29">0653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2</text:p>
          </table:table-cell>
          <table:table-cell table:style-name="t13.C5" office:value-type="string">
            <text:p text:style-name="P21">$13-72</text:p>
          </table:table-cell>
          <table:table-cell table:style-name="t13.C5" office:value-type="string">
            <text:p text:style-name="P21">$13-82</text:p>
          </table:table-cell>
          <table:table-cell table:style-name="t13.C5" office:value-type="string">
            <text:p text:style-name="P21">$13-02</text:p>
          </table:table-cell>
          <table:table-cell table:style-name="t13.C5" office:value-type="string">
            <text:p text:style-name="P21">$13-12</text:p>
          </table:table-cell>
          <table:table-cell table:style-name="t13.C5" office:value-type="string">
            <text:p text:style-name="P21">$13-22</text:p>
          </table:table-cell>
          <table:covered-table-cell/>
        </table:table-row>
        <table:table-row>
          <table:table-cell table:style-name="t13.A8" office:value-type="string">
            <text:p text:style-name="P25">$13-93</text:p>
          </table:table-cell>
          <table:table-cell table:style-name="t13.B8" office:value-type="float" office:value="0">
            <text:p text:style-name="P29">0655</text:p>
          </table:table-cell>
          <table:table-cell table:style-name="t13.C8" office:value-type="string">
            <text:p text:style-name="P21">---</text:p>
          </table:table-cell>
          <table:table-cell table:style-name="t13.C8" office:value-type="string">
            <text:p text:style-name="P21">$13-63</text:p>
          </table:table-cell>
          <table:table-cell table:style-name="t13.C8" office:value-type="string">
            <text:p text:style-name="P21">$13-73</text:p>
          </table:table-cell>
          <table:table-cell table:style-name="t13.C8" office:value-type="string">
            <text:p text:style-name="P21">$13-83</text:p>
          </table:table-cell>
          <table:table-cell table:style-name="t13.C8" office:value-type="string">
            <text:p text:style-name="P21">$13-03</text:p>
          </table:table-cell>
          <table:table-cell table:style-name="t13.C8" office:value-type="string">
            <text:p text:style-name="P21">$13-13</text:p>
          </table:table-cell>
          <table:table-cell table:style-name="t13.C8" office:value-type="string">
            <text:p text:style-name="P21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43"><text:span text:style-name="T14">BDPA-03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5.B2" table:number-rows-spanned="3" office:value-type="string">
            <text:p text:style-name="P59">Radiation source <text:s/>number</text:p>
          </table:table-cell>
          <table:table-cell table:style-name="t2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2"><text:span text:style-name="T29">Relative alph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5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5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70">φ</text:span><text:span text:style-name="T43">1</text:span></text:p>
          </table:table-cell>
          <table:table-cell table:style-name="t25.D4" office:value-type="string">
            <text:p text:style-name="P8"><text:span text:style-name="T65">φ</text:span><text:span text:style-name="T43">2</text:span></text:p>
          </table:table-cell>
          <table:table-cell table:style-name="t2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5">$25-90</text:p>
          </table:table-cell>
          <table:table-cell table:style-name="t25.B5" office:value-type="float" office:value="651">
            <text:p text:style-name="P29">0651</text:p>
          </table:table-cell>
          <table:table-cell table:style-name="t25.C5" office:value-type="string">
            <text:p text:style-name="P21">$s_bg</text:p>
          </table:table-cell>
          <table:table-cell table:style-name="t25.C5" office:value-type="string">
            <text:p text:style-name="P21">$25-60</text:p>
          </table:table-cell>
          <table:table-cell table:style-name="t25.C5" office:value-type="string">
            <text:p text:style-name="P21">$25-70</text:p>
          </table:table-cell>
          <table:table-cell table:style-name="t25.C5" office:value-type="string">
            <text:p text:style-name="P21">$25-80</text:p>
          </table:table-cell>
          <table:table-cell table:style-name="t25.C5" office:value-type="string">
            <text:p text:style-name="P21">$25-00</text:p>
          </table:table-cell>
          <table:table-cell table:style-name="t25.C5" office:value-type="string">
            <text:p text:style-name="P21">$25-10</text:p>
          </table:table-cell>
          <table:table-cell table:style-name="t25.C5" office:value-type="string">
            <text:p text:style-name="P21">$25-20</text:p>
          </table:table-cell>
          <table:table-cell table:style-name="t25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25.A5" office:value-type="string">
            <text:p text:style-name="P21">$25-<text:span text:style-name="T8">9</text:span>1</text:p>
          </table:table-cell>
          <table:table-cell table:style-name="t25.B5" office:value-type="float" office:value="653">
            <text:p text:style-name="P29">0652</text:p>
          </table:table-cell>
          <table:table-cell table:style-name="t25.C5" office:value-type="string">
            <text:p text:style-name="P21">---</text:p>
          </table:table-cell>
          <table:table-cell table:style-name="t25.C5" office:value-type="string">
            <text:p text:style-name="P21">$25-61</text:p>
          </table:table-cell>
          <table:table-cell table:style-name="t25.C5" office:value-type="string">
            <text:p text:style-name="P21">$25-71</text:p>
          </table:table-cell>
          <table:table-cell table:style-name="t25.C5" office:value-type="string">
            <text:p text:style-name="P21">$25-81</text:p>
          </table:table-cell>
          <table:table-cell table:style-name="t25.C5" office:value-type="string">
            <text:p text:style-name="P21">$25-01</text:p>
          </table:table-cell>
          <table:table-cell table:style-name="t25.C5" office:value-type="string">
            <text:p text:style-name="P21">$25-11</text:p>
          </table:table-cell>
          <table:table-cell table:style-name="t25.C5" office:value-type="string">
            <text:p text:style-name="P21">$25-21</text:p>
          </table:table-cell>
          <table:covered-table-cell/>
        </table:table-row>
        <table:table-row>
          <table:table-cell table:style-name="t25.A5" office:value-type="string">
            <text:p text:style-name="P25">$25-92</text:p>
          </table:table-cell>
          <table:table-cell table:style-name="t25.B5" office:value-type="float" office:value="0">
            <text:p text:style-name="P29">0653</text:p>
          </table:table-cell>
          <table:table-cell table:style-name="t25.C5" office:value-type="string">
            <text:p text:style-name="P21">---</text:p>
          </table:table-cell>
          <table:table-cell table:style-name="t25.C5" office:value-type="string">
            <text:p text:style-name="P21">$25-62</text:p>
          </table:table-cell>
          <table:table-cell table:style-name="t25.C5" office:value-type="string">
            <text:p text:style-name="P21">$25-72</text:p>
          </table:table-cell>
          <table:table-cell table:style-name="t25.C5" office:value-type="string">
            <text:p text:style-name="P21">$25-82</text:p>
          </table:table-cell>
          <table:table-cell table:style-name="t25.C5" office:value-type="string">
            <text:p text:style-name="P21">$25-02</text:p>
          </table:table-cell>
          <table:table-cell table:style-name="t25.C5" office:value-type="string">
            <text:p text:style-name="P21">$25-12</text:p>
          </table:table-cell>
          <table:table-cell table:style-name="t25.C5" office:value-type="string">
            <text:p text:style-name="P21">$25-22</text:p>
          </table:table-cell>
          <table:covered-table-cell/>
        </table:table-row>
        <table:table-row>
          <table:table-cell table:style-name="t25.A8" office:value-type="string">
            <text:p text:style-name="P25">$25-93</text:p>
          </table:table-cell>
          <table:table-cell table:style-name="t25.B8" office:value-type="float" office:value="0">
            <text:p text:style-name="P29">0655</text:p>
          </table:table-cell>
          <table:table-cell table:style-name="t25.C8" office:value-type="string">
            <text:p text:style-name="P21">---</text:p>
          </table:table-cell>
          <table:table-cell table:style-name="t25.C8" office:value-type="string">
            <text:p text:style-name="P21">$25-63</text:p>
          </table:table-cell>
          <table:table-cell table:style-name="t25.C8" office:value-type="string">
            <text:p text:style-name="P21">$25-73</text:p>
          </table:table-cell>
          <table:table-cell table:style-name="t25.C8" office:value-type="string">
            <text:p text:style-name="P21">$25-83</text:p>
          </table:table-cell>
          <table:table-cell table:style-name="t25.C8" office:value-type="string">
            <text:p text:style-name="P21">$25-03</text:p>
          </table:table-cell>
          <table:table-cell table:style-name="t25.C8" office:value-type="string">
            <text:p text:style-name="P21">$25-13</text:p>
          </table:table-cell>
          <table:table-cell table:style-name="t25.C8" office:value-type="string">
            <text:p text:style-name="P21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4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4.B2" table:number-rows-spanned="3" office:value-type="string">
            <text:p text:style-name="P59">Radiation source <text:s/>number</text:p>
          </table:table-cell>
          <table:table-cell table:style-name="t14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2"><text:span text:style-name="T29">Relative bet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4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4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4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70">φ</text:span><text:span text:style-name="T43">1</text:span></text:p>
          </table:table-cell>
          <table:table-cell table:style-name="t14.D4" office:value-type="string">
            <text:p text:style-name="P8"><text:span text:style-name="T65">φ</text:span><text:span text:style-name="T43">2</text:span></text:p>
          </table:table-cell>
          <table:table-cell table:style-name="t14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1">$14-<text:span text:style-name="T8">9</text:span>0</text:p>
          </table:table-cell>
          <table:table-cell table:style-name="t14.B5" office:value-type="string">
            <text:p text:style-name="P21">$14-<text:span text:style-name="T8">3</text:span>0</text:p>
          </table:table-cell>
          <table:table-cell table:style-name="t14.B5" office:value-type="string">
            <text:p text:style-name="P21">$<text:span text:style-name="T8">b_bg</text:span></text:p>
          </table:table-cell>
          <table:table-cell table:style-name="t14.B5" office:value-type="string">
            <text:p text:style-name="P21">$14-60</text:p>
          </table:table-cell>
          <table:table-cell table:style-name="t14.B5" office:value-type="string">
            <text:p text:style-name="P21">$14-70</text:p>
          </table:table-cell>
          <table:table-cell table:style-name="t14.B5" office:value-type="string">
            <text:p text:style-name="P21">$14-80</text:p>
          </table:table-cell>
          <table:table-cell table:style-name="t14.B5" office:value-type="string">
            <text:p text:style-name="P21">$14-00</text:p>
          </table:table-cell>
          <table:table-cell table:style-name="t14.B5" office:value-type="string">
            <text:p text:style-name="P21">$14-10</text:p>
          </table:table-cell>
          <table:table-cell table:style-name="t14.B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14.A5" office:value-type="string">
            <text:p text:style-name="P25">$14-91</text:p>
          </table:table-cell>
          <table:table-cell table:style-name="t14.B5" office:value-type="string">
            <text:p text:style-name="P21">$14-<text:span text:style-name="T8">3</text:span>1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1</text:p>
          </table:table-cell>
          <table:table-cell table:style-name="t14.B5" office:value-type="string">
            <text:p text:style-name="P21">$14-71</text:p>
          </table:table-cell>
          <table:table-cell table:style-name="t14.B5" office:value-type="string">
            <text:p text:style-name="P21">$14-81</text:p>
          </table:table-cell>
          <table:table-cell table:style-name="t14.B5" office:value-type="string">
            <text:p text:style-name="P21">$14-01</text:p>
          </table:table-cell>
          <table:table-cell table:style-name="t14.B5" office:value-type="string">
            <text:p text:style-name="P21">$14-11</text:p>
          </table:table-cell>
          <table:table-cell table:style-name="t14.B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25">$14-92</text:p>
          </table:table-cell>
          <table:table-cell table:style-name="t14.B5" office:value-type="string">
            <text:p text:style-name="P25">$14-32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2</text:p>
          </table:table-cell>
          <table:table-cell table:style-name="t14.B5" office:value-type="string">
            <text:p text:style-name="P21">$14-72</text:p>
          </table:table-cell>
          <table:table-cell table:style-name="t14.B5" office:value-type="string">
            <text:p text:style-name="P21">$14-82</text:p>
          </table:table-cell>
          <table:table-cell table:style-name="t14.B5" office:value-type="string">
            <text:p text:style-name="P21">$14-02</text:p>
          </table:table-cell>
          <table:table-cell table:style-name="t14.B5" office:value-type="string">
            <text:p text:style-name="P21">$14-12</text:p>
          </table:table-cell>
          <table:table-cell table:style-name="t14.B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21">$14-<text:span text:style-name="T8">9</text:span>3</text:p>
          </table:table-cell>
          <table:table-cell table:style-name="t14.B5" office:value-type="string">
            <text:p text:style-name="P25">$14-33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3</text:p>
          </table:table-cell>
          <table:table-cell table:style-name="t14.B5" office:value-type="string">
            <text:p text:style-name="P21">$14-73</text:p>
          </table:table-cell>
          <table:table-cell table:style-name="t14.B5" office:value-type="string">
            <text:p text:style-name="P21">$14-83</text:p>
          </table:table-cell>
          <table:table-cell table:style-name="t14.B5" office:value-type="string">
            <text:p text:style-name="P21">$14-03</text:p>
          </table:table-cell>
          <table:table-cell table:style-name="t14.B5" office:value-type="string">
            <text:p text:style-name="P21">$14-13</text:p>
          </table:table-cell>
          <table:table-cell table:style-name="t14.B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21">$14-<text:span text:style-name="T8">9</text:span>4</text:p>
          </table:table-cell>
          <table:table-cell table:style-name="t14.B9" office:value-type="string">
            <text:p text:style-name="P21">$14-<text:span text:style-name="T8">3</text:span>4</text:p>
          </table:table-cell>
          <table:table-cell table:style-name="t14.B9" office:value-type="string">
            <text:p text:style-name="P21">---</text:p>
          </table:table-cell>
          <table:table-cell table:style-name="t14.B9" office:value-type="string">
            <text:p text:style-name="P21">$14-64</text:p>
          </table:table-cell>
          <table:table-cell table:style-name="t14.B9" office:value-type="string">
            <text:p text:style-name="P21">$14-74</text:p>
          </table:table-cell>
          <table:table-cell table:style-name="t14.B9" office:value-type="string">
            <text:p text:style-name="P21">$14-84</text:p>
          </table:table-cell>
          <table:table-cell table:style-name="t14.B9" office:value-type="string">
            <text:p text:style-name="P21">$14-04</text:p>
          </table:table-cell>
          <table:table-cell table:style-name="t14.B9" office:value-type="string">
            <text:p text:style-name="P21">$14-14</text:p>
          </table:table-cell>
          <table:table-cell table:style-name="t14.B9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4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5.B2" table:number-rows-spanned="3" office:value-type="string">
            <text:p text:style-name="P59">Radiation source <text:s/>number</text:p>
          </table:table-cell>
          <table:table-cell table:style-name="t1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2"><text:span text:style-name="T29">Relative bet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5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5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70">φ</text:span><text:span text:style-name="T43">1</text:span></text:p>
          </table:table-cell>
          <table:table-cell table:style-name="t15.D4" office:value-type="string">
            <text:p text:style-name="P8"><text:span text:style-name="T65">φ</text:span><text:span text:style-name="T43">2</text:span></text:p>
          </table:table-cell>
          <table:table-cell table:style-name="t1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$15-<text:span text:style-name="T8">9</text:span>0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<text:span text:style-name="T8">b2_bg</text:span>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1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15.A5" office:value-type="string">
            <text:p text:style-name="P25">$15-91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1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25">$15-92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1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25">$15-93</text:p>
          </table:table-cell>
          <table:table-cell table:style-name="t15.B5" office:value-type="string">
            <text:p text:style-name="P21">$15-33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3</text:p>
          </table:table-cell>
          <table:table-cell table:style-name="t15.B5" office:value-type="string">
            <text:p text:style-name="P21">$15-73</text:p>
          </table:table-cell>
          <table:table-cell table:style-name="t15.B5" office:value-type="string">
            <text:p text:style-name="P21">$15-83</text:p>
          </table:table-cell>
          <table:table-cell table:style-name="t15.B5" office:value-type="string">
            <text:p text:style-name="P21">$15-03</text:p>
          </table:table-cell>
          <table:table-cell table:style-name="t15.B5" office:value-type="string">
            <text:p text:style-name="P21">$15-13</text:p>
          </table:table-cell>
          <table:table-cell table:style-name="t15.B5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25">$15-94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---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1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44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6.B2" table:number-rows-spanned="3" office:value-type="string">
            <text:p text:style-name="P59">Radiation source <text:s/>number</text:p>
          </table:table-cell>
          <table:table-cell table:style-name="t26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2"><text:span text:style-name="T29">Relative bet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6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6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6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70">φ</text:span><text:span text:style-name="T43">1</text:span></text:p>
          </table:table-cell>
          <table:table-cell table:style-name="t26.D4" office:value-type="string">
            <text:p text:style-name="P8"><text:span text:style-name="T65">φ</text:span><text:span text:style-name="T43">2</text:span></text:p>
          </table:table-cell>
          <table:table-cell table:style-name="t26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1">$26-<text:span text:style-name="T8">9</text:span>0</text:p>
          </table:table-cell>
          <table:table-cell table:style-name="t26.B5" office:value-type="string">
            <text:p text:style-name="P45">06<text:span text:style-name="T8">63</text:span></text:p>
          </table:table-cell>
          <table:table-cell table:style-name="t26.B5" office:value-type="string">
            <text:p text:style-name="P21">$<text:span text:style-name="T8">b2_bg</text:span></text:p>
          </table:table-cell>
          <table:table-cell table:style-name="t26.B5" office:value-type="string">
            <text:p text:style-name="P21">$26-60</text:p>
          </table:table-cell>
          <table:table-cell table:style-name="t26.B5" office:value-type="string">
            <text:p text:style-name="P21">$26-70</text:p>
          </table:table-cell>
          <table:table-cell table:style-name="t26.B5" office:value-type="string">
            <text:p text:style-name="P21">$26-80</text:p>
          </table:table-cell>
          <table:table-cell table:style-name="t26.B5" office:value-type="string">
            <text:p text:style-name="P21">$26-00</text:p>
          </table:table-cell>
          <table:table-cell table:style-name="t26.B5" office:value-type="string">
            <text:p text:style-name="P21">$26-10</text:p>
          </table:table-cell>
          <table:table-cell table:style-name="t26.B5" office:value-type="string">
            <text:p text:style-name="P21">$26-20</text:p>
          </table:table-cell>
          <table:table-cell table:style-name="t26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6.A5" office:value-type="string">
            <text:p text:style-name="P25">$26-91</text:p>
          </table:table-cell>
          <table:table-cell table:style-name="t26.B5" office:value-type="string">
            <text:p text:style-name="P45">06<text:span text:style-name="T8">64</text:span>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1</text:p>
          </table:table-cell>
          <table:table-cell table:style-name="t26.B5" office:value-type="string">
            <text:p text:style-name="P21">$26-71</text:p>
          </table:table-cell>
          <table:table-cell table:style-name="t26.B5" office:value-type="string">
            <text:p text:style-name="P21">$26-81</text:p>
          </table:table-cell>
          <table:table-cell table:style-name="t26.B5" office:value-type="string">
            <text:p text:style-name="P21">$26-01</text:p>
          </table:table-cell>
          <table:table-cell table:style-name="t26.B5" office:value-type="string">
            <text:p text:style-name="P21">$26-11</text:p>
          </table:table-cell>
          <table:table-cell table:style-name="t26.B5" office:value-type="string">
            <text:p text:style-name="P21">$26-21</text:p>
          </table:table-cell>
          <table:covered-table-cell/>
        </table:table-row>
        <table:table-row>
          <table:table-cell table:style-name="t26.A5" office:value-type="string">
            <text:p text:style-name="P25">$26-92</text:p>
          </table:table-cell>
          <table:table-cell table:style-name="t26.B5" office:value-type="string">
            <text:p text:style-name="P45">06<text:span text:style-name="T8">65</text:span>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2</text:p>
          </table:table-cell>
          <table:table-cell table:style-name="t26.B5" office:value-type="string">
            <text:p text:style-name="P21">$26-72</text:p>
          </table:table-cell>
          <table:table-cell table:style-name="t26.B5" office:value-type="string">
            <text:p text:style-name="P21">$26-82</text:p>
          </table:table-cell>
          <table:table-cell table:style-name="t26.B5" office:value-type="string">
            <text:p text:style-name="P21">$26-02</text:p>
          </table:table-cell>
          <table:table-cell table:style-name="t26.B5" office:value-type="string">
            <text:p text:style-name="P21">$26-12</text:p>
          </table:table-cell>
          <table:table-cell table:style-name="t26.B5" office:value-type="string">
            <text:p text:style-name="P21">$26-22</text:p>
          </table:table-cell>
          <table:covered-table-cell/>
        </table:table-row>
        <table:table-row>
          <table:table-cell table:style-name="t26.A5" office:value-type="string">
            <text:p text:style-name="P25">$26-93</text:p>
          </table:table-cell>
          <table:table-cell table:style-name="t26.B5" office:value-type="string">
            <text:p text:style-name="P45">06<text:span text:style-name="T8">66</text:span>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3</text:p>
          </table:table-cell>
          <table:table-cell table:style-name="t26.B5" office:value-type="string">
            <text:p text:style-name="P21">$26-73</text:p>
          </table:table-cell>
          <table:table-cell table:style-name="t26.B5" office:value-type="string">
            <text:p text:style-name="P21">$26-83</text:p>
          </table:table-cell>
          <table:table-cell table:style-name="t26.B5" office:value-type="string">
            <text:p text:style-name="P21">$26-03</text:p>
          </table:table-cell>
          <table:table-cell table:style-name="t26.B5" office:value-type="string">
            <text:p text:style-name="P21">$26-13</text:p>
          </table:table-cell>
          <table:table-cell table:style-name="t26.B5" office:value-type="string">
            <text:p text:style-name="P21">$26-23</text:p>
          </table:table-cell>
          <table:covered-table-cell/>
        </table:table-row>
        <table:table-row>
          <table:table-cell table:style-name="t26.A9" office:value-type="string">
            <text:p text:style-name="P25">$26-94</text:p>
          </table:table-cell>
          <table:table-cell table:style-name="t26.B9" office:value-type="string">
            <text:p text:style-name="P45">06<text:span text:style-name="T8">67</text:span></text:p>
          </table:table-cell>
          <table:table-cell table:style-name="t26.B9" office:value-type="string">
            <text:p text:style-name="P21">---</text:p>
          </table:table-cell>
          <table:table-cell table:style-name="t26.B9" office:value-type="string">
            <text:p text:style-name="P21">$26-64</text:p>
          </table:table-cell>
          <table:table-cell table:style-name="t26.B9" office:value-type="string">
            <text:p text:style-name="P21">$26-74</text:p>
          </table:table-cell>
          <table:table-cell table:style-name="t26.B9" office:value-type="string">
            <text:p text:style-name="P21">$26-84</text:p>
          </table:table-cell>
          <table:table-cell table:style-name="t26.B9" office:value-type="string">
            <text:p text:style-name="P21">$26-04</text:p>
          </table:table-cell>
          <table:table-cell table:style-name="t26.B9" office:value-type="string">
            <text:p text:style-name="P21">$26-14</text:p>
          </table:table-cell>
          <table:table-cell table:style-name="t26.B9" office:value-type="string">
            <text:p text:style-name="P21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3"><text:span text:style-name="T14">BDKR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</text:span><text:span text:style-name="T68">0.07</text:span><text:span text:style-name="T66">)</text:span></text:p>
          </table:table-cell>
          <table:table-cell table:style-name="t19.B2" table:number-rows-spanned="3" office:value-type="string">
            <text:p text:style-name="P59">Radia-tion source <text:s/>number</text:p>
          </table:table-cell>
          <table:table-cell table:style-name="t19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1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9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9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1">H</text:span><text:span text:style-name="T43">1</text:span></text:p>
          </table:table-cell>
          <table:table-cell table:style-name="t19.D3" office:value-type="string">
            <text:p text:style-name="P8"><text:span text:style-name="T9">H</text:span><text:span text:style-name="T43">2</text:span></text:p>
          </table:table-cell>
          <table:table-cell table:style-name="t1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20"><text:span text:style-name="T8">0,07</text:span> µSv/h</text:p>
          </table:table-cell>
          <table:table-cell table:style-name="t19.B5" office:value-type="string">
            <text:p text:style-name="P21">$19-30</text:p>
          </table:table-cell>
          <table:table-cell table:style-name="t19.B5" office:value-type="string">
            <text:p text:style-name="P21">$19-40</text:p>
          </table:table-cell>
          <table:table-cell table:style-name="t19.B5" office:value-type="string">
            <text:p text:style-name="P21">$19-50</text:p>
          </table:table-cell>
          <table:table-cell table:style-name="t19.B5" office:value-type="string">
            <text:p text:style-name="P21">$19-60</text:p>
          </table:table-cell>
          <table:table-cell table:style-name="t19.B5" office:value-type="string">
            <text:p text:style-name="P21">$19-70</text:p>
          </table:table-cell>
          <table:table-cell table:style-name="t19.B5" office:value-type="string">
            <text:p text:style-name="P21">$19-80</text:p>
          </table:table-cell>
          <table:table-cell table:style-name="t19.B5" office:value-type="string">
            <text:p text:style-name="P21">$19-00</text:p>
          </table:table-cell>
          <table:table-cell table:style-name="t19.B5" office:value-type="string">
            <text:p text:style-name="P21">$19-10</text:p>
          </table:table-cell>
          <table:table-cell table:style-name="t19.B5" office:value-type="string">
            <text:p text:style-name="P21">$19-20</text:p>
          </table:table-cell>
          <table:table-cell table:style-name="t19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9.A5" office:value-type="string">
            <text:p text:style-name="P20">0,7 µSv/h</text:p>
          </table:table-cell>
          <table:table-cell table:style-name="t19.B5" office:value-type="string">
            <text:p text:style-name="P21">$19-31</text:p>
          </table:table-cell>
          <table:table-cell table:style-name="t19.B5" office:value-type="string">
            <text:p text:style-name="P21">$19-41</text:p>
          </table:table-cell>
          <table:table-cell table:style-name="t19.B5" office:value-type="string">
            <text:p text:style-name="P21">$19-51</text:p>
          </table:table-cell>
          <table:table-cell table:style-name="t19.B5" office:value-type="string">
            <text:p text:style-name="P21">$19-61</text:p>
          </table:table-cell>
          <table:table-cell table:style-name="t19.B5" office:value-type="string">
            <text:p text:style-name="P21">$19-71</text:p>
          </table:table-cell>
          <table:table-cell table:style-name="t19.B5" office:value-type="string">
            <text:p text:style-name="P21">$19-81</text:p>
          </table:table-cell>
          <table:table-cell table:style-name="t19.B5" office:value-type="string">
            <text:p text:style-name="P21">$19-01</text:p>
          </table:table-cell>
          <table:table-cell table:style-name="t19.B5" office:value-type="string">
            <text:p text:style-name="P21">$19-11</text:p>
          </table:table-cell>
          <table:table-cell table:style-name="t19.B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20">7 µSv/h</text:p>
          </table:table-cell>
          <table:table-cell table:style-name="t19.B5" office:value-type="string">
            <text:p text:style-name="P21">$19-32</text:p>
          </table:table-cell>
          <table:table-cell table:style-name="t19.B5" office:value-type="string">
            <text:p text:style-name="P21">$19-42</text:p>
          </table:table-cell>
          <table:table-cell table:style-name="t19.B5" office:value-type="string">
            <text:p text:style-name="P21">$19-52</text:p>
          </table:table-cell>
          <table:table-cell table:style-name="t19.B5" office:value-type="string">
            <text:p text:style-name="P21">$19-62</text:p>
          </table:table-cell>
          <table:table-cell table:style-name="t19.B5" office:value-type="string">
            <text:p text:style-name="P21">$19-72</text:p>
          </table:table-cell>
          <table:table-cell table:style-name="t19.B5" office:value-type="string">
            <text:p text:style-name="P21">$19-82</text:p>
          </table:table-cell>
          <table:table-cell table:style-name="t19.B5" office:value-type="string">
            <text:p text:style-name="P21">$19-02</text:p>
          </table:table-cell>
          <table:table-cell table:style-name="t19.B5" office:value-type="string">
            <text:p text:style-name="P21">$19-12</text:p>
          </table:table-cell>
          <table:table-cell table:style-name="t19.B5" office:value-type="string">
            <text:p text:style-name="P21">$19-22</text:p>
          </table:table-cell>
          <table:covered-table-cell/>
        </table:table-row>
        <table:table-row>
          <table:table-cell table:style-name="t19.A8" office:value-type="string">
            <text:p text:style-name="P20">70 µSv/h</text:p>
          </table:table-cell>
          <table:table-cell table:style-name="t19.B8" office:value-type="string">
            <text:p text:style-name="P21">$19-33</text:p>
          </table:table-cell>
          <table:table-cell table:style-name="t19.B8" office:value-type="string">
            <text:p text:style-name="P21">$19-43</text:p>
          </table:table-cell>
          <table:table-cell table:style-name="t19.B8" office:value-type="string">
            <text:p text:style-name="P21">$19-53</text:p>
          </table:table-cell>
          <table:table-cell table:style-name="t19.B8" office:value-type="string">
            <text:p text:style-name="P21">$19-63</text:p>
          </table:table-cell>
          <table:table-cell table:style-name="t19.B8" office:value-type="string">
            <text:p text:style-name="P21">$19-73</text:p>
          </table:table-cell>
          <table:table-cell table:style-name="t19.B8" office:value-type="string">
            <text:p text:style-name="P21">$19-83</text:p>
          </table:table-cell>
          <table:table-cell table:style-name="t19.B8" office:value-type="string">
            <text:p text:style-name="P21">$19-03</text:p>
          </table:table-cell>
          <table:table-cell table:style-name="t19.B8" office:value-type="string">
            <text:p text:style-name="P21">$19-13</text:p>
          </table:table-cell>
          <table:table-cell table:style-name="t19.B8" office:value-type="string">
            <text:p text:style-name="P21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3"><text:span text:style-name="T14">BDPS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0.B2" table:number-rows-spanned="3" office:value-type="string">
            <text:p text:style-name="P59">Radiation source <text:s/>number</text:p>
          </table:table-cell>
          <table:table-cell table:style-name="t20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2"><text:span text:style-name="T29">Relative alph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0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0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0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70">φ</text:span><text:span text:style-name="T43">1</text:span></text:p>
          </table:table-cell>
          <table:table-cell table:style-name="t20.D4" office:value-type="string">
            <text:p text:style-name="P8"><text:span text:style-name="T65">φ</text:span><text:span text:style-name="T43">2</text:span></text:p>
          </table:table-cell>
          <table:table-cell table:style-name="t20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5">$20-90</text:p>
          </table:table-cell>
          <table:table-cell table:style-name="t20.B5" office:value-type="float" office:value="1179">
            <text:p text:style-name="P28">1179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0</text:p>
          </table:table-cell>
          <table:table-cell table:style-name="t20.C5" office:value-type="string">
            <text:p text:style-name="P21">$20-70</text:p>
          </table:table-cell>
          <table:table-cell table:style-name="t20.C5" office:value-type="string">
            <text:p text:style-name="P21">$20-80</text:p>
          </table:table-cell>
          <table:table-cell table:style-name="t20.C5" office:value-type="string">
            <text:p text:style-name="P21">$20-00</text:p>
          </table:table-cell>
          <table:table-cell table:style-name="t20.C5" office:value-type="string">
            <text:p text:style-name="P21">$20-10</text:p>
          </table:table-cell>
          <table:table-cell table:style-name="t20.C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0.A5" office:value-type="string">
            <text:p text:style-name="P25">$20-91</text:p>
          </table:table-cell>
          <table:table-cell table:style-name="t20.B5" office:value-type="float" office:value="1180">
            <text:p text:style-name="P28">1180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1</text:p>
          </table:table-cell>
          <table:table-cell table:style-name="t20.C5" office:value-type="string">
            <text:p text:style-name="P21">$20-71</text:p>
          </table:table-cell>
          <table:table-cell table:style-name="t20.C5" office:value-type="string">
            <text:p text:style-name="P21">$20-81</text:p>
          </table:table-cell>
          <table:table-cell table:style-name="t20.C5" office:value-type="string">
            <text:p text:style-name="P21">$20-01</text:p>
          </table:table-cell>
          <table:table-cell table:style-name="t20.C5" office:value-type="string">
            <text:p text:style-name="P21">$20-11</text:p>
          </table:table-cell>
          <table:table-cell table:style-name="t20.C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25">$20-92</text:p>
          </table:table-cell>
          <table:table-cell table:style-name="t20.B5" office:value-type="float" office:value="1181">
            <text:p text:style-name="P28">1181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2</text:p>
          </table:table-cell>
          <table:table-cell table:style-name="t20.C5" office:value-type="string">
            <text:p text:style-name="P21">$20-72</text:p>
          </table:table-cell>
          <table:table-cell table:style-name="t20.C5" office:value-type="string">
            <text:p text:style-name="P21">$20-82</text:p>
          </table:table-cell>
          <table:table-cell table:style-name="t20.C5" office:value-type="string">
            <text:p text:style-name="P21">$20-02</text:p>
          </table:table-cell>
          <table:table-cell table:style-name="t20.C5" office:value-type="string">
            <text:p text:style-name="P21">$20-12</text:p>
          </table:table-cell>
          <table:table-cell table:style-name="t20.C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25">$20-93</text:p>
          </table:table-cell>
          <table:table-cell table:style-name="t20.B5" office:value-type="float" office:value="1182">
            <text:p text:style-name="P28">1182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3</text:p>
          </table:table-cell>
          <table:table-cell table:style-name="t20.C5" office:value-type="string">
            <text:p text:style-name="P21">$20-73</text:p>
          </table:table-cell>
          <table:table-cell table:style-name="t20.C5" office:value-type="string">
            <text:p text:style-name="P21">$20-83</text:p>
          </table:table-cell>
          <table:table-cell table:style-name="t20.C5" office:value-type="string">
            <text:p text:style-name="P21">$20-03</text:p>
          </table:table-cell>
          <table:table-cell table:style-name="t20.C5" office:value-type="string">
            <text:p text:style-name="P21">$20-13</text:p>
          </table:table-cell>
          <table:table-cell table:style-name="t20.C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25">$20-94</text:p>
          </table:table-cell>
          <table:table-cell table:style-name="t20.B9" office:value-type="float" office:value="1183">
            <text:p text:style-name="P28">1183</text:p>
          </table:table-cell>
          <table:table-cell table:style-name="t20.C9" office:value-type="string">
            <text:p text:style-name="P21">---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1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4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1.B2" table:number-rows-spanned="3" office:value-type="string">
            <text:p text:style-name="P59">Radiation source <text:s/>number</text:p>
          </table:table-cell>
          <table:table-cell table:style-name="t21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2"><text:span text:style-name="T29">Relative bet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1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1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1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70">φ</text:span><text:span text:style-name="T43">1</text:span></text:p>
          </table:table-cell>
          <table:table-cell table:style-name="t21.D4" office:value-type="string">
            <text:p text:style-name="P8"><text:span text:style-name="T65">φ</text:span><text:span text:style-name="T43">2</text:span></text:p>
          </table:table-cell>
          <table:table-cell table:style-name="t21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$21-<text:span text:style-name="T8">9</text:span>0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1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1.A5" office:value-type="string">
            <text:p text:style-name="P25">$21-91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1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25">$21-92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1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25">$21-93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1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9" office:value-type="string">
            <text:p text:style-name="P25">$21-94</text:p>
          </table:table-cell>
          <table:table-cell table:style-name="t21.B9" office:value-type="string">
            <text:p text:style-name="P21">$21-34</text:p>
          </table:table-cell>
          <table:table-cell table:style-name="t21.B9" office:value-type="string">
            <text:p text:style-name="P21">---</text:p>
          </table:table-cell>
          <table:table-cell table:style-name="t21.B9" office:value-type="string">
            <text:p text:style-name="P21">$21-64</text:p>
          </table:table-cell>
          <table:table-cell table:style-name="t21.B9" office:value-type="string">
            <text:p text:style-name="P21">$21-74</text:p>
          </table:table-cell>
          <table:table-cell table:style-name="t21.B9" office:value-type="string">
            <text:p text:style-name="P21">$21-84</text:p>
          </table:table-cell>
          <table:table-cell table:style-name="t21.B9" office:value-type="string">
            <text:p text:style-name="P21">$21-04</text:p>
          </table:table-cell>
          <table:table-cell table:style-name="t21.B9" office:value-type="string">
            <text:p text:style-name="P21">$21-14</text:p>
          </table:table-cell>
          <table:table-cell table:style-name="t21.B9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3"><text:span text:style-name="T14">BDPS-0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2.B2" table:number-rows-spanned="3" office:value-type="string">
            <text:p text:style-name="P59">Radia-tion source <text:s/>number</text:p>
          </table:table-cell>
          <table:table-cell table:style-name="t22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2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2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2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1">H</text:span><text:span text:style-name="T43">1</text:span></text:p>
          </table:table-cell>
          <table:table-cell table:style-name="t22.D3" office:value-type="string">
            <text:p text:style-name="P8"><text:span text:style-name="T9">H</text:span><text:span text:style-name="T43">2</text:span></text:p>
          </table:table-cell>
          <table:table-cell table:style-name="t2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20">0,7 µSv/h</text:p>
          </table:table-cell>
          <table:table-cell table:style-name="t22.B5" office:value-type="string">
            <text:p text:style-name="P21">$22-30</text:p>
          </table:table-cell>
          <table:table-cell table:style-name="t22.B5" office:value-type="string">
            <text:p text:style-name="P21">$22-40</text:p>
          </table:table-cell>
          <table:table-cell table:style-name="t22.B5" office:value-type="string">
            <text:p text:style-name="P21">$22-50</text:p>
          </table:table-cell>
          <table:table-cell table:style-name="t22.B5" office:value-type="string">
            <text:p text:style-name="P21">$22-60</text:p>
          </table:table-cell>
          <table:table-cell table:style-name="t22.B5" office:value-type="string">
            <text:p text:style-name="P21">$22-70</text:p>
          </table:table-cell>
          <table:table-cell table:style-name="t22.B5" office:value-type="string">
            <text:p text:style-name="P21">$22-80</text:p>
          </table:table-cell>
          <table:table-cell table:style-name="t22.B5" office:value-type="string">
            <text:p text:style-name="P21">$22-00</text:p>
          </table:table-cell>
          <table:table-cell table:style-name="t22.B5" office:value-type="string">
            <text:p text:style-name="P21">$22-10</text:p>
          </table:table-cell>
          <table:table-cell table:style-name="t22.B5" office:value-type="string">
            <text:p text:style-name="P21">$22-20</text:p>
          </table:table-cell>
          <table:table-cell table:style-name="t22.K5" table:number-rows-spanned="6" office:value-type="string">
            <text:p text:style-name="P20">±<text:span text:style-name="T54">20</text:span></text:p>
          </table:table-cell>
        </table:table-row>
        <table:table-row>
          <table:table-cell table:style-name="t22.A5" office:value-type="string">
            <text:p text:style-name="P20">7 µSv/h</text:p>
          </table:table-cell>
          <table:table-cell table:style-name="t22.B5" office:value-type="string">
            <text:p text:style-name="P21">$22-31</text:p>
          </table:table-cell>
          <table:table-cell table:style-name="t22.B5" office:value-type="string">
            <text:p text:style-name="P21">$22-41</text:p>
          </table:table-cell>
          <table:table-cell table:style-name="t22.B5" office:value-type="string">
            <text:p text:style-name="P21">$22-51</text:p>
          </table:table-cell>
          <table:table-cell table:style-name="t22.B5" office:value-type="string">
            <text:p text:style-name="P21">$22-61</text:p>
          </table:table-cell>
          <table:table-cell table:style-name="t22.B5" office:value-type="string">
            <text:p text:style-name="P21">$22-71</text:p>
          </table:table-cell>
          <table:table-cell table:style-name="t22.B5" office:value-type="string">
            <text:p text:style-name="P21">$22-81</text:p>
          </table:table-cell>
          <table:table-cell table:style-name="t22.B5" office:value-type="string">
            <text:p text:style-name="P21">$22-01</text:p>
          </table:table-cell>
          <table:table-cell table:style-name="t22.B5" office:value-type="string">
            <text:p text:style-name="P21">$22-11</text:p>
          </table:table-cell>
          <table:table-cell table:style-name="t22.B5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20">70 µSv/h</text:p>
          </table:table-cell>
          <table:table-cell table:style-name="t22.B5" office:value-type="string">
            <text:p text:style-name="P21">$22-32</text:p>
          </table:table-cell>
          <table:table-cell table:style-name="t22.B5" office:value-type="string">
            <text:p text:style-name="P21">$22-42</text:p>
          </table:table-cell>
          <table:table-cell table:style-name="t22.B5" office:value-type="string">
            <text:p text:style-name="P21">$22-52</text:p>
          </table:table-cell>
          <table:table-cell table:style-name="t22.B5" office:value-type="string">
            <text:p text:style-name="P21">$22-62</text:p>
          </table:table-cell>
          <table:table-cell table:style-name="t22.B5" office:value-type="string">
            <text:p text:style-name="P21">$22-72</text:p>
          </table:table-cell>
          <table:table-cell table:style-name="t22.B5" office:value-type="string">
            <text:p text:style-name="P21">$22-82</text:p>
          </table:table-cell>
          <table:table-cell table:style-name="t22.B5" office:value-type="string">
            <text:p text:style-name="P21">$22-02</text:p>
          </table:table-cell>
          <table:table-cell table:style-name="t22.B5" office:value-type="string">
            <text:p text:style-name="P21">$22-12</text:p>
          </table:table-cell>
          <table:table-cell table:style-name="t22.B5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20">0,7 mSv/h</text:p>
          </table:table-cell>
          <table:table-cell table:style-name="t22.B5" office:value-type="string">
            <text:p text:style-name="P21">$22-33</text:p>
          </table:table-cell>
          <table:table-cell table:style-name="t22.B5" office:value-type="string">
            <text:p text:style-name="P21">$22-43</text:p>
          </table:table-cell>
          <table:table-cell table:style-name="t22.B5" office:value-type="string">
            <text:p text:style-name="P21">$22-53</text:p>
          </table:table-cell>
          <table:table-cell table:style-name="t22.B5" office:value-type="string">
            <text:p text:style-name="P21">$22-63</text:p>
          </table:table-cell>
          <table:table-cell table:style-name="t22.B5" office:value-type="string">
            <text:p text:style-name="P21">$22-73</text:p>
          </table:table-cell>
          <table:table-cell table:style-name="t22.B5" office:value-type="string">
            <text:p text:style-name="P21">$22-83</text:p>
          </table:table-cell>
          <table:table-cell table:style-name="t22.B5" office:value-type="string">
            <text:p text:style-name="P21">$22-03</text:p>
          </table:table-cell>
          <table:table-cell table:style-name="t22.B5" office:value-type="string">
            <text:p text:style-name="P21">$22-13</text:p>
          </table:table-cell>
          <table:table-cell table:style-name="t22.B5" office:value-type="string">
            <text:p text:style-name="P21">$22-23</text:p>
          </table:table-cell>
          <table:covered-table-cell/>
        </table:table-row>
        <table:table-row>
          <table:table-cell table:style-name="t22.A5" office:value-type="string">
            <text:p text:style-name="P20">7,0 mSv/h</text:p>
          </table:table-cell>
          <table:table-cell table:style-name="t22.B5" office:value-type="string">
            <text:p text:style-name="P21">$22-34</text:p>
          </table:table-cell>
          <table:table-cell table:style-name="t22.B5" office:value-type="string">
            <text:p text:style-name="P21">$22-44</text:p>
          </table:table-cell>
          <table:table-cell table:style-name="t22.B5" office:value-type="string">
            <text:p text:style-name="P21">$22-54</text:p>
          </table:table-cell>
          <table:table-cell table:style-name="t22.B5" office:value-type="string">
            <text:p text:style-name="P21">$22-64</text:p>
          </table:table-cell>
          <table:table-cell table:style-name="t22.B5" office:value-type="string">
            <text:p text:style-name="P21">$22-74</text:p>
          </table:table-cell>
          <table:table-cell table:style-name="t22.B5" office:value-type="string">
            <text:p text:style-name="P21">$22-84</text:p>
          </table:table-cell>
          <table:table-cell table:style-name="t22.B5" office:value-type="string">
            <text:p text:style-name="P21">$22-04</text:p>
          </table:table-cell>
          <table:table-cell table:style-name="t22.B5" office:value-type="string">
            <text:p text:style-name="P21">$22-14</text:p>
          </table:table-cell>
          <table:table-cell table:style-name="t22.B5" office:value-type="string">
            <text:p text:style-name="P21">$22-24</text:p>
          </table:table-cell>
          <table:covered-table-cell/>
        </table:table-row>
        <table:table-row>
          <table:table-cell table:style-name="t22.A10" office:value-type="string">
            <text:p text:style-name="P20">20 mSv/h</text:p>
          </table:table-cell>
          <table:table-cell table:style-name="t22.B10" office:value-type="string">
            <text:p text:style-name="P21">$22-35</text:p>
          </table:table-cell>
          <table:table-cell table:style-name="t22.B10" office:value-type="string">
            <text:p text:style-name="P21">$22-45</text:p>
          </table:table-cell>
          <table:table-cell table:style-name="t22.B10" office:value-type="string">
            <text:p text:style-name="P21">$22-55</text:p>
          </table:table-cell>
          <table:table-cell table:style-name="t22.B10" office:value-type="string">
            <text:p text:style-name="P21">$22-65</text:p>
          </table:table-cell>
          <table:table-cell table:style-name="t22.B10" office:value-type="string">
            <text:p text:style-name="P21">$22-75</text:p>
          </table:table-cell>
          <table:table-cell table:style-name="t22.B10" office:value-type="string">
            <text:p text:style-name="P21">$22-85</text:p>
          </table:table-cell>
          <table:table-cell table:style-name="t22.B10" office:value-type="string">
            <text:p text:style-name="P21">$22-05</text:p>
          </table:table-cell>
          <table:table-cell table:style-name="t22.B10" office:value-type="string">
            <text:p text:style-name="P21">$22-15</text:p>
          </table:table-cell>
          <table:table-cell table:style-name="t22.B10" office:value-type="string">
            <text:p text:style-name="P21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7">Calibrated by:</text:p>
          </table:table-cell>
          <table:table-cell table:style-name="Таблица1.A1" office:value-type="string">
            <text:p text:style-name="P48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50">(signature)</text:p>
          </table:table-cell>
        </table:table-row>
        <table:table-row>
          <table:table-cell table:style-name="Таблица1.A1" office:value-type="string">
            <text:p text:style-name="P47">Technical control:</text:p>
          </table:table-cell>
          <table:table-cell table:style-name="Таблица1.A1" office:value-type="string">
            <text:p text:style-name="P49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50">(signature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4-26T14:57:58.96</dc:date>
    <meta:print-date>2019-04-03T15:18:00</meta:print-date>
    <meta:editing-cycles>183</meta:editing-cycles>
    <meta:editing-duration>PT13H41M1S</meta:editing-duration>
    <meta:generator>OpenOffice/4.1.6$Win32 OpenOffice.org_project/416m1$Build-9790</meta:generator>
    <meta:document-statistic meta:table-count="97" meta:image-count="1" meta:object-count="0" meta:page-count="12" meta:paragraph-count="2157" meta:word-count="3860" meta:character-count="22189"/>
  </office:meta>
</office:document-meta>
</file>